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B90000012114EB4B77.png" manifest:media-type="image/png"/>
  <manifest:file-entry manifest:full-path="Pictures/100000010000041D000001DBC942A7B3.png" manifest:media-type="image/png"/>
  <manifest:file-entry manifest:full-path="Pictures/10001EB70000819B00003A65E3238843.svg" manifest:media-type="image/svg+xml"/>
  <manifest:file-entry manifest:full-path="Pictures/10000000000008A80000067E94903FC7.jpg" manifest:media-type="image/jpeg"/>
  <manifest:file-entry manifest:full-path="Pictures/10000001000001090000006F45B4B108.png" manifest:media-type="image/png"/>
  <manifest:file-entry manifest:full-path="Pictures/100048B800001B6E00000B78D6AD0773.wmf" manifest:media-type="image/x-wm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swiss"/>
    <style:font-face style:name="Liberation Sans3" svg:font-family="'Liberation Sans', Arial" style:font-family-generic="swiss" style:font-pitch="variable"/>
    <style:font-face style:name="Liberation Sans4" svg:font-family="'Liberation Sans'" style:font-family-generic="swiss" style:font-pitch="variable"/>
    <style:font-face style:name="Liberation Sans5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0.09cm" fo:min-width="0.64cm" loext:decorative="false"/>
    </style:style>
    <style:style style:name="gr4" style:family="graphic" style:parent-style-name="standard">
      <style:graphic-properties svg:stroke-color="#cccccc" draw:fill-color="#ffe1ff" draw:textarea-horizontal-align="justify" draw:textarea-vertical-align="middle" draw:auto-grow-height="false" fo:min-height="0.091cm" fo:min-width="0cm" loext:decorative="false"/>
    </style:style>
    <style:style style:name="gr5" style:family="graphic" style:parent-style-name="standard">
      <style:graphic-properties svg:stroke-color="#cccccc" draw:fill-color="#f0e6ff" draw:textarea-horizontal-align="justify" draw:textarea-vertical-align="middle" draw:auto-grow-height="false" fo:min-height="0.091cm" fo:min-width="0cm" loext:decorative="false"/>
    </style:style>
    <style:style style:name="gr6" style:family="graphic" style:parent-style-name="standard">
      <style:graphic-properties svg:stroke-color="#cccccc" draw:fill-color="#ccffcc" draw:textarea-horizontal-align="justify" draw:textarea-vertical-align="middle" draw:auto-grow-height="false" fo:min-height="0.091cm" fo:min-width="0cm" loext:decorative="false"/>
    </style:style>
    <style:style style:name="gr7" style:family="graphic" style:parent-style-name="standard">
      <style:graphic-properties svg:stroke-color="#cccccc" draw:fill-color="#ffffcc" draw:textarea-horizontal-align="justify" draw:textarea-vertical-align="middle" draw:auto-grow-height="false" fo:min-height="0.091cm" fo:min-width="0cm" loext:decorative="false"/>
    </style:style>
    <style:style style:name="gr8" style:family="graphic" style:parent-style-name="standard">
      <style:graphic-properties svg:stroke-color="#eeeeee" draw:fill="none" draw:fill-color="#ffffff" draw:textarea-horizontal-align="justify" draw:textarea-vertical-align="middle" draw:auto-grow-height="false" fo:min-height="0.102cm" fo:min-width="10.5cm" loext:decorative="false"/>
    </style:style>
    <style:style style:name="gr9" style:family="graphic" style:parent-style-name="standard">
      <style:graphic-properties svg:stroke-color="#eeeeee" draw:fill="none" draw:fill-color="#ffffff" draw:textarea-horizontal-align="justify" draw:textarea-vertical-align="middle" draw:auto-grow-height="false" fo:min-height="10.75cm" fo:min-width="0cm" loext:decorative="false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091cm" fo:min-width="0.534cm" loext:decorative="false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091cm" fo:min-width="0.017cm" loext:decorative="false"/>
    </style:style>
    <style:style style:name="gr12" style:family="graphic" style:parent-style-name="standard">
      <style:graphic-properties svg:stroke-color="#eeeeee" draw:fill="none" draw:fill-color="#ffffff" draw:textarea-horizontal-align="justify" draw:textarea-vertical-align="middle" draw:auto-grow-height="false" fo:min-height="0.091cm" fo:min-width="10.5cm" loext:decorative="false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10.75cm" fo:min-width="10.5cm" loext:decorative="false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091cm" fo:min-width="0.182cm" loext:decorative="false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091cm" fo:min-width="2.591cm" loext:decorative="false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91cm" fo:min-width="1.557cm" loext:decorative="false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91cm" fo:min-width="3.284cm" loext:decorative="false"/>
    </style:style>
    <style:style style:name="gr18" style:family="graphic" style:parent-style-name="objectwithoutfill">
      <style:graphic-properties draw:marker-end="Arrow_20_concave" draw:marker-end-width="0.15cm" draw:fill="none" draw:textarea-vertical-align="middle" loext:decorative="false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91cm" fo:min-width="0.875cm" loext:decorative="false"/>
    </style:style>
    <style:style style:name="gr20" style:family="graphic" style:parent-style-name="standard">
      <style:graphic-properties svg:stroke-color="#cccccc" draw:fill-color="#808080" draw:textarea-horizontal-align="justify" draw:textarea-vertical-align="middle" draw:auto-grow-height="false" fo:min-height="0.091cm" fo:min-width="0cm" loext:decorative="false"/>
    </style:style>
    <style:style style:name="gr21" style:family="graphic" style:parent-style-name="standard">
      <style:graphic-properties draw:stroke="dash" draw:stroke-dash="Long_20_dashed" svg:stroke-color="#000000" draw:marker-end="Arrow_20_concave" draw:marker-end-width="0.15cm" draw:textarea-vertical-align="middle" loext:decorative="false"/>
    </style:style>
    <style:style style:name="gr22" style:family="graphic" style:parent-style-name="standard">
      <style:graphic-properties svg:stroke-color="#000000" draw:fill-color="#ffffcc" draw:textarea-horizontal-align="justify" draw:textarea-vertical-align="middle" draw:auto-grow-height="false" fo:min-height="0.61cm" fo:min-width="1.136cm" fo:wrap-option="no-wrap" style:writing-mode="lr-tb" loext:decorative="false"/>
      <style:paragraph-properties style:writing-mode="lr-tb"/>
    </style:style>
    <style:style style:name="gr23" style:family="graphic" style:parent-style-name="standard">
      <style:graphic-properties svg:stroke-color="#000000" draw:fill-color="#ffffcc" draw:textarea-horizontal-align="justify" draw:textarea-vertical-align="middle" draw:auto-grow-height="false" fo:min-height="0.572cm" fo:min-width="1.411cm" fo:wrap-option="no-wrap" style:writing-mode="lr-tb" loext:decorative="false"/>
      <style:paragraph-properties style:writing-mode="lr-tb"/>
    </style:style>
    <style:style style:name="gr24" style:family="graphic" style:parent-style-name="standard">
      <style:graphic-properties svg:stroke-color="#000000" draw:fill-color="#ffffcc" draw:textarea-horizontal-align="justify" draw:textarea-vertical-align="middle" draw:auto-grow-height="false" fo:min-height="0.522cm" fo:min-width="1.552cm" fo:wrap-option="no-wrap" style:writing-mode="lr-tb" loext:decorative="false"/>
      <style:paragraph-properties style:writing-mode="lr-tb"/>
    </style:style>
    <style:style style:name="gr25" style:family="graphic" style:parent-style-name="standard">
      <style:graphic-properties svg:stroke-color="#000000" draw:fill-color="#ffffcc" draw:textarea-horizontal-align="justify" draw:textarea-vertical-align="middle" draw:auto-grow-height="false" fo:min-height="0.665cm" fo:min-width="1.48cm" fo:wrap-option="no-wrap" style:writing-mode="lr-tb" loext:decorative="false"/>
      <style:paragraph-properties style:writing-mode="lr-tb"/>
    </style:style>
    <style:style style:name="gr26" style:family="graphic" style:parent-style-name="standard">
      <style:graphic-properties svg:stroke-color="#000000" draw:fill-color="#ffffcc" draw:textarea-horizontal-align="justify" draw:textarea-vertical-align="middle" draw:auto-grow-height="false" fo:min-height="0.522cm" fo:min-width="0.735cm" fo:wrap-option="no-wrap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676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142cm" loext:decorative="false"/>
      <style:paragraph-properties style:writing-mode="lr-tb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0.091cm" fo:min-width="0cm" loext:decorative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22cm" loext:decorative="false"/>
      <style:paragraph-properties style:writing-mode="lr-tb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5.863cm" fo:min-width="9.501cm" loext:decorative="false"/>
    </style:style>
    <style:style style:name="gr32" style:family="graphic">
      <style:graphic-properties style:writing-mode="lr-tb" loext:decorative="false"/>
    </style:style>
    <style:style style:name="gr33" style:family="graphic" style:parent-style-name="standard">
      <style:graphic-properties svg:stroke-color="#cccccc" draw:fill-color="#ffe1ff" draw:textarea-horizontal-align="justify" draw:textarea-vertical-align="middle" draw:auto-grow-height="false" fo:min-height="0cm" fo:min-width="0cm" loext:decorative="false"/>
    </style:style>
    <style:style style:name="gr34" style:family="graphic" style:parent-style-name="standard">
      <style:graphic-properties svg:stroke-color="#cccccc" draw:fill-color="#f0e6ff" draw:textarea-horizontal-align="justify" draw:textarea-vertical-align="middle" draw:auto-grow-height="false" fo:min-height="0cm" fo:min-width="0cm" loext:decorative="false"/>
    </style:style>
    <style:style style:name="gr35" style:family="graphic" style:parent-style-name="standard">
      <style:graphic-properties svg:stroke-color="#cccccc" draw:fill-color="#ccffcc" draw:textarea-horizontal-align="justify" draw:textarea-vertical-align="middle" draw:auto-grow-height="false" fo:min-height="0cm" fo:min-width="0cm" loext:decorative="false"/>
    </style:style>
    <style:style style:name="gr36" style:family="graphic" style:parent-style-name="standard">
      <style:graphic-properties svg:stroke-color="#cccccc" draw:fill-color="#ffffcc" draw:textarea-horizontal-align="justify" draw:textarea-vertical-align="middle" draw:auto-grow-height="false" fo:min-height="0cm" fo:min-width="0cm" loext:decorative="false"/>
    </style:style>
    <style:style style:name="gr37" style:family="graphic" style:parent-style-name="standard">
      <style:graphic-properties svg:stroke-color="#eeeeee" draw:fill="none" draw:fill-color="#ffffff" draw:textarea-horizontal-align="justify" draw:textarea-vertical-align="middle" draw:auto-grow-height="false" fo:min-height="0cm" fo:min-width="4.5cm" loext:decorative="false"/>
    </style:style>
    <style:style style:name="gr38" style:family="graphic" style:parent-style-name="standard">
      <style:graphic-properties svg:stroke-color="#eeeeee" draw:fill="none" draw:fill-color="#ffffff" draw:textarea-horizontal-align="justify" draw:textarea-vertical-align="middle" draw:auto-grow-height="false" fo:min-height="4.75cm" fo:min-width="0cm" loext:decorative="false"/>
    </style:style>
    <style:style style:name="gr39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 loext:decorative="false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4.75cm" fo:min-width="4.5cm" loext:decorative="false"/>
    </style:style>
    <style:style style:name="gr4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.905cm" loext:decorative="false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.435cm" loext:decorative="false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1.22cm" loext:decorative="false"/>
    </style:style>
    <style:style style:name="gr44" style:family="graphic" style:parent-style-name="standard">
      <style:graphic-properties svg:stroke-color="#cccccc" draw:fill-color="#ffe1ff" draw:textarea-horizontal-align="justify" draw:textarea-vertical-align="middle" draw:auto-grow-height="false" fo:min-height="0.029cm" fo:min-width="0cm" loext:decorative="false"/>
    </style:style>
    <style:style style:name="gr45" style:family="graphic" style:parent-style-name="standard">
      <style:graphic-properties svg:stroke-color="#cccccc" draw:fill-color="#f0e6ff" draw:textarea-horizontal-align="justify" draw:textarea-vertical-align="middle" draw:auto-grow-height="false" fo:min-height="0.029cm" fo:min-width="0cm" loext:decorative="false"/>
    </style:style>
    <style:style style:name="gr46" style:family="graphic" style:parent-style-name="standard">
      <style:graphic-properties svg:stroke-color="#cccccc" draw:fill-color="#ccffcc" draw:textarea-horizontal-align="justify" draw:textarea-vertical-align="middle" draw:auto-grow-height="false" fo:min-height="0.029cm" fo:min-width="0cm" loext:decorative="false"/>
    </style:style>
    <style:style style:name="gr47" style:family="graphic" style:parent-style-name="standard">
      <style:graphic-properties svg:stroke-color="#cccccc" draw:fill-color="#ffffcc" draw:textarea-horizontal-align="justify" draw:textarea-vertical-align="middle" draw:auto-grow-height="false" fo:min-height="0.029cm" fo:min-width="0cm" loext:decorative="false"/>
    </style:style>
    <style:style style:name="gr48" style:family="graphic" style:parent-style-name="standard">
      <style:graphic-properties svg:stroke-color="#eeeeee" draw:fill="none" draw:fill-color="#ffffff" draw:textarea-horizontal-align="justify" draw:textarea-vertical-align="middle" draw:auto-grow-height="false" fo:min-height="0.038cm" fo:min-width="8.5cm" loext:decorative="false"/>
    </style:style>
    <style:style style:name="gr49" style:family="graphic" style:parent-style-name="standard">
      <style:graphic-properties svg:stroke-color="#eeeeee" draw:fill="none" draw:fill-color="#ffffff" draw:textarea-horizontal-align="justify" draw:textarea-vertical-align="middle" draw:auto-grow-height="false" fo:min-height="8.75cm" fo:min-width="0cm" loext:decorative="false"/>
    </style:style>
    <style:style style:name="gr50" style:family="graphic" style:parent-style-name="standard">
      <style:graphic-properties svg:stroke-color="#000000" draw:fill="none" draw:textarea-horizontal-align="justify" draw:textarea-vertical-align="middle" draw:auto-grow-height="false" fo:min-height="0.029cm" fo:min-width="0.346cm" loext:decorative="false"/>
    </style:style>
    <style:style style:name="gr51" style:family="graphic" style:parent-style-name="standard">
      <style:graphic-properties svg:stroke-color="#000000" draw:fill="none" draw:textarea-horizontal-align="justify" draw:textarea-vertical-align="middle" draw:auto-grow-height="false" fo:min-height="0.029cm" fo:min-width="0cm" loext:decorative="false"/>
    </style:style>
    <style:style style:name="gr52" style:family="graphic" style:parent-style-name="standard">
      <style:graphic-properties svg:stroke-color="#eeeeee" draw:fill="none" draw:fill-color="#ffffff" draw:textarea-horizontal-align="justify" draw:textarea-vertical-align="middle" draw:auto-grow-height="false" fo:min-height="0.029cm" fo:min-width="8.5cm" loext:decorative="false"/>
    </style:style>
    <style:style style:name="gr53" style:family="graphic" style:parent-style-name="standard">
      <style:graphic-properties svg:stroke-color="#000000" draw:fill="none" draw:textarea-horizontal-align="justify" draw:textarea-vertical-align="middle" draw:auto-grow-height="false" fo:min-height="8.75cm" fo:min-width="8.5cm" loext:decorative="false"/>
    </style:style>
    <style:style style:name="gr54" style:family="graphic" style:parent-style-name="standard">
      <style:graphic-properties svg:stroke-color="#000000" draw:fill="none" draw:textarea-horizontal-align="justify" draw:textarea-vertical-align="middle" draw:auto-grow-height="false" fo:min-height="0.029cm" fo:min-width="0.058cm" loext:decorative="false"/>
    </style:style>
    <style:style style:name="gr55" style:family="graphic" style:parent-style-name="standard">
      <style:graphic-properties svg:stroke-color="#000000" draw:fill="none" draw:textarea-horizontal-align="justify" draw:textarea-vertical-align="middle" draw:auto-grow-height="false" fo:min-height="0.029cm" fo:min-width="2.029cm" loext:decorative="false"/>
    </style:style>
    <style:style style:name="gr56" style:family="graphic" style:parent-style-name="standard">
      <style:graphic-properties svg:stroke-color="#000000" draw:fill="none" draw:textarea-horizontal-align="justify" draw:textarea-vertical-align="middle" draw:auto-grow-height="false" fo:min-height="0.029cm" fo:min-width="1.183cm" loext:decorative="false"/>
    </style:style>
    <style:style style:name="gr57" style:family="graphic" style:parent-style-name="standard">
      <style:graphic-properties svg:stroke-color="#000000" draw:fill="none" draw:textarea-horizontal-align="justify" draw:textarea-vertical-align="middle" draw:auto-grow-height="false" fo:min-height="0.029cm" fo:min-width="2.596cm" loext:decorative="false"/>
    </style:style>
    <style:style style:name="gr58" style:family="graphic" style:parent-style-name="standard">
      <style:graphic-properties svg:stroke-color="#000000" draw:fill-color="#ffffff" draw:textarea-horizontal-align="justify" draw:textarea-vertical-align="middle" draw:auto-grow-height="false" fo:min-height="2.066cm" fo:min-width="0.648cm" loext:decorative="false"/>
    </style:style>
    <style:style style:name="gr59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95cm" fo:min-width="2.5cm" style:writing-mode="lr-tb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95cm" fo:min-width="14.215cm" style:writing-mode="lr-tb" loext:decorative="false"/>
      <style:paragraph-properties style:writing-mode="lr-tb"/>
    </style:style>
    <style:style style:name="gr62" style:family="graphic" style:parent-style-name="standard">
      <style:graphic-properties svg:stroke-color="#000000" draw:fill-color="#ffffff" draw:textarea-horizontal-align="justify" draw:textarea-vertical-align="middle" draw:auto-grow-height="false" fo:min-height="0.956cm" fo:min-width="14.308cm" loext:decorative="false"/>
    </style:style>
    <style:style style:name="gr63" style:family="graphic" style:parent-style-name="standard">
      <style:graphic-properties svg:stroke-color="#000000" draw:marker-end="Arrow_20_concave" draw:marker-end-width="0.3cm" draw:textarea-vertical-align="middle" loext:decorative="false"/>
    </style:style>
    <style:style style:name="gr64" style:family="graphic" style:parent-style-name="standard">
      <style:graphic-properties draw:stroke="none" draw:fill="solid" draw:fill-color="#ffcc00" draw:opacity-name="Transparency_20_5" draw:textarea-horizontal-align="justify" draw:textarea-vertical-align="middle" draw:auto-grow-height="false" fo:min-height="2.522cm" fo:min-width="2.933cm" loext:decorative="false"/>
    </style:style>
    <style:style style:name="gr65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2.5cm" loext:decorative="false"/>
    </style:style>
    <style:style style:name="gr66" style:family="graphic" style:parent-style-name="standard">
      <style:graphic-properties svg:stroke-color="#000000" draw:fill-color="#ffffcc" draw:textarea-horizontal-align="justify" draw:textarea-vertical-align="middle" draw:auto-grow-height="false" fo:min-height="1.27cm" fo:min-width="2.718cm" fo:wrap-option="no-wrap" style:writing-mode="lr-tb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95cm" fo:min-width="1.5cm" style:writing-mode="lr-tb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95cm" fo:min-width="3.49cm" style:writing-mode="lr-tb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62cm" fo:min-width="4.8cm" style:writing-mode="lr-tb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56cm" fo:min-width="4.8cm" style:writing-mode="lr-tb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72cm" fo:min-width="4.8cm" style:writing-mode="lr-tb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77cm" fo:min-width="4.8cm" style:writing-mode="lr-tb" loext:decorative="false"/>
      <style:paragraph-properties style:writing-mode="lr-tb"/>
    </style:style>
    <style:style style:name="gr73" style:family="graphic" style:parent-style-name="standard">
      <style:graphic-properties draw:stroke="none" draw:fill="solid" draw:fill-color="#ffcc00" draw:opacity-name="Transparency_20_5" draw:textarea-horizontal-align="justify" draw:textarea-vertical-align="middle" draw:auto-grow-height="false" fo:min-height="2.522cm" fo:min-width="14.73cm" loext:decorative="false"/>
    </style:style>
    <style:style style:name="gr74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1.5cm" style:writing-mode="lr-tb" loext:decorative="false"/>
      <style:paragraph-properties style:writing-mode="lr-tb"/>
    </style:style>
    <style:style style:name="gr75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1.5cm" loext:decorative="false"/>
    </style:style>
    <style:style style:name="gr7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5cm" fo:min-width="0.3cm" loext:decorative="false"/>
    </style:style>
    <style:style style:name="gr77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0.3cm" loext:decorative="false"/>
    </style:style>
    <style:style style:name="gr78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3.5cm" loext:decorative="false"/>
    </style:style>
    <style:style style:name="gr79" style:family="graphic" style:parent-style-name="standard">
      <style:graphic-properties svg:stroke-color="#000000" draw:fill-color="#ffffcc" draw:textarea-horizontal-align="justify" draw:textarea-vertical-align="middle" draw:auto-grow-height="false" fo:min-height="0.827cm" fo:min-width="2.342cm" fo:wrap-option="no-wrap" style:writing-mode="lr-tb" loext:decorative="false"/>
      <style:paragraph-properties style:writing-mode="lr-tb"/>
    </style:style>
    <style:style style:name="gr80" style:family="graphic" style:parent-style-name="standard">
      <style:graphic-properties svg:stroke-color="#000000" draw:fill="none" draw:textarea-vertical-align="middle" draw:auto-grow-height="false" fo:min-height="4.49cm" fo:min-width="0cm" loext:decorative="fals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6.153cm" loext:decorative="false"/>
      <style:paragraph-properties style:writing-mode="lr-tb"/>
    </style:style>
    <style:style style:name="gr82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95cm" fo:min-width="2.7cm" style:writing-mode="lr-tb" loext:decorative="false"/>
      <style:paragraph-properties style:writing-mode="lr-tb"/>
    </style:style>
    <style:style style:name="gr83" style:family="graphic" style:parent-style-name="standard">
      <style:graphic-properties draw:stroke="none" draw:fill="solid" draw:fill-color="#ffcc00" draw:opacity-name="Transparency_20_5" draw:textarea-horizontal-align="justify" draw:textarea-vertical-align="middle" draw:auto-grow-height="false" fo:min-height="2.522cm" fo:min-width="5.176cm" loext:decorative="false"/>
    </style:style>
    <style:style style:name="gr84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2.7cm" loext:decorative="false"/>
    </style:style>
    <style:style style:name="gr85" style:family="graphic" style:parent-style-name="standard">
      <style:graphic-properties svg:stroke-color="#000000" draw:fill="solid" draw:fill-color="#ffe1ff" draw:textarea-horizontal-align="justify" draw:textarea-vertical-align="middle" draw:auto-grow-height="false" fo:min-height="0.95cm" fo:min-width="0.3cm" style:writing-mode="lr-tb" loext:decorative="false"/>
      <style:paragraph-properties style:writing-mode="lr-tb"/>
    </style:style>
    <style:style style:name="gr86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3.5cm" style:writing-mode="lr-tb" loext:decorative="false"/>
      <style:paragraph-properties style:writing-mode="lr-tb"/>
    </style:style>
    <style:style style:name="gr87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65cm" fo:min-width="2.8cm" style:writing-mode="lr-tb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55cm" fo:min-width="2.816cm" style:writing-mode="lr-tb" loext:decorative="false"/>
      <style:paragraph-properties style:writing-mode="lr-tb"/>
    </style:style>
    <style:style style:name="gr89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2.5cm" style:writing-mode="lr-tb" loext:decorative="false"/>
      <style:paragraph-properties style:writing-mode="lr-tb"/>
    </style:style>
    <style:style style:name="gr90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2.7cm" style:writing-mode="lr-tb" loext:decorative="false"/>
      <style:paragraph-properties style:writing-mode="lr-tb"/>
    </style:style>
    <style:style style:name="gr91" style:family="graphic" style:parent-style-name="standard">
      <style:graphic-properties svg:stroke-color="#000000" draw:fill="none" draw:textarea-vertical-align="middle" draw:auto-grow-height="false" fo:min-height="1.691cm" fo:min-width="0.01cm" loext:decorative="false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594cm" loext:decorative="false"/>
      <style:paragraph-properties style:writing-mode="lr-tb"/>
    </style:style>
    <style:style style:name="gr93" style:family="graphic" style:parent-style-name="standard">
      <style:graphic-properties draw:stroke="none" draw:fill="solid" draw:fill-color="#ffcc00" draw:opacity-name="Transparency_20_5" draw:textarea-horizontal-align="justify" draw:textarea-vertical-align="middle" draw:auto-grow-height="false" fo:min-height="1.346cm" fo:min-width="0.855cm" loext:decorative="false"/>
    </style:style>
    <style:style style:name="gr94" style:family="graphic" style:parent-style-name="standard">
      <style:graphic-properties svg:stroke-color="#000000" draw:fill="solid" draw:fill-color="#f0e6ff" draw:textarea-horizontal-align="justify" draw:textarea-vertical-align="middle" draw:auto-grow-height="false" fo:min-height="0.95cm" fo:min-width="0.3cm" style:writing-mode="lr-tb" loext:decorative="false"/>
      <style:paragraph-properties style:writing-mode="lr-tb"/>
    </style:style>
    <style:style style:name="gr95" style:family="graphic" style:parent-style-name="standard">
      <style:graphic-properties svg:stroke-color="#000000" draw:fill-color="#ffffcc" draw:textarea-horizontal-align="justify" draw:textarea-vertical-align="middle" draw:auto-grow-height="false" fo:min-height="1.002cm" fo:min-width="2.613cm" fo:wrap-option="no-wrap" style:writing-mode="lr-tb" loext:decorative="false"/>
      <style:paragraph-properties style:writing-mode="lr-tb"/>
    </style:style>
    <style:style style:name="gr96" style:family="graphic" style:parent-style-name="standard">
      <style:graphic-properties svg:stroke-color="#000000" draw:fill="none" draw:textarea-vertical-align="middle" draw:auto-grow-height="false" fo:min-height="1.28cm" fo:min-width="0cm" loext:decorative="false"/>
    </style:style>
    <style:style style:name="gr97" style:family="graphic" style:parent-style-name="standard">
      <style:graphic-properties draw:stroke="none" draw:fill="solid" draw:fill-color="#ffcc00" draw:opacity-name="Transparency_20_5" draw:textarea-horizontal-align="justify" draw:textarea-vertical-align="middle" draw:auto-grow-height="false" fo:min-height="1.314cm" fo:min-width="1.849cm" loext:decorative="false"/>
    </style:style>
    <style:style style:name="gr98" style:family="graphic" style:parent-style-name="standard">
      <style:graphic-properties svg:stroke-color="#000000" draw:fill-color="#ffe1ff" draw:textarea-horizontal-align="justify" draw:textarea-vertical-align="middle" draw:auto-grow-height="false" fo:min-height="0.95cm" fo:min-width="0.3cm" style:writing-mode="lr-tb" loext:decorative="false"/>
      <style:paragraph-properties style:writing-mode="lr-tb"/>
    </style:style>
    <style:style style:name="gr99" style:family="graphic" style:parent-style-name="standard">
      <style:graphic-properties svg:stroke-color="#000000" draw:fill-color="#ffffcc" draw:textarea-horizontal-align="justify" draw:textarea-vertical-align="middle" draw:auto-grow-height="false" fo:min-height="1.002cm" fo:min-width="1.507cm" fo:wrap-option="no-wrap" style:writing-mode="lr-tb" loext:decorative="false"/>
      <style:paragraph-properties style:writing-mode="lr-tb"/>
    </style:style>
    <style:style style:name="gr100" style:family="graphic" style:parent-style-name="standard">
      <style:graphic-properties svg:stroke-color="#000000" draw:fill-color="#ffffcc" draw:textarea-horizontal-align="justify" draw:textarea-vertical-align="middle" draw:auto-grow-height="false" fo:min-height="1.002cm" fo:min-width="1.998cm" fo:wrap-option="no-wrap" style:writing-mode="lr-tb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false" fo:min-height="0.95cm" fo:min-width="1.5cm" style:writing-mode="lr-tb" loext:decorative="false"/>
      <style:paragraph-properties style:writing-mode="lr-tb"/>
    </style:style>
    <style:style style:name="gr10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5cm" fo:min-width="0.3cm" style:writing-mode="lr-tb" loext:decorative="false"/>
      <style:paragraph-properties style:writing-mode="lr-tb"/>
    </style:style>
    <style:style style:name="gr103" style:family="graphic" style:parent-style-name="standard">
      <style:graphic-properties draw:stroke="none" draw:fill="solid" draw:fill-color="#ffcc00" draw:opacity-name="Transparency_20_5" draw:textarea-horizontal-align="justify" draw:textarea-vertical-align="middle" draw:auto-grow-height="false" fo:min-height="1.384cm" fo:min-width="0.727cm" loext:decorative="false"/>
    </style:style>
    <style:style style:name="gr104" style:family="graphic" style:parent-style-name="standard">
      <style:graphic-properties svg:stroke-color="#000000" draw:fill-color="#ffffcc" draw:textarea-horizontal-align="justify" draw:textarea-vertical-align="middle" draw:auto-grow-height="false" fo:min-height="1.002cm" fo:min-width="2.06cm" fo:wrap-option="no-wrap" style:writing-mode="lr-tb" loext:decorative="false"/>
      <style:paragraph-properties style:writing-mode="lr-tb"/>
    </style:style>
    <style:style style:name="gr105" style:family="graphic" style:parent-style-name="standard">
      <style:graphic-properties svg:stroke-color="#000000" draw:fill="none" draw:textarea-vertical-align="middle" draw:auto-grow-height="false" fo:min-height="7.856cm" fo:min-width="0.01cm" loext:decorative="false"/>
    </style:style>
    <style:style style:name="gr106" style:family="graphic" style:parent-style-name="standard">
      <style:graphic-properties svg:stroke-color="#000000" draw:fill="none" draw:textarea-vertical-align="middle" draw:auto-grow-height="false" fo:min-height="1.954cm" fo:min-width="0.01cm" loext:decorative="false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466cm" loext:decorative="false"/>
      <style:paragraph-properties style:writing-mode="lr-tb"/>
    </style:style>
    <style:style style:name="gr108" style:family="graphic" style:parent-style-name="standard">
      <style:graphic-properties svg:stroke-color="#000000" draw:fill-color="#ffffcc" draw:textarea-horizontal-align="justify" draw:textarea-vertical-align="middle" draw:auto-grow-height="false" fo:min-height="0.778cm" fo:min-width="1.642cm" fo:wrap-option="no-wrap" style:writing-mode="lr-tb" loext:decorative="false"/>
      <style:paragraph-properties style:writing-mode="lr-tb"/>
    </style:style>
    <style:style style:name="pr1" style:family="presentation" style:parent-style-name="master1_5f__5f_-title" style:list-style-name="L1">
      <style:graphic-properties fo:min-height="3.477cm" loext:decorative="false"/>
      <style:paragraph-properties style:writing-mode="lr-tb"/>
    </style:style>
    <style:style style:name="pr2" style:family="presentation" style:parent-style-name="master1_5f__5f_-notes">
      <style:graphic-properties draw:fill-color="#ffffff" fo:min-height="14.431cm" loext:decorative="false"/>
      <style:paragraph-properties style:writing-mode="lr-tb"/>
    </style:style>
    <style:style style:name="pr3" style:family="presentation" style:parent-style-name="master-title">
      <style:graphic-properties draw:auto-grow-height="true" fo:min-height="1.741cm" loext:decorative="false"/>
      <style:paragraph-properties style:writing-mode="lr-tb"/>
    </style:style>
    <style:style style:name="pr4" style:family="presentation" style:parent-style-name="master-outline1">
      <style:graphic-properties fo:min-height="1.857cm" loext:decorative="false"/>
      <style:paragraph-properties style:writing-mode="lr-tb"/>
    </style:style>
    <style:style style:name="pr5" style:family="presentation" style:parent-style-name="master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master-notes">
      <style:graphic-properties draw:fill-color="#ffffff" draw:auto-grow-height="true" fo:min-height="15.076cm" loext:decorative="false"/>
      <style:paragraph-properties style:writing-mode="lr-tb"/>
    </style:style>
    <style:style style:name="pr7" style:family="presentation" style:parent-style-name="master-notes">
      <style:graphic-properties draw:fill-color="#ffffff" draw:auto-grow-height="true" fo:min-height="14.321cm" loext:decorative="false"/>
      <style:paragraph-properties style:writing-mode="lr-tb"/>
    </style:style>
    <style:style style:name="pr8" style:family="presentation" style:parent-style-name="master-title">
      <style:graphic-properties fo:min-height="1.741cm" loext:decorative="false"/>
      <style:paragraph-properties style:writing-mode="lr-tb"/>
    </style:style>
    <style:style style:name="pr9" style:family="presentation" style:parent-style-name="master-outline1">
      <style:graphic-properties fo:min-height="14.15cm" loext:decorative="false"/>
      <style:paragraph-properties style:writing-mode="lr-tb"/>
    </style:style>
    <style:style style:name="pr10" style:family="presentation" style:parent-style-name="master-notes">
      <style:graphic-properties draw:fill-color="#ffffff" fo:min-height="13.364cm" loext:decorative="false"/>
      <style:paragraph-properties style:writing-mode="lr-tb"/>
    </style:style>
    <style:style style:name="pr11" style:family="presentation" style:parent-style-name="master-notes">
      <style:graphic-properties draw:fill-color="#ffffff" draw:auto-grow-height="true" fo:min-height="13.411cm" loext:decorative="false"/>
      <style:paragraph-properties style:writing-mode="lr-tb"/>
    </style:style>
    <style:style style:name="pr12" style:family="presentation" style:parent-style-name="master-notes">
      <style:graphic-properties draw:fill-color="#ffffff" draw:auto-grow-height="true" fo:min-height="14.676cm" loext:decorative="false"/>
      <style:paragraph-properties style:writing-mode="lr-tb"/>
    </style:style>
    <style:style style:name="pr13" style:family="presentation" style:parent-style-name="master-notes">
      <style:graphic-properties draw:fill-color="#ffffff" draw:auto-grow-height="true" fo:min-height="14.121cm" loext:decorative="false"/>
      <style:paragraph-properties style:writing-mode="lr-tb"/>
    </style:style>
    <style:style style:name="pr14" style:family="presentation" style:parent-style-name="master-outline1" style:list-style-name="L4">
      <style:graphic-properties fo:min-height="14.15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loext:opacity="100%" style:font-name="Liberation Sans4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/>
      <style:text-properties fo:color="#c5000b" loext:opacity="100%" fo:font-size="20pt"/>
    </style:style>
    <style:style style:name="P8" style:family="paragraph">
      <style:paragraph-properties fo:margin-top="0cm" fo:margin-bottom="0.4cm"/>
    </style:style>
    <style:style style:name="P9" style:family="paragraph">
      <style:text-properties fo:color="#000000" loext:opacity="100%" fo:font-size="28pt" style:font-size-asian="28pt" style:font-size-complex="2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</style:style>
    <style:style style:name="P12" style:family="paragraph">
      <loext:graphic-properties draw:fill-color="#ffe1ff"/>
      <style:paragraph-properties fo:text-align="center"/>
    </style:style>
    <style:style style:name="P13" style:family="paragraph">
      <loext:graphic-properties draw:fill-color="#f0e6ff"/>
      <style:paragraph-properties fo:text-align="center"/>
    </style:style>
    <style:style style:name="P14" style:family="paragraph">
      <loext:graphic-properties draw:fill-color="#ccffcc"/>
      <style:paragraph-properties fo:text-align="center"/>
    </style:style>
    <style:style style:name="P15" style:family="paragraph">
      <loext:graphic-properties draw:fill-color="#ffffcc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808080"/>
      <style:paragraph-properties fo:text-align="center"/>
    </style:style>
    <style:style style:name="P19" style:family="paragraph">
      <style:paragraph-properties fo:text-align="center" style:writing-mode="lr-tb"/>
      <style:text-properties fo:font-size="10pt" style:font-size-asian="10pt" style:font-size-complex="10pt"/>
    </style:style>
    <style:style style:name="P20" style:family="paragraph">
      <loext:graphic-properties draw:fill-color="#ffffcc"/>
      <style:paragraph-properties fo:text-align="center" style:writing-mode="lr-tb"/>
      <style:text-properties fo:font-size="10pt" style:font-size-asian="10pt" style:font-size-complex="10pt"/>
    </style:style>
    <style:style style:name="P21" style:family="paragraph">
      <loext:graphic-properties draw:fill="none" draw:fill-color="#ffffff"/>
      <style:text-properties fo:font-size="14pt" style:font-size-asian="14pt" style:font-size-complex="14pt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="none" draw:fill-color="#ffffff"/>
      <style:text-properties fo:font-size="10pt" style:font-size-asian="10pt" style:font-size-complex="10pt"/>
    </style:style>
    <style:style style:name="P24" style:family="paragraph">
      <style:paragraph-properties fo:margin-left="0cm" fo:margin-right="0cm" fo:margin-top="0cm" fo:margin-bottom="0.2cm" fo:text-indent="-0.6cm"/>
    </style:style>
    <style:style style:name="P25" style:family="paragraph">
      <loext:graphic-properties draw:fill-color="#ffffff"/>
      <style:paragraph-properties fo:margin-left="0cm" fo:margin-right="0cm" fo:margin-top="0cm" fo:margin-bottom="0.2cm" fo:text-indent="-0.6cm"/>
      <style:text-properties fo:font-size="14pt" style:font-size-asian="14pt" style:font-size-complex="14pt"/>
    </style:style>
    <style:style style:name="P26" style:family="paragraph">
      <style:paragraph-properties fo:margin-top="0cm" fo:margin-bottom="0.2cm"/>
    </style:style>
    <style:style style:name="P27" style:family="paragraph">
      <loext:graphic-properties draw:fill="none"/>
      <style:paragraph-properties fo:text-align="start"/>
      <style:text-properties style:font-name="Liberation Mono" fo:font-size="18pt"/>
    </style:style>
    <style:style style:name="P28" style:family="paragraph">
      <style:paragraph-properties fo:text-align="center" style:writing-mode="lr-tb"/>
      <style:text-properties fo:font-size="18pt" style:font-size-asian="18pt" style:font-size-complex="18pt"/>
    </style:style>
    <style:style style:name="P29" style:family="paragraph">
      <loext:graphic-properties draw:fill-color="#ffffff"/>
      <style:paragraph-properties fo:text-align="center" style:writing-mode="lr-tb"/>
      <style:text-properties fo:font-size="18pt" style:font-size-asian="18pt" style:font-size-complex="18pt"/>
    </style:style>
    <style:style style:name="P30" style:family="paragraph">
      <loext:graphic-properties draw:fill-color="#ffffff"/>
      <style:paragraph-properties fo:text-align="center"/>
      <style:text-properties fo:font-size="18pt" style:font-size-asian="18pt" style:font-size-complex="18pt"/>
    </style:style>
    <style:style style:name="P31" style:family="paragraph">
      <style:paragraph-properties fo:text-align="center"/>
      <style:text-properties fo:font-size="18pt"/>
    </style:style>
    <style:style style:name="P32" style:family="paragraph">
      <loext:graphic-properties draw:fill="solid" draw:fill-color="#ffcc00" draw:opacity-name="Transparency_20_5"/>
      <style:paragraph-properties fo:text-align="center"/>
    </style:style>
    <style:style style:name="P33" style:family="paragraph">
      <style:paragraph-properties fo:text-align="start" style:writing-mode="lr-tb"/>
      <style:text-properties fo:font-size="18pt" style:font-size-asian="18pt" style:font-size-complex="18pt"/>
    </style:style>
    <style:style style:name="P34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35" style:family="paragraph">
      <loext:graphic-properties draw:fill="solid" draw:fill-color="#ffffff"/>
      <style:paragraph-properties fo:text-align="center"/>
      <style:text-properties fo:font-size="18pt" style:font-size-asian="18pt" style:font-size-complex="18pt"/>
    </style:style>
    <style:style style:name="P36" style:family="paragraph">
      <loext:graphic-properties draw:fill-color="#ffffff"/>
      <style:paragraph-properties fo:text-align="center"/>
      <style:text-properties fo:font-size="18pt" style:font-size-asian="22pt" style:font-size-complex="22pt"/>
    </style:style>
    <style:style style:name="P37" style:family="paragraph">
      <loext:graphic-properties draw:fill="solid" draw:fill-color="#ffffff"/>
      <style:paragraph-properties fo:text-align="center"/>
      <style:text-properties fo:font-size="18pt" style:font-size-asian="22pt" style:font-size-complex="22pt"/>
    </style:style>
    <style:style style:name="P38" style:family="paragraph">
      <loext:graphic-properties draw:fill="none" draw:fill-color="#ffffff"/>
      <style:paragraph-properties fo:text-align="center"/>
      <style:text-properties fo:color="#000000" loext:opacity="100%" fo:font-size="16pt" fo:font-weight="normal" style:font-size-asian="16pt" style:font-weight-asian="normal" style:font-size-complex="16pt" style:font-weight-complex="normal"/>
    </style:style>
    <style:style style:name="P39" style:family="paragraph">
      <style:paragraph-properties fo:text-align="center" style:writing-mode="lr-tb"/>
      <style:text-properties fo:font-size="18pt" style:font-size-asian="22pt" style:font-size-complex="22pt"/>
    </style:style>
    <style:style style:name="P40" style:family="paragraph">
      <loext:graphic-properties draw:fill="solid" draw:fill-color="#ffe1ff"/>
      <style:paragraph-properties fo:text-align="center" style:writing-mode="lr-tb"/>
      <style:text-properties fo:font-size="18pt" style:font-size-asian="22pt" style:font-size-complex="22pt"/>
    </style:style>
    <style:style style:name="P41" style:family="paragraph">
      <loext:graphic-properties draw:fill="solid" draw:fill-color="#f0e6ff"/>
      <style:paragraph-properties fo:text-align="center" style:writing-mode="lr-tb"/>
      <style:text-properties fo:font-size="18pt" style:font-size-asian="22pt" style:font-size-complex="22pt"/>
    </style:style>
    <style:style style:name="P42" style:family="paragraph">
      <loext:graphic-properties draw:fill="solid" draw:fill-color="#f0e6ff"/>
      <style:paragraph-properties fo:text-align="center" style:writing-mode="lr-tb"/>
      <style:text-properties fo:font-size="18pt" style:font-size-asian="18pt" style:font-size-complex="18pt"/>
    </style:style>
    <style:style style:name="P43" style:family="paragraph">
      <loext:graphic-properties draw:fill-color="#ffe1ff"/>
      <style:paragraph-properties fo:text-align="center" style:writing-mode="lr-tb"/>
      <style:text-properties fo:font-size="18pt" style:font-size-asian="22pt" style:font-size-complex="22pt"/>
    </style:style>
    <style:style style:name="P44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P45" style:family="paragraph">
      <loext:graphic-properties draw:fill-color="#ffffff"/>
      <style:text-properties fo:font-size="14pt" style:font-size-asian="14pt" style:font-size-complex="14pt"/>
    </style:style>
    <style:style style:name="P46" style:family="paragraph">
      <loext:graphic-properties draw:fill="solid" draw:fill-color="#ffffff"/>
      <style:paragraph-properties fo:text-align="center" style:writing-mode="lr-tb"/>
      <style:text-properties fo:font-size="18pt" style:font-size-asian="22pt" style:font-size-complex="22pt"/>
    </style:style>
    <style:style style:name="P47" style:family="paragraph">
      <style:paragraph-properties fo:margin-top="0cm" fo:margin-bottom="1.5cm"/>
    </style:style>
    <style:style style:name="P48" style:family="paragraph">
      <style:paragraph-properties fo:margin-top="0cm" fo:margin-bottom="0.3cm"/>
    </style:style>
    <style:style style:name="P49" style:family="paragraph">
      <style:paragraph-properties fo:margin-top="0cm" fo:margin-bottom="0.5cm"/>
    </style:style>
    <style:style style:name="P50" style:family="paragraph">
      <loext:graphic-properties draw:fill-color="#ffffff"/>
    </style:style>
    <style:style style:name="P51" style:family="paragraph">
      <style:paragraph-properties fo:margin-top="0cm" fo:margin-bottom="0.2cm"/>
      <style:text-properties fo:color="#000000" loext:opacity="100%" fo:font-size="26pt" style:font-size-asian="26pt" style:font-size-complex="26pt"/>
    </style:style>
    <style:style style:name="P52" style:family="paragraph">
      <loext:graphic-properties draw:fill-color="#ffffff"/>
      <style:paragraph-properties fo:margin-left="0cm" fo:margin-right="0cm" fo:margin-top="0cm" fo:margin-bottom="0.2cm" fo:text-indent="-0.6cm"/>
      <style:text-properties fo:color="#c9211e" loext:opacity="100%" style:font-name="Liberation Sans" fo:font-size="14pt" style:font-size-asian="14pt" style:font-size-complex="14pt"/>
    </style:style>
    <style:style style:name="T1" style:family="text">
      <style:text-properties fo:color="#ffffff" loext:opacity="100%" style:font-name="Liberation Sans4" fo:font-size="32pt" fo:language="ru" fo:country="RU" style:font-size-asian="32pt" style:font-size-complex="32pt"/>
    </style:style>
    <style:style style:name="T2" style:family="text">
      <style:text-properties fo:color="#ffffff" loext:opacity="100%" style:font-name="Liberation Sans4" fo:language="ru" fo:country="RU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2" fo:font-size="14pt" fo:language="ru" fo:country="RU" style:font-name-asian="Liberation Sans2" style:font-size-asian="14pt" style:font-name-complex="Liberation Sans2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5" fo:font-size="14pt" fo:language="ru" fo:country="RU" style:font-name-asian="Liberation Sans5" style:font-size-asian="14pt" style:font-name-complex="Liberation Sans5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color="#000000" loext:opacity="100%" fo:font-size="28pt" fo:language="ru" fo:country="RU" style:font-size-asian="28pt" style:font-size-complex="28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fo:language="ru" fo:country="RU" style:font-size-asian="10pt" style:font-size-complex="10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fo:language="ru" fo:country="RU" fo:font-weight="bold" style:font-size-asian="14pt" style:font-size-complex="14pt"/>
    </style:style>
    <style:style style:name="T16" style:family="text">
      <style:text-properties fo:color="#000000" loext:opacity="100%" fo:font-size="14pt" fo:language="ru" fo:country="RU" style:text-underline-style="solid" style:text-underline-width="auto" style:text-underline-color="font-color" style:font-size-asian="14pt" style:font-size-complex="14pt"/>
    </style:style>
    <style:style style:name="T17" style:family="text">
      <style:text-properties fo:color="#000000" loext:opacity="100%" fo:font-size="22pt" fo:language="ru" fo:country="RU" style:font-size-asian="22pt" style:font-size-complex="22pt"/>
    </style:style>
    <style:style style:name="T18" style:family="text">
      <style:text-properties style:font-name="Liberation Mono" fo:font-size="18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size="18pt" fo:language="ru" fo:country="RU" style:font-size-asian="18pt" style:font-size-complex="18pt"/>
    </style:style>
    <style:style style:name="T21" style:family="text">
      <style:text-properties fo:color="#000000" loext:opacity="100%" fo:font-size="16pt" fo:language="ru" fo:country="RU" fo:font-weight="normal" style:font-size-asian="16pt" style:font-weight-asian="normal" style:font-size-complex="16pt" style:font-weight-complex="normal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4pt" fo:language="ru" fo:country="RU" fo:font-style="italic" style:font-size-asian="14pt" style:font-size-complex="14pt"/>
    </style:style>
    <style:style style:name="T24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25" style:family="text">
      <style:text-properties fo:font-size="18pt" style:font-size-asian="22pt" style:font-size-complex="22pt"/>
    </style:style>
    <style:style style:name="T26" style:family="text">
      <style:text-properties fo:font-size="18pt" fo:language="en" fo:country="US" style:font-size-asian="18pt" style:font-size-complex="18pt"/>
    </style:style>
    <style:style style:name="T27" style:family="text">
      <style:text-properties fo:color="#000000" loext:opacity="100%" style:font-name="Liberation Serif1" fo:font-size="28pt" fo:language="ru" fo:country="RU" style:font-size-asian="28pt" style:font-size-complex="28pt"/>
    </style:style>
    <style:style style:name="T28" style:family="text">
      <style:text-properties fo:color="#000000" loext:opacity="100%" style:font-name="Liberation Mono" fo:font-size="22pt" fo:language="ru" fo:country="RU" style:font-size-asian="22pt" style:font-size-complex="22pt"/>
    </style:style>
    <style:style style:name="T29" style:family="text">
      <style:text-properties fo:color="#c5000b" loext:opacity="100%" style:font-name="Liberation Mono" fo:font-size="22pt" fo:language="ru" fo:country="RU" style:font-size-asian="22pt" style:font-size-complex="22pt"/>
    </style:style>
    <style:style style:name="T30" style:family="text">
      <style:text-properties fo:color="#000000" loext:opacity="100%" fo:font-size="26pt" fo:language="ru" fo:country="RU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_5f_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Многоверсионность</text:span><text:span text:style-name="T2"><text:line-break/></text:span><text:span text:style-name="T2">Страницы и версии строк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6</text:span><text:span text:style-name="T7">–</text:span><text:span text:style-name="T6">2024</text:span></text:p>
              <text:p text:style-name="P5"><text:span text:style-name="T6">Авторы: Егор Рогов, Павел Лузанов, Илья Баштанов, Игорь Гнатюк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8">Обратная</text:span><text:span text:style-name="T9"> </text:span><text:span text:style-name="T8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Темы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Структура страниц и версий строк</text:span></text:p>
              </text:list-item>
              <text:list-item>
                <text:p text:style-name="P8"><text:span text:style-name="T11">Как работают операции над данными</text:span></text:p>
              </text:list-item>
              <text:list-item>
                <text:p text:style-name="P8"><text:span text:style-name="T11">Вложенные транзакции</text:span></text:p>
              </text:list-item>
              <text:list-item>
                <text:p text:style-name="P8"><text:span text:style-name="T1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Структура страниц</text:span></text:p>
          </draw:text-box>
        </draw:frame>
        <draw:custom-shape draw:style-name="gr3" draw:text-style-name="P11" draw:layer="layout" svg:width="1.14cm" svg:height="0.34cm" svg:x="7.57cm" svg:y="10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2" draw:layer="layout" svg:width="0.165cm" svg:height="0.341cm" svg:x="10.684cm" svg:y="16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2" draw:layer="layout" svg:width="0.176cm" svg:height="0.341cm" svg:x="10.849cm" svg:y="16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2" draw:layer="layout" svg:width="0.176cm" svg:height="0.341cm" svg:x="11.025cm" svg:y="16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2" draw:layer="layout" svg:width="0.165cm" svg:height="0.341cm" svg:x="11.201cm" svg:y="16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2" draw:layer="layout" svg:width="0.176cm" svg:height="0.341cm" svg:x="11.366cm" svg:y="16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2" draw:layer="layout" svg:width="0.176cm" svg:height="0.341cm" svg:x="11.542cm" svg:y="16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65cm" svg:height="0.341cm" svg:x="11.718cm" svg:y="16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76cm" svg:height="0.341cm" svg:x="11.883cm" svg:y="16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65cm" svg:height="0.341cm" svg:x="12.059cm" svg:y="16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76cm" svg:height="0.341cm" svg:x="12.224cm" svg:y="16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76cm" svg:height="0.341cm" svg:x="1.4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65cm" svg:height="0.341cm" svg:x="1.576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76cm" svg:height="0.341cm" svg:x="1.741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76cm" svg:height="0.341cm" svg:x="1.917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65cm" svg:height="0.341cm" svg:x="2.093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76cm" svg:height="0.341cm" svg:x="2.258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65cm" svg:height="0.341cm" svg:x="2.434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76cm" svg:height="0.341cm" svg:x="2.599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76cm" svg:height="0.341cm" svg:x="2.775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65cm" svg:height="0.341cm" svg:x="2.951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76cm" svg:height="0.341cm" svg:x="3.116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76cm" svg:height="0.341cm" svg:x="3.292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65cm" svg:height="0.341cm" svg:x="3.468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76cm" svg:height="0.341cm" svg:x="3.633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65cm" svg:height="0.341cm" svg:x="3.809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76cm" svg:height="0.341cm" svg:x="3.974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76cm" svg:height="0.341cm" svg:x="4.15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65cm" svg:height="0.341cm" svg:x="4.326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76cm" svg:height="0.341cm" svg:x="4.491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76cm" svg:height="0.341cm" svg:x="4.667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65cm" svg:height="0.341cm" svg:x="4.843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76cm" svg:height="0.341cm" svg:x="5.008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2" draw:layer="layout" svg:width="0.165cm" svg:height="0.341cm" svg:x="5.184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2" draw:layer="layout" svg:width="0.176cm" svg:height="0.341cm" svg:x="5.349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2" draw:layer="layout" svg:width="0.176cm" svg:height="0.341cm" svg:x="5.525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2" draw:layer="layout" svg:width="0.165cm" svg:height="0.341cm" svg:x="5.701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2" draw:layer="layout" svg:width="0.176cm" svg:height="0.341cm" svg:x="5.866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2" draw:layer="layout" svg:width="0.176cm" svg:height="0.341cm" svg:x="6.042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65cm" svg:height="0.341cm" svg:x="6.218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76cm" svg:height="0.341cm" svg:x="6.383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65cm" svg:height="0.341cm" svg:x="6.559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76cm" svg:height="0.341cm" svg:x="6.724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76cm" svg:height="0.341cm" svg:x="6.9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65cm" svg:height="0.341cm" svg:x="7.076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76cm" svg:height="0.341cm" svg:x="7.241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76cm" svg:height="0.341cm" svg:x="7.417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65cm" svg:height="0.341cm" svg:x="7.593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76cm" svg:height="0.341cm" svg:x="7.758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65cm" svg:height="0.341cm" svg:x="7.934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76cm" svg:height="0.341cm" svg:x="8.099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2" draw:layer="layout" svg:width="0.176cm" svg:height="0.341cm" svg:x="8.275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2" draw:layer="layout" svg:width="0.165cm" svg:height="0.341cm" svg:x="8.451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2" draw:layer="layout" svg:width="0.176cm" svg:height="0.341cm" svg:x="8.616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2" draw:layer="layout" svg:width="0.176cm" svg:height="0.341cm" svg:x="8.792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2" draw:layer="layout" svg:width="0.165cm" svg:height="0.341cm" svg:x="8.968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2" draw:layer="layout" svg:width="0.176cm" svg:height="0.341cm" svg:x="9.133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65cm" svg:height="0.341cm" svg:x="9.309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76cm" svg:height="0.341cm" svg:x="9.474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76cm" svg:height="0.341cm" svg:x="9.65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65cm" svg:height="0.341cm" svg:x="9.826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76cm" svg:height="0.341cm" svg:x="9.991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76cm" svg:height="0.341cm" svg:x="10.167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65cm" svg:height="0.341cm" svg:x="10.343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76cm" svg:height="0.341cm" svg:x="10.508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65cm" svg:height="0.341cm" svg:x="10.684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76cm" svg:height="0.341cm" svg:x="10.849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76cm" svg:height="0.341cm" svg:x="11.025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65cm" svg:height="0.341cm" svg:x="11.201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76cm" svg:height="0.341cm" svg:x="11.366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76cm" svg:height="0.341cm" svg:x="11.542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65cm" svg:height="0.341cm" svg:x="11.718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76cm" svg:height="0.341cm" svg:x="11.883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65cm" svg:height="0.341cm" svg:x="12.059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76cm" svg:height="0.341cm" svg:x="12.224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4" xml:id="id2" draw:id="id2" draw:layer="layout" svg:width="0.165cm" svg:height="0.341cm" svg:x="2.434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176cm" svg:height="0.341cm" svg:x="1.4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165cm" svg:height="0.341cm" svg:x="1.576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176cm" svg:height="0.341cm" svg:x="1.741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176cm" svg:height="0.341cm" svg:x="1.917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165cm" svg:height="0.341cm" svg:x="2.093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176cm" svg:height="0.341cm" svg:x="2.258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4" draw:layer="layout" svg:width="0.176cm" svg:height="0.341cm" svg:x="2.599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4" xml:id="id6" draw:id="id6" draw:layer="layout" svg:width="0.176cm" svg:height="0.341cm" svg:x="2.775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6" draw:layer="layout" svg:width="11cm" svg:height="0.352cm" svg:x="1.4cm" svg:y="6.4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76cm" svg:height="11cm" svg:x="1.917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76cm" svg:height="11cm" svg:x="2.258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76cm" svg:height="11cm" svg:x="2.599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65cm" svg:height="11cm" svg:x="2.951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65cm" svg:height="11cm" svg:x="3.292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76cm" svg:height="11cm" svg:x="3.633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76cm" svg:height="11cm" svg:x="3.974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76cm" svg:height="11cm" svg:x="4.315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65cm" svg:height="11cm" svg:x="4.667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65cm" svg:height="11cm" svg:x="5.008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76cm" svg:height="11cm" svg:x="5.349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76cm" svg:height="11cm" svg:x="5.69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76cm" svg:height="11cm" svg:x="6.031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65cm" svg:height="11cm" svg:x="6.383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65cm" svg:height="11cm" svg:x="6.724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76cm" svg:height="11cm" svg:x="7.065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76cm" svg:height="11cm" svg:x="7.406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76cm" svg:height="11cm" svg:x="7.758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76cm" svg:height="11cm" svg:x="8.099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65cm" svg:height="11cm" svg:x="8.451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65cm" svg:height="11cm" svg:x="8.792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76cm" svg:height="11cm" svg:x="9.133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76cm" svg:height="11cm" svg:x="9.474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76cm" svg:height="11cm" svg:x="9.815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65cm" svg:height="11cm" svg:x="10.167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76cm" svg:height="11cm" svg:x="10.508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76cm" svg:height="11cm" svg:x="10.849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76cm" svg:height="11cm" svg:x="11.19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65cm" svg:height="11cm" svg:x="11.542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65cm" svg:height="11cm" svg:x="11.883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76cm" svg:height="11cm" svg:x="12.224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7" draw:layer="layout" svg:width="1.034cm" svg:height="0.341cm" svg:x="1.4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xml:id="id4" draw:id="id4" draw:layer="layout" svg:width="0.517cm" svg:height="0.341cm" svg:x="2.434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draw:layer="layout" svg:width="11cm" svg:height="0.341cm" svg:x="1.4cm" svg:y="7.0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6" draw:layer="layout" svg:width="11cm" svg:height="0.352cm" svg:x="1.4cm" svg:y="7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draw:layer="layout" svg:width="11cm" svg:height="0.341cm" svg:x="1.4cm" svg:y="8.4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6" draw:layer="layout" svg:width="11cm" svg:height="0.352cm" svg:x="1.4cm" svg:y="9.1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draw:layer="layout" svg:width="11cm" svg:height="0.341cm" svg:x="1.4cm" svg:y="9.8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65cm" svg:height="11cm" svg:x="1.576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6" draw:layer="layout" svg:width="11cm" svg:height="0.352cm" svg:x="1.4cm" svg:y="10.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draw:layer="layout" svg:width="11cm" svg:height="0.341cm" svg:x="1.4cm" svg:y="11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6" draw:layer="layout" svg:width="11cm" svg:height="0.352cm" svg:x="1.4cm" svg:y="11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draw:layer="layout" svg:width="11cm" svg:height="0.341cm" svg:x="1.4cm" svg:y="12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6" draw:layer="layout" svg:width="11cm" svg:height="0.352cm" svg:x="1.4cm" svg:y="13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draw:layer="layout" svg:width="11cm" svg:height="0.341cm" svg:x="1.4cm" svg:y="13.9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6" draw:layer="layout" svg:width="11cm" svg:height="0.352cm" svg:x="1.4cm" svg:y="14.6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draw:layer="layout" svg:width="11cm" svg:height="0.341cm" svg:x="1.4cm" svg:y="15.3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6" draw:layer="layout" svg:width="11cm" svg:height="0.352cm" svg:x="1.4cm" svg:y="16.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draw:layer="layout" svg:width="11cm" svg:height="0.341cm" svg:x="1.4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7" draw:layer="layout" svg:width="11cm" svg:height="11cm" svg:x="1.4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0.682cm" svg:height="0.341cm" svg:x="11.718cm" svg:y="16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7" draw:layer="layout" svg:width="1.034cm" svg:height="0.341cm" svg:x="10.684cm" svg:y="16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3.091cm" svg:height="0.341cm" svg:x="9.309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7" draw:layer="layout" svg:width="1.034cm" svg:height="0.341cm" svg:x="8.275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7" draw:layer="layout" svg:width="2.057cm" svg:height="0.341cm" svg:x="6.218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7" draw:layer="layout" svg:width="1.034cm" svg:height="0.341cm" svg:x="5.184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7" draw:layer="layout" svg:width="3.784cm" svg:height="0.341cm" svg:x="1.4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17" draw:layer="layout" svg:x1="2.679cm" svg:y1="6.408cm" svg:x2="5.182cm" svg:y2="16.721cm">
          <text:p/>
        </draw:line>
        <draw:line draw:style-name="gr18" draw:text-style-name="P17" draw:layer="layout" svg:x1="2.847cm" svg:y1="6.408cm" svg:x2="8.275cm" svg:y2="16.721cm">
          <text:p/>
        </draw:line>
        <draw:line draw:style-name="gr18" draw:text-style-name="P17" draw:layer="layout" svg:x1="2.513cm" svg:y1="6.408cm" svg:x2="10.682cm" svg:y2="16.377cm">
          <text:p/>
        </draw:line>
        <draw:custom-shape draw:style-name="gr5" draw:text-style-name="P13" draw:layer="layout" svg:width="0.176cm" svg:height="0.341cm" svg:x="19.993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65cm" svg:height="0.341cm" svg:x="20.169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65cm" svg:height="0.341cm" svg:x="20.334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87cm" svg:height="0.341cm" svg:x="20.499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65cm" svg:height="0.341cm" svg:x="20.686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65cm" svg:height="0.341cm" svg:x="20.851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65cm" svg:height="0.341cm" svg:x="21.016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87cm" svg:height="0.341cm" svg:x="21.181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76cm" svg:height="0.341cm" svg:x="21.368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65cm" svg:height="0.341cm" svg:x="21.544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65cm" svg:height="0.341cm" svg:x="21.709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87cm" svg:height="0.341cm" svg:x="21.874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65cm" svg:height="0.341cm" svg:x="22.061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65cm" svg:height="0.341cm" svg:x="22.226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65cm" svg:height="0.341cm" svg:x="22.391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87cm" svg:height="0.341cm" svg:x="22.556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76cm" svg:height="0.341cm" svg:x="22.743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65cm" svg:height="0.341cm" svg:x="22.919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65cm" svg:height="0.341cm" svg:x="23.084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87cm" svg:height="0.341cm" svg:x="23.249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65cm" svg:height="0.341cm" svg:x="23.436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65cm" svg:height="0.341cm" svg:x="23.601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65cm" svg:height="0.341cm" svg:x="23.766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0.187cm" svg:height="0.341cm" svg:x="23.931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4" draw:layer="layout" svg:width="0.165cm" svg:height="0.341cm" svg:x="14.834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176cm" svg:height="0.341cm" svg:x="13.8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165cm" svg:height="0.341cm" svg:x="13.976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176cm" svg:height="0.341cm" svg:x="14.141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176cm" svg:height="0.341cm" svg:x="14.317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165cm" svg:height="0.341cm" svg:x="14.493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176cm" svg:height="0.341cm" svg:x="14.658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4" draw:layer="layout" svg:width="0.176cm" svg:height="0.341cm" svg:x="14.999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4" draw:layer="layout" svg:width="0.176cm" svg:height="0.341cm" svg:x="15.175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6" draw:layer="layout" svg:width="11cm" svg:height="0.352cm" svg:x="13.8cm" svg:y="6.4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76cm" svg:height="11cm" svg:x="14.317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76cm" svg:height="11cm" svg:x="14.658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76cm" svg:height="11cm" svg:x="14.999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65cm" svg:height="11cm" svg:x="15.351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65cm" svg:height="11cm" svg:x="15.692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76cm" svg:height="11cm" svg:x="16.033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76cm" svg:height="11cm" svg:x="16.374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76cm" svg:height="11cm" svg:x="16.715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65cm" svg:height="11cm" svg:x="17.067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65cm" svg:height="11cm" svg:x="17.408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76cm" svg:height="11cm" svg:x="17.749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76cm" svg:height="11cm" svg:x="18.09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76cm" svg:height="11cm" svg:x="18.431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65cm" svg:height="11cm" svg:x="18.783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65cm" svg:height="11cm" svg:x="19.124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76cm" svg:height="11cm" svg:x="19.465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76cm" svg:height="11cm" svg:x="19.806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76cm" svg:height="11cm" svg:x="20.158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76cm" svg:height="11cm" svg:x="20.499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65cm" svg:height="11cm" svg:x="20.851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65cm" svg:height="11cm" svg:x="21.192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76cm" svg:height="11cm" svg:x="21.533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76cm" svg:height="11cm" svg:x="21.874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76cm" svg:height="11cm" svg:x="22.215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65cm" svg:height="11cm" svg:x="22.567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76cm" svg:height="11cm" svg:x="22.908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76cm" svg:height="11cm" svg:x="23.249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76cm" svg:height="11cm" svg:x="23.59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65cm" svg:height="11cm" svg:x="23.942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65cm" svg:height="11cm" svg:x="24.283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76cm" svg:height="11cm" svg:x="24.624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7" draw:layer="layout" svg:width="1.034cm" svg:height="0.341cm" svg:x="13.8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0.517cm" svg:height="0.341cm" svg:x="14.834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draw:layer="layout" svg:width="11cm" svg:height="0.341cm" svg:x="13.8cm" svg:y="7.0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6" draw:layer="layout" svg:width="11cm" svg:height="0.352cm" svg:x="13.8cm" svg:y="7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draw:layer="layout" svg:width="11cm" svg:height="0.341cm" svg:x="13.8cm" svg:y="8.4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6" draw:layer="layout" svg:width="11cm" svg:height="0.352cm" svg:x="13.8cm" svg:y="9.1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draw:layer="layout" svg:width="11cm" svg:height="0.341cm" svg:x="13.8cm" svg:y="9.8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165cm" svg:height="11cm" svg:x="13.976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6" draw:layer="layout" svg:width="11cm" svg:height="0.352cm" svg:x="13.8cm" svg:y="10.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draw:layer="layout" svg:width="11cm" svg:height="0.341cm" svg:x="13.8cm" svg:y="11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6" draw:layer="layout" svg:width="11cm" svg:height="0.352cm" svg:x="13.8cm" svg:y="11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draw:layer="layout" svg:width="11cm" svg:height="0.341cm" svg:x="13.8cm" svg:y="12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6" draw:layer="layout" svg:width="11cm" svg:height="0.352cm" svg:x="13.8cm" svg:y="13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draw:layer="layout" svg:width="11cm" svg:height="0.341cm" svg:x="13.8cm" svg:y="13.9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6" draw:layer="layout" svg:width="11cm" svg:height="0.352cm" svg:x="13.8cm" svg:y="14.6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draw:layer="layout" svg:width="11cm" svg:height="0.341cm" svg:x="13.8cm" svg:y="15.3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6" draw:layer="layout" svg:width="11cm" svg:height="0.352cm" svg:x="13.8cm" svg:y="16.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draw:layer="layout" svg:width="11cm" svg:height="0.341cm" svg:x="13.8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7" draw:layer="layout" svg:width="11cm" svg:height="11cm" svg:x="13.8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7" xml:id="id5" draw:id="id5" draw:layer="layout" svg:width="1.375cm" svg:height="0.341cm" svg:x="22.743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17" draw:layer="layout" svg:x1="15.079cm" svg:y1="6.408cm" svg:x2="21.363cm" svg:y2="16.723cm">
          <text:p/>
        </draw:line>
        <draw:line draw:style-name="gr18" draw:text-style-name="P17" draw:layer="layout" svg:x1="15.247cm" svg:y1="6.408cm" svg:x2="22.732cm" svg:y2="16.723cm">
          <text:p/>
        </draw:line>
        <draw:line draw:style-name="gr18" draw:text-style-name="P17" draw:layer="layout" svg:x1="14.913cm" svg:y1="6.408cm" svg:x2="19.982cm" svg:y2="16.721cm">
          <text:p/>
        </draw:line>
        <draw:custom-shape draw:style-name="gr19" draw:text-style-name="P17" xml:id="id3" draw:id="id3" draw:layer="layout" svg:width="1.375cm" svg:height="0.341cm" svg:x="21.368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7" xml:id="id1" draw:id="id1" draw:layer="layout" svg:width="1.375cm" svg:height="0.341cm" svg:x="19.993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8" draw:layer="layout" svg:width="0.176cm" svg:height="0.341cm" svg:x="24.283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8" draw:layer="layout" svg:width="0.165cm" svg:height="0.341cm" svg:x="24.459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8" draw:layer="layout" svg:width="0.176cm" svg:height="0.341cm" svg:x="24.624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8" draw:layer="layout" svg:width="0.165cm" svg:height="0.341cm" svg:x="24.118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0.682cm" svg:height="0.341cm" svg:x="24.118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11" draw:layer="layout" draw:type="curve" svg:x1="20.68cm" svg:y1="16.723cm" svg:x2="2.516cm" svg:y2="6.064cm" draw:start-shape="id1" draw:start-glue-point="0" draw:end-shape="id2" draw:end-glue-point="0" svg:d="M20680 16723c0-16741-18164-11412-18164-10659" svg:viewBox="0 0 18165 12057">
          <text:p/>
        </draw:connector>
        <draw:connector draw:style-name="gr21" draw:text-style-name="P11" draw:layer="layout" draw:type="curve" svg:x1="22.055cm" svg:y1="16.723cm" svg:x2="2.692cm" svg:y2="6.064cm" draw:start-shape="id3" draw:start-glue-point="0" draw:end-shape="id4" draw:end-glue-point="0" svg:d="M22055 16723c0-16741-19363-11412-19363-10659" svg:viewBox="0 0 19364 12057">
          <text:p/>
        </draw:connector>
        <draw:connector draw:style-name="gr21" draw:text-style-name="P11" draw:layer="layout" draw:type="curve" svg:x1="23.43cm" svg:y1="16.723cm" svg:x2="2.863cm" svg:y2="6.064cm" draw:start-shape="id5" draw:start-glue-point="0" draw:end-shape="id6" draw:end-glue-point="0" svg:d="M23430 16723c0-16741-20567-11412-20567-10659" svg:viewBox="0 0 20568 12057">
          <text:p/>
        </draw:connector>
        <draw:custom-shape draw:style-name="gr22" draw:text-style-name="P20" draw:layer="layout" svg:width="2.324cm" svg:height="1.22cm" svg:x="1.361cm" svg:y="4.176cm">
          <text:p text:style-name="P19"><text:span text:style-name="T12">заголовок</text:span></text:p>
          <text:p text:style-name="P19"><text:span text:style-name="T12">страниц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85.290322580645 33187.223587223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3" draw:text-style-name="P20" draw:layer="layout" svg:width="2.715cm" svg:height="1.168cm" svg:x="3.934cm" svg:y="6.488cm">
          <text:p text:style-name="P19"><text:span text:style-name="T13">указатели на</text:span></text:p>
          <text:p text:style-name="P19"><text:span text:style-name="T13">версии строк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690.42709867452 -1589.050470487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4" draw:text-style-name="P20" draw:layer="layout" svg:width="2.915cm" svg:height="1.096cm" svg:x="1.752cm" svg:y="14.934cm">
          <text:p text:style-name="P19"><text:span text:style-name="T13">заголовок</text:span></text:p>
          <text:p text:style-name="P19"><text:span text:style-name="T13">версии строки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5177.7777777778 34831.72288058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20" draw:layer="layout" svg:width="2.812cm" svg:height="1.299cm" svg:x="21.551cm" svg:y="17.645cm">
          <text:p text:style-name="P19"><text:span text:style-name="T13">специальная</text:span><text:span text:style-name="T13"><text:line-break/></text:span><text:span text:style-name="T13">область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9810.8780661216 -9387.6923076923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6" draw:text-style-name="P20" draw:layer="layout" svg:width="1.754cm" svg:height="1.096cm" svg:x="5.008cm" svg:y="14.655cm">
          <text:p text:style-name="P19"><text:span text:style-name="T13">версия</text:span></text:p>
          <text:p text:style-name="P19"><text:span text:style-name="T13">строки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4916.9230769231 40541.841385597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7" draw:text-style-name="P21" draw:layer="layout" svg:width="5.176cm" svg:height="0.806cm" svg:x="7.425cm" svg:y="5.222cm">
          <draw:text-box>
            <text:p><text:span text:style-name="T14">табличная страница</text:span></text:p>
          </draw:text-box>
        </draw:frame>
        <draw:frame draw:style-name="gr28" draw:text-style-name="P21" draw:layer="layout" svg:width="4.642cm" svg:height="0.806cm" svg:x="20.426cm" svg:y="5.222cm">
          <draw:text-box>
            <text:p><text:span text:style-name="T14">страница индекса</text:span></text:p>
          </draw:text-box>
        </draw:frame>
        <draw:custom-shape draw:style-name="gr29" draw:text-style-name="P22" draw:layer="layout" svg:width="0.176cm" svg:height="0.341cm" svg:x="1.417cm" svg:y="17.6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23" draw:layer="layout" svg:width="2.022cm" svg:height="0.645cm" svg:x="1.497cm" svg:y="17.48cm">
          <draw:text-box>
            <text:p><text:span text:style-name="T12">– </text:span><text:span text:style-name="T12">4 байта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25" draw:layer="layout" svg:width="16.799cm" svg:height="15.076cm" svg:x="2.1cm" svg:y="14.107cm" presentation:class="notes" presentation:user-transformed="true">
            <draw:text-box>
              <text:p text:style-name="P24"><text:span text:style-name="T6">Размер страницы составляет 8 Кбайт. Это значение можно увеличить <text:s/>(вплоть до 32 Кбайт), но только при сборке. И таблицы, и индексы, и большинство других объектов, которые в PostgreSQL обозначаются <text:s/>термином relation, используют одинаковую структуру страниц, чтобы <text:s/>пользоваться общим буферным кешем. В начале страницы идет <text:s/></text:span><text:span text:style-name="T15">заголовок</text:span><text:span text:style-name="T6"> (24 байта), содержащий общие сведения о странице и размер ее областей: указателей, свободного пространства, версий <text:s/>строк и специальной области.</text:span></text:p>
              <text:p text:style-name="P24"><text:span text:style-name="T15">Версии строк</text:span><text:span text:style-name="T6"> содержат те самые данные, которые мы храним в таблицах и других объектах БД, плюс заголовок. «Версия строки» по-английски называется tuple; иногда мы будем говорить просто <text:s/>«строка».</text:span></text:p>
              <text:p text:style-name="P24"><text:span text:style-name="T15">Указатели</text:span><text:span text:style-name="T6"> имеют фиксированный размер (4 байта) и составляют <text:s/>массив, позиция в котором определяет идентификатор строки (tuple id, <text:s/>tid). Указатели ссылаются на версии строк (tuple), расположенные в конце блока. Такая косвенная адресация удобна тем, что во-первых, <text:s/>позволяет найти нужную строку, не перебирая все содержимое блока <text:s/>(строки имеют разную длину), а во-вторых, позволяет перемещать <text:s/>строку внутри блока, не ломая ссылки из индексов</text:span></text:p>
              <text:p text:style-name="P24"><text:span text:style-name="T6">Между указателями и версиями строк находится </text:span><text:span text:style-name="T15">свободное место</text:span><text:span text:style-name="T6">.</text:span></text:p>
              <text:p text:style-name="P24"><text:span text:style-name="T6">Для некоторых типов индексов нужно хранить служебную информацию; для этого может использоваться нулевая страница, а также <text:s/></text:span><text:span text:style-name="T15">специальная область</text:span><text:span text:style-name="T6"> в конце каждой страницы.</text:span></text:p>
              <text:p text:style-name="P24"><text:span text:style-name="T16"><text:a xlink:href="https://postgrespro.ru/docs/postgresql/16/storage-page-layout" xlink:type="simple">https://postgrespro.ru/docs/postgresql/16/storage-page-layout</text:a></text:span></text:p>
            </draw:text-box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custom-shape draw:style-name="gr31" draw:text-style-name="P22" draw:layer="layout" svg:width="10cm" svg:height="9.78cm" svg:x="-2.5cm" svg:y="14.9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Формат данных</text:span></text:p>
          </draw:text-box>
        </draw:frame>
        <draw:custom-shape draw:style-name="gr3" draw:text-style-name="P11" draw:layer="layout" svg:width="1.14cm" svg:height="0.34cm" svg:x="7.57cm" svg:y="10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Страницы читаются в оперативную память «как есть»</text:span></text:p>
                <text:list>
                  <text:list-item>
                    <text:p text:style-name="P26"><text:span text:style-name="T17">данные не переносимы между разными платформами</text:span></text:p>
                  </text:list-item>
                  <text:list-item>
                    <text:p><text:span text:style-name="T17">между полями данных возможны пропуски из-за выравнивания</text:span></text:p>
                  </text:list-item>
                </text:list>
              </text:list-item>
              <text:list-item>
                <text:p text:style-name="P8"><text:span text:style-name="T11"/></text:p>
              </text:list-item>
            </text:list>
          </draw:text-box>
        </draw:frame>
        <draw:g draw:style-name="gr32">
          <draw:custom-shape draw:style-name="gr33" draw:text-style-name="P12" draw:layer="layout" svg:width="0.075cm" svg:height="0.155cm" svg:x="4.22cm" svg:y="22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2" draw:layer="layout" svg:width="0.08cm" svg:height="0.155cm" svg:x="4.295cm" svg:y="22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2" draw:layer="layout" svg:width="0.08cm" svg:height="0.155cm" svg:x="4.375cm" svg:y="22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2" draw:layer="layout" svg:width="0.075cm" svg:height="0.155cm" svg:x="4.455cm" svg:y="22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2" draw:layer="layout" svg:width="0.08cm" svg:height="0.155cm" svg:x="4.53cm" svg:y="22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2" draw:layer="layout" svg:width="0.08cm" svg:height="0.155cm" svg:x="4.61cm" svg:y="22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075cm" svg:height="0.155cm" svg:x="4.69cm" svg:y="22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08cm" svg:height="0.155cm" svg:x="4.765cm" svg:y="22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075cm" svg:height="0.155cm" svg:x="4.845cm" svg:y="22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08cm" svg:height="0.155cm" svg:x="4.92cm" svg:y="22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08cm" svg:height="0.155cm" svg:x="0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075cm" svg:height="0.155cm" svg:x="0.08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08cm" svg:height="0.155cm" svg:x="0.155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08cm" svg:height="0.155cm" svg:x="0.235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075cm" svg:height="0.155cm" svg:x="0.315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08cm" svg:height="0.155cm" svg:x="0.39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075cm" svg:height="0.155cm" svg:x="0.47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08cm" svg:height="0.155cm" svg:x="0.545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08cm" svg:height="0.155cm" svg:x="0.625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075cm" svg:height="0.155cm" svg:x="0.705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08cm" svg:height="0.155cm" svg:x="0.78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08cm" svg:height="0.155cm" svg:x="0.86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075cm" svg:height="0.155cm" svg:x="0.94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08cm" svg:height="0.155cm" svg:x="1.015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075cm" svg:height="0.155cm" svg:x="1.095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08cm" svg:height="0.155cm" svg:x="1.17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08cm" svg:height="0.155cm" svg:x="1.25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075cm" svg:height="0.155cm" svg:x="1.33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08cm" svg:height="0.155cm" svg:x="1.405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08cm" svg:height="0.155cm" svg:x="1.485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075cm" svg:height="0.155cm" svg:x="1.565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08cm" svg:height="0.155cm" svg:x="1.64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2" draw:layer="layout" svg:width="0.075cm" svg:height="0.155cm" svg:x="1.72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2" draw:layer="layout" svg:width="0.08cm" svg:height="0.155cm" svg:x="1.795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2" draw:layer="layout" svg:width="0.08cm" svg:height="0.155cm" svg:x="1.875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2" draw:layer="layout" svg:width="0.075cm" svg:height="0.155cm" svg:x="1.955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2" draw:layer="layout" svg:width="0.08cm" svg:height="0.155cm" svg:x="2.03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2" draw:layer="layout" svg:width="0.08cm" svg:height="0.155cm" svg:x="2.11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075cm" svg:height="0.155cm" svg:x="2.19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08cm" svg:height="0.155cm" svg:x="2.265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075cm" svg:height="0.155cm" svg:x="2.345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08cm" svg:height="0.155cm" svg:x="2.42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08cm" svg:height="0.155cm" svg:x="2.5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075cm" svg:height="0.155cm" svg:x="2.58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08cm" svg:height="0.155cm" svg:x="2.655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08cm" svg:height="0.155cm" svg:x="2.735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075cm" svg:height="0.155cm" svg:x="2.815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08cm" svg:height="0.155cm" svg:x="2.89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075cm" svg:height="0.155cm" svg:x="2.97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08cm" svg:height="0.155cm" svg:x="3.045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2" draw:layer="layout" svg:width="0.08cm" svg:height="0.155cm" svg:x="3.125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2" draw:layer="layout" svg:width="0.075cm" svg:height="0.155cm" svg:x="3.205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2" draw:layer="layout" svg:width="0.08cm" svg:height="0.155cm" svg:x="3.28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2" draw:layer="layout" svg:width="0.08cm" svg:height="0.155cm" svg:x="3.36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2" draw:layer="layout" svg:width="0.075cm" svg:height="0.155cm" svg:x="3.44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2" draw:layer="layout" svg:width="0.08cm" svg:height="0.155cm" svg:x="3.515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075cm" svg:height="0.155cm" svg:x="3.595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08cm" svg:height="0.155cm" svg:x="3.67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08cm" svg:height="0.155cm" svg:x="3.75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075cm" svg:height="0.155cm" svg:x="3.83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08cm" svg:height="0.155cm" svg:x="3.905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08cm" svg:height="0.155cm" svg:x="3.985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075cm" svg:height="0.155cm" svg:x="4.065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08cm" svg:height="0.155cm" svg:x="4.14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075cm" svg:height="0.155cm" svg:x="4.22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08cm" svg:height="0.155cm" svg:x="4.295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08cm" svg:height="0.155cm" svg:x="4.375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075cm" svg:height="0.155cm" svg:x="4.455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08cm" svg:height="0.155cm" svg:x="4.53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08cm" svg:height="0.155cm" svg:x="4.61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075cm" svg:height="0.155cm" svg:x="4.69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08cm" svg:height="0.155cm" svg:x="4.765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075cm" svg:height="0.155cm" svg:x="4.845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08cm" svg:height="0.155cm" svg:x="4.92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14" draw:layer="layout" svg:width="0.075cm" svg:height="0.155cm" svg:x="0.47cm" svg:y="18.2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5" draw:layer="layout" svg:width="0.08cm" svg:height="0.155cm" svg:x="0cm" svg:y="18.2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5" draw:layer="layout" svg:width="0.075cm" svg:height="0.155cm" svg:x="0.08cm" svg:y="18.2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5" draw:layer="layout" svg:width="0.08cm" svg:height="0.155cm" svg:x="0.155cm" svg:y="18.2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5" draw:layer="layout" svg:width="0.08cm" svg:height="0.155cm" svg:x="0.235cm" svg:y="18.2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5" draw:layer="layout" svg:width="0.075cm" svg:height="0.155cm" svg:x="0.315cm" svg:y="18.2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5" draw:layer="layout" svg:width="0.08cm" svg:height="0.155cm" svg:x="0.39cm" svg:y="18.2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14" draw:layer="layout" svg:width="0.08cm" svg:height="0.155cm" svg:x="0.545cm" svg:y="18.2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14" draw:layer="layout" svg:width="0.08cm" svg:height="0.155cm" svg:x="0.625cm" svg:y="18.2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6" draw:layer="layout" svg:width="5cm" svg:height="0.16cm" svg:x="0cm" svg:y="18.3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6" draw:layer="layout" svg:width="0.08cm" svg:height="5cm" svg:x="0.235cm" svg:y="18.2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6" draw:layer="layout" svg:width="0.08cm" svg:height="5cm" svg:x="0.39cm" svg:y="18.2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6" draw:layer="layout" svg:width="0.08cm" svg:height="5cm" svg:x="0.545cm" svg:y="18.2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6" draw:layer="layout" svg:width="0.075cm" svg:height="5cm" svg:x="0.705cm" svg:y="18.2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6" draw:layer="layout" svg:width="0.075cm" svg:height="5cm" svg:x="0.86cm" svg:y="18.2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6" draw:layer="layout" svg:width="0.08cm" svg:height="5cm" svg:x="1.015cm" svg:y="18.2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6" draw:layer="layout" svg:width="0.08cm" svg:height="5cm" svg:x="1.17cm" svg:y="18.2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6" draw:layer="layout" svg:width="0.08cm" svg:height="5cm" svg:x="1.325cm" svg:y="18.2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6" draw:layer="layout" svg:width="0.075cm" svg:height="5cm" svg:x="1.485cm" svg:y="18.2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6" draw:layer="layout" svg:width="0.075cm" svg:height="5cm" svg:x="1.64cm" svg:y="18.2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6" draw:layer="layout" svg:width="0.08cm" svg:height="5cm" svg:x="1.795cm" svg:y="18.2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6" draw:layer="layout" svg:width="0.08cm" svg:height="5cm" svg:x="1.95cm" svg:y="18.2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6" draw:layer="layout" svg:width="0.08cm" svg:height="5cm" svg:x="2.105cm" svg:y="18.2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6" draw:layer="layout" svg:width="0.075cm" svg:height="5cm" svg:x="2.265cm" svg:y="18.2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6" draw:layer="layout" svg:width="0.075cm" svg:height="5cm" svg:x="2.42cm" svg:y="18.2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6" draw:layer="layout" svg:width="0.08cm" svg:height="5cm" svg:x="2.575cm" svg:y="18.2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6" draw:layer="layout" svg:width="0.08cm" svg:height="5cm" svg:x="2.73cm" svg:y="18.2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6" draw:layer="layout" svg:width="0.08cm" svg:height="5cm" svg:x="2.89cm" svg:y="18.2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6" draw:layer="layout" svg:width="0.08cm" svg:height="5cm" svg:x="3.045cm" svg:y="18.2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6" draw:layer="layout" svg:width="0.075cm" svg:height="5cm" svg:x="3.205cm" svg:y="18.2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6" draw:layer="layout" svg:width="0.075cm" svg:height="5cm" svg:x="3.36cm" svg:y="18.2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6" draw:layer="layout" svg:width="0.08cm" svg:height="5cm" svg:x="3.515cm" svg:y="18.2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6" draw:layer="layout" svg:width="0.08cm" svg:height="5cm" svg:x="3.67cm" svg:y="18.2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6" draw:layer="layout" svg:width="0.08cm" svg:height="5cm" svg:x="3.825cm" svg:y="18.2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6" draw:layer="layout" svg:width="0.075cm" svg:height="5cm" svg:x="3.985cm" svg:y="18.2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6" draw:layer="layout" svg:width="0.08cm" svg:height="5cm" svg:x="4.14cm" svg:y="18.2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6" draw:layer="layout" svg:width="0.08cm" svg:height="5cm" svg:x="4.295cm" svg:y="18.2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6" draw:layer="layout" svg:width="0.08cm" svg:height="5cm" svg:x="4.45cm" svg:y="18.2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6" draw:layer="layout" svg:width="0.075cm" svg:height="5cm" svg:x="4.61cm" svg:y="18.2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6" draw:layer="layout" svg:width="0.075cm" svg:height="5cm" svg:x="4.765cm" svg:y="18.2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6" draw:layer="layout" svg:width="0.08cm" svg:height="5cm" svg:x="4.92cm" svg:y="18.2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7" draw:layer="layout" svg:width="0.47cm" svg:height="0.155cm" svg:x="0cm" svg:y="18.2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7" draw:layer="layout" svg:width="0.235cm" svg:height="0.155cm" svg:x="0.47cm" svg:y="18.2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6" draw:layer="layout" svg:width="5cm" svg:height="0.155cm" svg:x="0cm" svg:y="18.6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6" draw:layer="layout" svg:width="5cm" svg:height="0.16cm" svg:x="0cm" svg:y="19.0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6" draw:layer="layout" svg:width="5cm" svg:height="0.155cm" svg:x="0cm" svg:y="19.3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6" draw:layer="layout" svg:width="5cm" svg:height="0.16cm" svg:x="0cm" svg:y="19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6" draw:layer="layout" svg:width="5cm" svg:height="0.155cm" svg:x="0cm" svg:y="19.9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6" draw:layer="layout" svg:width="0.075cm" svg:height="5cm" svg:x="0.08cm" svg:y="18.2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6" draw:layer="layout" svg:width="5cm" svg:height="0.16cm" svg:x="0cm" svg:y="20.2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6" draw:layer="layout" svg:width="5cm" svg:height="0.155cm" svg:x="0cm" svg:y="20.5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6" draw:layer="layout" svg:width="5cm" svg:height="0.16cm" svg:x="0cm" svg:y="20.8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6" draw:layer="layout" svg:width="5cm" svg:height="0.155cm" svg:x="0cm" svg:y="21.1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6" draw:layer="layout" svg:width="5cm" svg:height="0.16cm" svg:x="0cm" svg:y="21.5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6" draw:layer="layout" svg:width="5cm" svg:height="0.155cm" svg:x="0cm" svg:y="21.8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6" draw:layer="layout" svg:width="5cm" svg:height="0.16cm" svg:x="0cm" svg:y="22.1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6" draw:layer="layout" svg:width="5cm" svg:height="0.155cm" svg:x="0cm" svg:y="22.4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6" draw:layer="layout" svg:width="5cm" svg:height="0.16cm" svg:x="0cm" svg:y="22.7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6" draw:layer="layout" svg:width="5cm" svg:height="0.155cm" svg:x="0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17" draw:layer="layout" svg:width="5cm" svg:height="5cm" svg:x="0cm" svg:y="18.2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7" draw:layer="layout" svg:width="0.31cm" svg:height="0.155cm" svg:x="4.69cm" svg:y="22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7" draw:layer="layout" svg:width="0.47cm" svg:height="0.155cm" svg:x="4.22cm" svg:y="22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7" draw:layer="layout" svg:width="1.405cm" svg:height="0.155cm" svg:x="3.595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7" draw:layer="layout" svg:width="0.47cm" svg:height="0.155cm" svg:x="3.125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7" draw:layer="layout" svg:width="0.935cm" svg:height="0.155cm" svg:x="2.19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7" draw:layer="layout" svg:width="0.47cm" svg:height="0.155cm" svg:x="1.72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7" draw:layer="layout" svg:width="1.72cm" svg:height="0.155cm" svg:x="0cm" svg:y="23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8" draw:text-style-name="P17" draw:layer="layout" svg:x1="0.581cm" svg:y1="18.383cm" svg:x2="1.719cm" svg:y2="23.071cm">
            <text:p/>
          </draw:line>
          <draw:line draw:style-name="gr18" draw:text-style-name="P17" draw:layer="layout" svg:x1="0.658cm" svg:y1="18.383cm" svg:x2="3.125cm" svg:y2="23.071cm">
            <text:p/>
          </draw:line>
          <draw:line draw:style-name="gr18" draw:text-style-name="P17" draw:layer="layout" svg:x1="0.506cm" svg:y1="18.383cm" svg:x2="4.219cm" svg:y2="22.914cm">
            <text:p/>
          </draw:line>
        </draw:g>
        <draw:g draw:style-name="gr32">
          <draw:custom-shape draw:style-name="gr44" draw:text-style-name="P12" draw:layer="layout" svg:width="0.135cm" svg:height="0.279cm" svg:x="22.49cm" svg:y="18.0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2" draw:layer="layout" svg:width="0.144cm" svg:height="0.279cm" svg:x="22.625cm" svg:y="18.0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2" draw:layer="layout" svg:width="0.144cm" svg:height="0.279cm" svg:x="22.769cm" svg:y="18.0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2" draw:layer="layout" svg:width="0.135cm" svg:height="0.279cm" svg:x="22.913cm" svg:y="18.0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2" draw:layer="layout" svg:width="0.144cm" svg:height="0.279cm" svg:x="23.048cm" svg:y="18.0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2" draw:layer="layout" svg:width="0.144cm" svg:height="0.279cm" svg:x="23.192cm" svg:y="18.0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135cm" svg:height="0.279cm" svg:x="23.336cm" svg:y="18.0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144cm" svg:height="0.279cm" svg:x="23.471cm" svg:y="18.0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135cm" svg:height="0.279cm" svg:x="23.615cm" svg:y="18.0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144cm" svg:height="0.279cm" svg:x="23.75cm" svg:y="18.0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144cm" svg:height="0.279cm" svg:x="14.894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135cm" svg:height="0.279cm" svg:x="15.038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144cm" svg:height="0.279cm" svg:x="15.173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144cm" svg:height="0.279cm" svg:x="15.317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135cm" svg:height="0.279cm" svg:x="15.461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144cm" svg:height="0.279cm" svg:x="15.596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135cm" svg:height="0.279cm" svg:x="15.74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144cm" svg:height="0.279cm" svg:x="15.875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144cm" svg:height="0.279cm" svg:x="16.019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135cm" svg:height="0.279cm" svg:x="16.163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144cm" svg:height="0.279cm" svg:x="16.298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144cm" svg:height="0.279cm" svg:x="16.442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135cm" svg:height="0.279cm" svg:x="16.586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144cm" svg:height="0.279cm" svg:x="16.721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135cm" svg:height="0.279cm" svg:x="16.865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144cm" svg:height="0.279cm" svg:x="17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144cm" svg:height="0.279cm" svg:x="17.144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135cm" svg:height="0.279cm" svg:x="17.288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144cm" svg:height="0.279cm" svg:x="17.423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144cm" svg:height="0.279cm" svg:x="17.567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135cm" svg:height="0.279cm" svg:x="17.711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144cm" svg:height="0.279cm" svg:x="17.846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2" draw:layer="layout" svg:width="0.135cm" svg:height="0.279cm" svg:x="17.99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2" draw:layer="layout" svg:width="0.144cm" svg:height="0.279cm" svg:x="18.125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2" draw:layer="layout" svg:width="0.144cm" svg:height="0.279cm" svg:x="18.269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2" draw:layer="layout" svg:width="0.135cm" svg:height="0.279cm" svg:x="18.413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2" draw:layer="layout" svg:width="0.144cm" svg:height="0.279cm" svg:x="18.548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2" draw:layer="layout" svg:width="0.144cm" svg:height="0.279cm" svg:x="18.692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135cm" svg:height="0.279cm" svg:x="18.836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144cm" svg:height="0.279cm" svg:x="18.971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135cm" svg:height="0.279cm" svg:x="19.115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144cm" svg:height="0.279cm" svg:x="19.25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144cm" svg:height="0.279cm" svg:x="19.394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135cm" svg:height="0.279cm" svg:x="19.538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144cm" svg:height="0.279cm" svg:x="19.673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144cm" svg:height="0.279cm" svg:x="19.817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135cm" svg:height="0.279cm" svg:x="19.961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144cm" svg:height="0.279cm" svg:x="20.096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135cm" svg:height="0.279cm" svg:x="20.24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144cm" svg:height="0.279cm" svg:x="20.375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2" draw:layer="layout" svg:width="0.144cm" svg:height="0.279cm" svg:x="20.519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2" draw:layer="layout" svg:width="0.135cm" svg:height="0.279cm" svg:x="20.663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2" draw:layer="layout" svg:width="0.144cm" svg:height="0.279cm" svg:x="20.798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2" draw:layer="layout" svg:width="0.144cm" svg:height="0.279cm" svg:x="20.942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2" draw:layer="layout" svg:width="0.135cm" svg:height="0.279cm" svg:x="21.086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2" draw:layer="layout" svg:width="0.144cm" svg:height="0.279cm" svg:x="21.221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135cm" svg:height="0.279cm" svg:x="21.365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144cm" svg:height="0.279cm" svg:x="21.5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144cm" svg:height="0.279cm" svg:x="21.644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135cm" svg:height="0.279cm" svg:x="21.788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144cm" svg:height="0.279cm" svg:x="21.923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144cm" svg:height="0.279cm" svg:x="22.067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135cm" svg:height="0.279cm" svg:x="22.211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144cm" svg:height="0.279cm" svg:x="22.346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135cm" svg:height="0.279cm" svg:x="22.49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144cm" svg:height="0.279cm" svg:x="22.625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144cm" svg:height="0.279cm" svg:x="22.769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135cm" svg:height="0.279cm" svg:x="22.913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144cm" svg:height="0.279cm" svg:x="23.048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144cm" svg:height="0.279cm" svg:x="23.192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135cm" svg:height="0.279cm" svg:x="23.336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144cm" svg:height="0.279cm" svg:x="23.471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135cm" svg:height="0.279cm" svg:x="23.615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144cm" svg:height="0.279cm" svg:x="23.75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4" draw:layer="layout" svg:width="0.135cm" svg:height="0.279cm" svg:x="15.74cm" svg:y="9.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5" draw:layer="layout" svg:width="0.144cm" svg:height="0.279cm" svg:x="14.894cm" svg:y="9.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5" draw:layer="layout" svg:width="0.135cm" svg:height="0.279cm" svg:x="15.038cm" svg:y="9.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5" draw:layer="layout" svg:width="0.144cm" svg:height="0.279cm" svg:x="15.173cm" svg:y="9.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5" draw:layer="layout" svg:width="0.144cm" svg:height="0.279cm" svg:x="15.317cm" svg:y="9.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5" draw:layer="layout" svg:width="0.135cm" svg:height="0.279cm" svg:x="15.461cm" svg:y="9.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5" draw:layer="layout" svg:width="0.144cm" svg:height="0.279cm" svg:x="15.596cm" svg:y="9.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4" draw:layer="layout" svg:width="0.144cm" svg:height="0.279cm" svg:x="15.875cm" svg:y="9.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4" draw:layer="layout" svg:width="0.144cm" svg:height="0.279cm" svg:x="16.019cm" svg:y="9.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6" draw:layer="layout" svg:width="9cm" svg:height="0.288cm" svg:x="14.894cm" svg:y="9.8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6" draw:layer="layout" svg:width="0.144cm" svg:height="9cm" svg:x="15.317cm" svg:y="9.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6" draw:layer="layout" svg:width="0.144cm" svg:height="9cm" svg:x="15.596cm" svg:y="9.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6" draw:layer="layout" svg:width="0.144cm" svg:height="9cm" svg:x="15.875cm" svg:y="9.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6" draw:layer="layout" svg:width="0.135cm" svg:height="9cm" svg:x="16.163cm" svg:y="9.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6" draw:layer="layout" svg:width="0.135cm" svg:height="9cm" svg:x="16.442cm" svg:y="9.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6" draw:layer="layout" svg:width="0.144cm" svg:height="9cm" svg:x="16.721cm" svg:y="9.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6" draw:layer="layout" svg:width="0.144cm" svg:height="9cm" svg:x="17cm" svg:y="9.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6" draw:layer="layout" svg:width="0.144cm" svg:height="9cm" svg:x="17.279cm" svg:y="9.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6" draw:layer="layout" svg:width="0.135cm" svg:height="9cm" svg:x="17.567cm" svg:y="9.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6" draw:layer="layout" svg:width="0.135cm" svg:height="9cm" svg:x="17.846cm" svg:y="9.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6" draw:layer="layout" svg:width="0.144cm" svg:height="9cm" svg:x="18.125cm" svg:y="9.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6" draw:layer="layout" svg:width="0.144cm" svg:height="9cm" svg:x="18.404cm" svg:y="9.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6" draw:layer="layout" svg:width="0.144cm" svg:height="9cm" svg:x="18.683cm" svg:y="9.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6" draw:layer="layout" svg:width="0.135cm" svg:height="9cm" svg:x="18.971cm" svg:y="9.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6" draw:layer="layout" svg:width="0.135cm" svg:height="9cm" svg:x="19.25cm" svg:y="9.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6" draw:layer="layout" svg:width="0.144cm" svg:height="9cm" svg:x="19.529cm" svg:y="9.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6" draw:layer="layout" svg:width="0.144cm" svg:height="9cm" svg:x="19.808cm" svg:y="9.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6" draw:layer="layout" svg:width="0.144cm" svg:height="9cm" svg:x="20.096cm" svg:y="9.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6" draw:layer="layout" svg:width="0.144cm" svg:height="9cm" svg:x="20.375cm" svg:y="9.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6" draw:layer="layout" svg:width="0.135cm" svg:height="9cm" svg:x="20.663cm" svg:y="9.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6" draw:layer="layout" svg:width="0.135cm" svg:height="9cm" svg:x="20.942cm" svg:y="9.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6" draw:layer="layout" svg:width="0.144cm" svg:height="9cm" svg:x="21.221cm" svg:y="9.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6" draw:layer="layout" svg:width="0.144cm" svg:height="9cm" svg:x="21.5cm" svg:y="9.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6" draw:layer="layout" svg:width="0.144cm" svg:height="9cm" svg:x="21.779cm" svg:y="9.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6" draw:layer="layout" svg:width="0.135cm" svg:height="9cm" svg:x="22.067cm" svg:y="9.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6" draw:layer="layout" svg:width="0.144cm" svg:height="9cm" svg:x="22.346cm" svg:y="9.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6" draw:layer="layout" svg:width="0.144cm" svg:height="9cm" svg:x="22.625cm" svg:y="9.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6" draw:layer="layout" svg:width="0.144cm" svg:height="9cm" svg:x="22.904cm" svg:y="9.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6" draw:layer="layout" svg:width="0.135cm" svg:height="9cm" svg:x="23.192cm" svg:y="9.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6" draw:layer="layout" svg:width="0.135cm" svg:height="9cm" svg:x="23.471cm" svg:y="9.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6" draw:layer="layout" svg:width="0.144cm" svg:height="9cm" svg:x="23.75cm" svg:y="9.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7" draw:layer="layout" svg:width="0.846cm" svg:height="0.279cm" svg:x="14.894cm" svg:y="9.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7" draw:layer="layout" svg:width="0.423cm" svg:height="0.279cm" svg:x="15.74cm" svg:y="9.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16" draw:layer="layout" svg:width="9cm" svg:height="0.279cm" svg:x="14.894cm" svg:y="10.4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6" draw:layer="layout" svg:width="9cm" svg:height="0.288cm" svg:x="14.894cm" svg:y="10.9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16" draw:layer="layout" svg:width="9cm" svg:height="0.279cm" svg:x="14.894cm" svg:y="11.5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6" draw:layer="layout" svg:width="9cm" svg:height="0.288cm" svg:x="14.894cm" svg:y="12.1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16" draw:layer="layout" svg:width="9cm" svg:height="0.279cm" svg:x="14.894cm" svg:y="12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6" draw:layer="layout" svg:width="0.135cm" svg:height="9cm" svg:x="15.038cm" svg:y="9.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6" draw:layer="layout" svg:width="9cm" svg:height="0.288cm" svg:x="14.894cm" svg:y="13.2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16" draw:layer="layout" svg:width="9cm" svg:height="0.279cm" svg:x="14.894cm" svg:y="13.8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6" draw:layer="layout" svg:width="9cm" svg:height="0.288cm" svg:x="14.894cm" svg:y="14.3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16" draw:layer="layout" svg:width="9cm" svg:height="0.279cm" svg:x="14.894cm" svg:y="14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6" draw:layer="layout" svg:width="9cm" svg:height="0.288cm" svg:x="14.894cm" svg:y="15.4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16" draw:layer="layout" svg:width="9cm" svg:height="0.279cm" svg:x="14.894cm" svg:y="16.0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6" draw:layer="layout" svg:width="9cm" svg:height="0.288cm" svg:x="14.894cm" svg:y="16.6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16" draw:layer="layout" svg:width="9cm" svg:height="0.279cm" svg:x="14.894cm" svg:y="17.1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6" draw:layer="layout" svg:width="9cm" svg:height="0.288cm" svg:x="14.894cm" svg:y="17.7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16" draw:layer="layout" svg:width="9cm" svg:height="0.279cm" svg:x="14.894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7" draw:layer="layout" svg:width="9cm" svg:height="9cm" svg:x="14.894cm" svg:y="9.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17" draw:layer="layout" svg:width="0.558cm" svg:height="0.279cm" svg:x="23.336cm" svg:y="18.0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7" draw:layer="layout" svg:width="0.846cm" svg:height="0.279cm" svg:x="22.49cm" svg:y="18.0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17" draw:layer="layout" svg:width="2.529cm" svg:height="0.279cm" svg:x="21.365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7" draw:layer="layout" svg:width="0.846cm" svg:height="0.279cm" svg:x="20.519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17" draw:layer="layout" svg:width="1.683cm" svg:height="0.279cm" svg:x="18.836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7" draw:layer="layout" svg:width="0.846cm" svg:height="0.279cm" svg:x="17.99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17" draw:layer="layout" svg:width="3.096cm" svg:height="0.279cm" svg:x="14.894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8" draw:text-style-name="P17" draw:layer="layout" svg:x1="15.94cm" svg:y1="9.861cm" svg:x2="17.988cm" svg:y2="18.299cm">
            <text:p/>
          </draw:line>
          <draw:line draw:style-name="gr18" draw:text-style-name="P17" draw:layer="layout" svg:x1="16.078cm" svg:y1="9.861cm" svg:x2="20.519cm" svg:y2="18.299cm">
            <text:p/>
          </draw:line>
          <draw:line draw:style-name="gr18" draw:text-style-name="P17" draw:layer="layout" svg:x1="15.805cm" svg:y1="9.861cm" svg:x2="22.489cm" svg:y2="18.017cm">
            <text:p/>
          </draw:line>
        </draw:g>
        <draw:custom-shape draw:style-name="gr58" draw:text-style-name="P22" draw:layer="layout" svg:width="2.294cm" svg:height="2.645cm" draw:transform="rotate (-1.15628062944624) translate (11.509cm 15.33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25" draw:layer="layout" svg:width="16.799cm" svg:height="14.321cm" svg:x="2.1cm" svg:y="14.107cm" presentation:class="notes" presentation:user-transformed="true">
            <draw:text-box>
              <text:p text:style-name="P24"><text:span text:style-name="T6">Формат данных на диске полностью совпадает с представлением данных в оперативной памяти. Страница читается в буферный кеш</text:span><text:span text:style-name="T6"><text:line-break/></text:span><text:span text:style-name="T6">«как есть», без преобразований.</text:span></text:p>
              <text:p text:style-name="P24"><text:span text:style-name="T6">Поэтому файлы данных на одной платформе (разрядность, порядок <text:s/>байтов и т. п.) оказываются несовместимыми с другими платформами.</text:span></text:p>
              <text:p text:style-name="P24"><text:span text:style-name="T6">Кроме того, многие архитектуры предусматривают выравнивание <text:s/>данных по границам машинных слов. Например, на 32-битной системе <text:s/>x86 целые числа (тип integer, занимает 4 байта) будут выровнены по <text:s/>границе 4-байтных слов, как и числа с плавающей точкой двойной <text:s/>точности (тип double precision, 8 байт). А в 64-битной системе значения <text:s/>double precision будут выровнены по границе 8-байтных слов.</text:span></text:p>
              <text:p text:style-name="P24"><text:span text:style-name="T6">Из-за этого размер табличной строки зависит от порядка расположения полей. Обычно этот эффект не сильно заметен, но в некоторых случаях он может привести к существенному увеличению размера. Например, если располагать поля типов char(1) и integer вперемешку, между ними, как правило, будет пропадать 3 байта.</text:span></text:p>
              <text:p text:style-name="P24"><text:span text:style-name="T16"><text:a xlink:href="https://pgconf.ru/media/2016/05/13/tuple-internals-ru.pdf" xlink:type="simple">https://pgconf.ru/media/2016/05/13/tuple-internals-ru.pdf</text:a></text:span></text:p>
              <text:p text:style-name="P24"><text:span text:style-name="T6"/></text:p>
            </draw:text-box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frame presentation:style-name="pr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9" draw:layer="layout" svg:width="25.6cm" svg:height="14.4cm" svg:x="1.2cm" svg:y="4.8cm" presentation:class="outline" presentation:placeholder="true" presentation:user-transformed="true">
          <draw:text-box/>
        </draw:frame>
        <draw:frame draw:style-name="gr59" draw:text-style-name="P27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1"><text:span text:style-name="T18"><text:s text:c="11"/></text:span><text:span text:style-name="T18">$ psql</text:span></text:p>
            <text:p text:style-name="P1"><text:span text:style-name="T18"><text:s text:c="11"/></text:span><text:span text:style-name="T18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custom-shape draw:style-name="gr60" draw:text-style-name="P29" draw:layer="layout" svg:width="3cm" svg:height="1.2cm" svg:x="4.306cm" svg:y="14.103cm">
          <text:p text:style-name="P28"><text:span text:style-name="T19">указател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Указатели на версии строк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26"><text:span text:style-name="T11"><text:s/></text:span></text:p>
              </text:list-item>
            </text:list>
          </draw:text-box>
        </draw:frame>
        <draw:custom-shape draw:style-name="gr61" draw:text-style-name="P29" draw:layer="layout" svg:width="14.715cm" svg:height="1.2cm" svg:x="8.998cm" svg:y="14.284cm">
          <text:p text:style-name="P28"><text:span text:style-name="T20">версия строк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32">
          <draw:custom-shape draw:style-name="gr62" draw:text-style-name="P30" draw:layer="layout" svg:width="14.808cm" svg:height="1.206cm" svg:x="8.992cm" svg:y="15.392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30" draw:layer="layout" svg:width="14.808cm" svg:height="1.206cm" svg:x="8.992cm" svg:y="16.599cm">
            <text:p/>
            <draw:enhanced-geometry svg:viewBox="0 0 21600 21600" draw:type="rectangle" draw:enhanced-path="M 0 0 L 21600 0 21600 21600 0 21600 0 0 Z N"/>
          </draw:custom-shape>
        </draw:g>
        <draw:connector draw:style-name="gr63" draw:text-style-name="P31" draw:layer="layout" draw:type="curve" svg:x1="7.272cm" svg:y1="17.194cm" svg:x2="8.992cm" svg:y2="17.193cm" svg:d="M7272 17194c1290 0 430-1 1720-1" svg:viewBox="0 0 1721 2">
          <text:p/>
        </draw:connector>
        <draw:g draw:style-name="gr32">
          <draw:g draw:style-name="gr32">
            <draw:custom-shape draw:style-name="gr64" draw:text-style-name="P32" draw:layer="layout" svg:width="3.597cm" svg:height="2.936cm" svg:x="3.977cm" svg:y="15.11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2074.19689119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5" draw:text-style-name="P30" draw:layer="layout" svg:width="3cm" svg:height="1.2cm" svg:x="4.272cm" svg:y="15.3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5" draw:text-style-name="P30" draw:layer="layout" svg:width="3cm" svg:height="1.2cm" svg:x="4.272cm" svg:y="16.5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onnector draw:style-name="gr63" draw:text-style-name="P31" draw:layer="layout" draw:type="curve" svg:x1="7.272cm" svg:y1="15.993cm" svg:x2="8.992cm" svg:y2="15.992cm" svg:d="M7272 15993c1290 0 430-1 1720-1" svg:viewBox="0 0 1721 2">
          <text:p/>
        </draw:connector>
        <draw:custom-shape draw:style-name="gr66" draw:text-style-name="P20" draw:layer="layout" svg:width="4.572cm" svg:height="2.159cm" svg:x="8.128cm" svg:y="10.795cm">
          <text:p text:style-name="P19"><text:span text:style-name="T13">Ссылка</text:span></text:p>
          <text:p text:style-name="P19"><text:span text:style-name="T13">на версию строки,</text:span></text:p>
          <text:p text:style-name="P19"><text:span text:style-name="T13">ее длина и статус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112.70500765362 40890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25" draw:layer="layout" svg:width="16.799cm" svg:height="13.364cm" svg:x="2.1cm" svg:y="14.107cm" presentation:class="notes" presentation:user-transformed="true">
            <draw:text-box>
              <text:p text:style-name="P24"><text:span text:style-name="T6">Страница содержит массив указателей на версии строк.</text:span></text:p>
              <text:p text:style-name="P24"><text:span text:style-name="T6">Каждый указатель (занимающий 4 байта) содержит:</text:span></text:p>
              <text:p text:style-name="P24"><text:span text:style-name="T6">- ссылку на версию строки;</text:span></text:p>
              <text:p text:style-name="P24"><text:span text:style-name="T6">- длину этой версии строки (для удобства);</text:span></text:p>
              <text:p text:style-name="P24"><text:span text:style-name="T6">- несколько бит, определяющих статус версии строки.</text:span></text:p>
              <text:p text:style-name="P24"><text:span text:style-name="T6"/></text:p>
            </draw:text-box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custom-shape draw:style-name="gr67" draw:text-style-name="P29" draw:layer="layout" svg:width="2cm" svg:height="1.2cm" svg:x="17.805cm" svg:y="14.202cm">
          <text:p text:style-name="P28"><text:span text:style-name="T19">ctid</text:span></text:p>
          <draw:enhanced-geometry svg:viewBox="0 0 21600 21600" draw:type="rectangle" draw:enhanced-path="M 0 0 L 21600 0 21600 21600 0 21600 0 0 Z N"/>
        </draw:custom-shape>
        <draw:custom-shape draw:style-name="gr67" draw:text-style-name="P29" draw:layer="layout" svg:width="2cm" svg:height="1.2cm" svg:x="9.005cm" svg:y="14.202cm">
          <text:p text:style-name="P28"><text:span text:style-name="T19">xmin</text:span></text:p>
          <draw:enhanced-geometry svg:viewBox="0 0 21600 21600" draw:type="rectangle" draw:enhanced-path="M 0 0 L 21600 0 21600 21600 0 21600 0 0 Z N"/>
        </draw:custom-shape>
        <draw:custom-shape draw:style-name="gr67" draw:text-style-name="P29" draw:layer="layout" svg:width="2cm" svg:height="1.2cm" svg:x="11.005cm" svg:y="14.202cm">
          <text:p text:style-name="P28"><text:span text:style-name="T19">xmax</text:span></text:p>
          <draw:enhanced-geometry svg:viewBox="0 0 21600 21600" draw:type="rectangle" draw:enhanced-path="M 0 0 L 21600 0 21600 21600 0 21600 0 0 Z N"/>
        </draw:custom-shape>
        <draw:custom-shape draw:style-name="gr68" draw:text-style-name="P29" draw:layer="layout" svg:width="3.99cm" svg:height="1.2cm" svg:x="19.805cm" svg:y="14.202cm">
          <text:p text:style-name="P28"><text:span text:style-name="T20">данны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4" draw:layer="layout" svg:width="5.3cm" svg:height="0.87cm" draw:transform="rotate (1.5707963267949) translate (12.904cm 15.301cm)">
          <text:p text:style-name="P33"><text:span text:style-name="T19">xmin commit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4" draw:layer="layout" svg:width="5.3cm" svg:height="0.81cm" draw:transform="rotate (1.5707963267949) translate (13.749cm 15.301cm)">
          <text:p text:style-name="P33"><text:span text:style-name="T19">xmin abor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4" draw:layer="layout" svg:width="5.3cm" svg:height="0.97cm" draw:transform="rotate (1.5707963267949) translate (14.484cm 15.301cm)">
          <text:p text:style-name="P33"><text:span text:style-name="T19">xmax commit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4" draw:layer="layout" svg:width="5.3cm" svg:height="1.02cm" draw:transform="rotate (1.5707963267949) translate (15.274cm 15.301cm)">
          <text:p text:style-name="P33"><text:span text:style-name="T19">xmax abor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4" draw:layer="layout" svg:width="5.3cm" svg:height="0.97cm" draw:transform="rotate (1.5707963267949) translate (16.114cm 15.302cm)">
          <text:p text:style-name="P33"><text:span text:style-name="T19">heap hot u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4" draw:layer="layout" svg:width="5.3cm" svg:height="1.02cm" draw:transform="rotate (1.5707963267949) translate (16.904cm 15.302cm)">
          <text:p text:style-name="P33"><text:span text:style-name="T19">heap only tu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2" draw:layer="layout" svg:width="15.394cm" svg:height="2.936cm" svg:x="8.71cm" svg:y="15.1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74.196891191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Версии строк в таблице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26"><text:span text:style-name="T11"><text:s/></text:span></text:p>
              </text:list-item>
            </text:list>
          </draw:text-box>
        </draw:frame>
        <draw:custom-shape draw:style-name="gr74" draw:text-style-name="P29" draw:layer="layout" svg:width="2cm" svg:height="1.2cm" svg:x="17.8cm" svg:y="15.402cm">
          <text:p text:style-name="P28"><text:span text:style-name="T19">(0,2)</text:span></text:p>
          <draw:enhanced-geometry svg:viewBox="0 0 21600 21600" draw:type="rectangle" draw:enhanced-path="M 0 0 L 21600 0 21600 21600 0 21600 0 0 Z N"/>
        </draw:custom-shape>
        <draw:custom-shape draw:style-name="gr75" draw:text-style-name="P30" xml:id="id8" draw:id="id8" draw:layer="layout" svg:width="2cm" svg:height="1.2cm" svg:x="8.996cm" svg:y="15.402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0" draw:layer="layout" svg:width="2cm" svg:height="1.2cm" svg:x="10.996cm" svg:y="15.40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35" draw:layer="layout" svg:width="0.8cm" svg:height="1.2cm" svg:x="12.996cm" svg:y="15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6" draw:layer="layout" svg:width="0.8cm" svg:height="1.2cm" svg:x="14.596cm" svg:y="15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7" draw:layer="layout" svg:width="0.8cm" svg:height="1.2cm" svg:x="15.396cm" svg:y="15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30" draw:layer="layout" svg:width="4cm" svg:height="1.2cm" svg:x="19.796cm" svg:y="15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6" draw:layer="layout" svg:width="0.8cm" svg:height="1.2cm" svg:x="13.796cm" svg:y="15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3" draw:text-style-name="P31" draw:layer="layout" draw:type="curve" svg:x1="7.301cm" svg:y1="16.003cm" svg:x2="8.996cm" svg:y2="16.002cm" draw:start-shape="id7" draw:start-glue-point="1" draw:end-shape="id8" draw:end-glue-point="3" svg:d="M7301 16003c1272 0 425-1 1695-1" svg:viewBox="0 0 1696 2">
          <text:p/>
        </draw:connector>
        <draw:custom-shape draw:style-name="gr77" draw:text-style-name="P36" draw:layer="layout" svg:width="0.8cm" svg:height="1.2cm" svg:x="16.196cm" svg:y="15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6" draw:layer="layout" svg:width="0.8cm" svg:height="1.2cm" svg:x="16.996cm" svg:y="15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30" xml:id="id7" draw:id="id7" draw:layer="layout" svg:width="3cm" svg:height="1.2cm" svg:x="4.301cm" svg:y="15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9" draw:layer="layout" svg:width="2cm" svg:height="1.2cm" svg:x="17.801cm" svg:y="16.603cm">
          <text:p text:style-name="P28"><text:span text:style-name="T19">(0,2)</text:span></text:p>
          <draw:enhanced-geometry svg:viewBox="0 0 21600 21600" draw:type="rectangle" draw:enhanced-path="M 0 0 L 21600 0 21600 21600 0 21600 0 0 Z N"/>
        </draw:custom-shape>
        <draw:custom-shape draw:style-name="gr75" draw:text-style-name="P30" xml:id="id10" draw:id="id10" draw:layer="layout" svg:width="2cm" svg:height="1.2cm" svg:x="8.997cm" svg:y="16.603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0" draw:layer="layout" svg:width="2cm" svg:height="1.2cm" svg:x="10.997cm" svg:y="16.60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35" draw:layer="layout" svg:width="0.8cm" svg:height="1.2cm" svg:x="12.997cm" svg:y="16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6" draw:layer="layout" svg:width="0.8cm" svg:height="1.2cm" svg:x="14.597cm" svg:y="16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7" draw:layer="layout" svg:width="0.8cm" svg:height="1.2cm" svg:x="15.397cm" svg:y="16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30" draw:layer="layout" svg:width="4cm" svg:height="1.2cm" svg:x="19.797cm" svg:y="16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6" draw:layer="layout" svg:width="0.8cm" svg:height="1.2cm" svg:x="13.797cm" svg:y="16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3" draw:text-style-name="P31" draw:layer="layout" draw:type="curve" svg:x1="7.302cm" svg:y1="17.204cm" svg:x2="8.997cm" svg:y2="17.203cm" draw:start-shape="id9" draw:start-glue-point="1" draw:end-shape="id10" draw:end-glue-point="3" svg:d="M7302 17204c1272 0 425-1 1695-1" svg:viewBox="0 0 1696 2">
          <text:p/>
        </draw:connector>
        <draw:custom-shape draw:style-name="gr77" draw:text-style-name="P36" draw:layer="layout" svg:width="0.8cm" svg:height="1.2cm" svg:x="16.197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6" draw:layer="layout" svg:width="0.8cm" svg:height="1.2cm" svg:x="16.997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30" xml:id="id9" draw:id="id9" draw:layer="layout" svg:width="3cm" svg:height="1.2cm" svg:x="4.302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3" draw:text-style-name="P31" draw:layer="layout" draw:type="curve" svg:x1="19.825cm" svg:y1="16.007cm" svg:x2="19.826cm" svg:y2="17.208cm" svg:d="M19825 16007c753 0 752 1201 1 1201" svg:viewBox="0 0 566 1202">
          <text:p/>
        </draw:connector>
        <draw:custom-shape draw:style-name="gr79" draw:text-style-name="P20" draw:layer="layout" svg:width="4.038cm" svg:height="1.529cm" svg:x="4.891cm" svg:y="11.94cm">
          <text:p text:style-name="P19"><text:span text:style-name="T13">номер транзакции,</text:span></text:p>
          <text:p text:style-name="P19"><text:span text:style-name="T13">создавшей версию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958.4550631344 34560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9" draw:text-style-name="P20" draw:layer="layout" svg:width="4.038cm" svg:height="1.529cm" svg:x="7.906cm" svg:y="10.599cm">
          <text:p text:style-name="P19"><text:span text:style-name="T13">номер транзакции,</text:span></text:p>
          <text:p text:style-name="P19"><text:span text:style-name="T13">удалившей версию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038.4748700173 54141.176470588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80" draw:text-style-name="P17" draw:layer="layout" svg:width="0.51cm" svg:height="4.918cm" draw:transform="rotate (1.5707963267949) translate (12.901cm 9.813cm)">
          <text:p/>
          <draw:enhanced-geometry svg:viewBox="0 0 21600 21600" draw:mirror-vertical="true" draw:glue-points="21600 0 0 10800 21600 21600" draw:text-areas="13800 ?f9 21600 ?f10" draw:type="left-brace" draw:modifiers="1251.47387680423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1" draw:text-style-name="P38" draw:layer="layout" svg:width="6.662cm" svg:height="1.505cm" svg:x="12.05cm" svg:y="7.772cm">
          <draw:text-box>
            <text:p text:style-name="P11"><text:span text:style-name="T21">infomask — различные</text:span></text:p>
            <text:p text:style-name="P11"><text:span text:style-name="T21">информационные биты</text:span></text:p>
          </draw:text-box>
        </draw:frame>
        <draw:custom-shape draw:style-name="gr79" draw:text-style-name="P20" draw:layer="layout" svg:width="4.038cm" svg:height="1.529cm" svg:x="18.607cm" svg:y="10.552cm">
          <text:p text:style-name="P19"><text:span text:style-name="T13">следующая версия</text:span></text:p>
          <text:p text:style-name="P19"><text:span text:style-name="T13">той же строки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053.57761822233 53576.470588235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9" draw:text-style-name="P20" draw:layer="layout" svg:width="4.038cm" svg:height="1.529cm" svg:x="22.102cm" svg:y="11.607cm">
          <text:p text:style-name="P19"><text:span text:style-name="T13">значения полей</text:span></text:p>
          <text:p text:style-name="P19"><text:span text:style-name="T13">табличной строки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689.873731121565 39529.41176470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60" draw:text-style-name="P29" draw:layer="layout" svg:width="3cm" svg:height="1.2cm" svg:x="4.306cm" svg:y="14.103cm">
          <text:p text:style-name="P28"><text:span text:style-name="T19">указатель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25" draw:layer="layout" svg:width="16.799cm" svg:height="15.076cm" svg:x="2.1cm" svg:y="14.107cm" presentation:class="notes" presentation:user-transformed="true">
            <draw:text-box>
              <text:p text:style-name="P24"><text:span text:style-name="T22">Версии строк (tuples) в табличных страницах (heap pages) кроме собственно данных также </text:span><text:span text:style-name="T6">имеют заголовок. Этот заголовок, помимо прочего, содержит следующие важные поля:</text:span></text:p>
              <text:p text:style-name="P24"><text:span text:style-name="T6">- </text:span><text:span text:style-name="T8">xmin</text:span><text:span text:style-name="T6"> и </text:span><text:span text:style-name="T8">xmax</text:span><text:span text:style-name="T6"> определяют видимость данной версии строки в терминах начального и конечного номеров транзакций. Номера транзакций (TransactionId или xid) последовательно выбираются для транзакций из глобального счётчика, который используется всеми базами данных в рамках кластера PostgreSQL. </text:span></text:p>
              <text:p text:style-name="P24"><text:span text:style-name="T6">- </text:span><text:span text:style-name="T8">infomask</text:span><text:span text:style-name="T6"> содержит ряд битов, определяющих свойства данной версии. На рисунке показаны основные из них, но далеко не все. Часть показанных битов будет рассмотрена в этой теме, часть — в других темах этого модуля.</text:span></text:p>
              <text:p text:style-name="P24"><text:span text:style-name="T6">- </text:span><text:span text:style-name="T8">ctid</text:span><text:span text:style-name="T6"> является ссылкой на следующую, более новую, версию той же строки. У самой новой, </text:span><text:span text:style-name="T23">актуальной</text:span><text:span text:style-name="T6">, версии строки ctid ссылается на саму эту версию. Такие ссылки используются не всегда, мы рассмотрим их в теме «HOT-обновления».</text:span></text:p>
              <text:p text:style-name="P24"><text:span text:style-name="T6">Заголовок версии строки на табличной странице составляет 23 байта (или больше: в него включается битовая карта неопределенных значений).</text:span></text:p>
              <text:p text:style-name="P24"><text:span text:style-name="T6">Напомним, что каждая версия строки всегда целиком помещается внутрь одной страницы. Если версия строки имеет большой размер, PostgreSQL попробует сжать часть полей или вынести часть полей</text:span><text:span text:style-name="T6"><text:line-break/></text:span><text:span text:style-name="T6">во внешнее TOAST-хранилище (это рассматривается в модуле «Организация данных» курса DBA1).</text:span></text:p>
              <text:p text:style-name="P24"><text:span text:style-name="T6"/></text:p>
            </draw:text-box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custom-shape draw:style-name="gr67" draw:text-style-name="P29" draw:layer="layout" svg:width="2cm" svg:height="1.2cm" svg:x="9cm" svg:y="3.61cm">
          <text:p text:style-name="P28"><text:span text:style-name="T19">ctid</text:span></text:p>
          <draw:enhanced-geometry svg:viewBox="0 0 21600 21600" draw:type="rectangle" draw:enhanced-path="M 0 0 L 21600 0 21600 21600 0 21600 0 0 Z N"/>
        </draw:custom-shape>
        <draw:custom-shape draw:style-name="gr82" draw:text-style-name="P29" draw:layer="layout" svg:width="3.2cm" svg:height="1.2cm" svg:x="11cm" svg:y="3.61cm">
          <text:p text:style-name="P28"><text:span text:style-name="T20">ключ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Индексные записи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26"><text:span text:style-name="T11"><text:s/></text:span></text:p>
              </text:list-item>
            </text:list>
          </draw:text-box>
        </draw:frame>
        <draw:custom-shape draw:style-name="gr67" draw:text-style-name="P29" draw:layer="layout" svg:width="2cm" svg:height="1.2cm" svg:x="17.807cm" svg:y="14.203cm">
          <text:p text:style-name="P28"><text:span text:style-name="T19">ctid</text:span></text:p>
          <draw:enhanced-geometry svg:viewBox="0 0 21600 21600" draw:type="rectangle" draw:enhanced-path="M 0 0 L 21600 0 21600 21600 0 21600 0 0 Z N"/>
        </draw:custom-shape>
        <draw:custom-shape draw:style-name="gr67" draw:text-style-name="P29" draw:layer="layout" svg:width="2cm" svg:height="1.2cm" svg:x="9.007cm" svg:y="14.203cm">
          <text:p text:style-name="P28"><text:span text:style-name="T19">xmin</text:span></text:p>
          <draw:enhanced-geometry svg:viewBox="0 0 21600 21600" draw:type="rectangle" draw:enhanced-path="M 0 0 L 21600 0 21600 21600 0 21600 0 0 Z N"/>
        </draw:custom-shape>
        <draw:custom-shape draw:style-name="gr67" draw:text-style-name="P29" draw:layer="layout" svg:width="2cm" svg:height="1.2cm" svg:x="11.007cm" svg:y="14.203cm">
          <text:p text:style-name="P28"><text:span text:style-name="T19">xmax</text:span></text:p>
          <draw:enhanced-geometry svg:viewBox="0 0 21600 21600" draw:type="rectangle" draw:enhanced-path="M 0 0 L 21600 0 21600 21600 0 21600 0 0 Z N"/>
        </draw:custom-shape>
        <draw:custom-shape draw:style-name="gr68" draw:text-style-name="P29" draw:layer="layout" svg:width="3.99cm" svg:height="1.2cm" svg:x="19.807cm" svg:y="14.203cm">
          <text:p text:style-name="P28"><text:span text:style-name="T20">данны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4" draw:layer="layout" svg:width="5.3cm" svg:height="0.87cm" draw:transform="rotate (1.5707963267949) translate (12.906cm 15.302cm)">
          <text:p text:style-name="P33"><text:span text:style-name="T19">xmin commit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4" draw:layer="layout" svg:width="5.3cm" svg:height="0.81cm" draw:transform="rotate (1.5707963267949) translate (13.751cm 15.302cm)">
          <text:p text:style-name="P33"><text:span text:style-name="T19">xmin abor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4" draw:layer="layout" svg:width="5.3cm" svg:height="0.97cm" draw:transform="rotate (1.5707963267949) translate (14.486cm 15.302cm)">
          <text:p text:style-name="P33"><text:span text:style-name="T19">xmax commit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4" draw:layer="layout" svg:width="5.3cm" svg:height="1.02cm" draw:transform="rotate (1.5707963267949) translate (15.276cm 15.302cm)">
          <text:p text:style-name="P33"><text:span text:style-name="T19">xmax abor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4" draw:layer="layout" svg:width="5.3cm" svg:height="0.97cm" draw:transform="rotate (1.5707963267949) translate (16.116cm 15.303cm)">
          <text:p text:style-name="P33"><text:span text:style-name="T19">heap hot u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4" draw:layer="layout" svg:width="5.3cm" svg:height="1.02cm" draw:transform="rotate (1.5707963267949) translate (16.906cm 15.303cm)">
          <text:p text:style-name="P33"><text:span text:style-name="T19">heap only tu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32" draw:layer="layout" svg:width="5.84cm" svg:height="2.936cm" svg:x="8.712cm" svg:y="4.54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34.1164453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29" draw:layer="layout" svg:width="2cm" svg:height="1.2cm" svg:x="17.802cm" svg:y="15.403cm">
          <text:p text:style-name="P28"><text:span text:style-name="T19">(0,2)</text:span></text:p>
          <draw:enhanced-geometry svg:viewBox="0 0 21600 21600" draw:type="rectangle" draw:enhanced-path="M 0 0 L 21600 0 21600 21600 0 21600 0 0 Z N"/>
        </draw:custom-shape>
        <draw:custom-shape draw:style-name="gr75" draw:text-style-name="P30" xml:id="id12" draw:id="id12" draw:layer="layout" svg:width="2cm" svg:height="1.2cm" svg:x="8.998cm" svg:y="15.403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0" draw:layer="layout" svg:width="2cm" svg:height="1.2cm" svg:x="10.998cm" svg:y="15.40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35" draw:layer="layout" svg:width="0.8cm" svg:height="1.2cm" svg:x="12.998cm" svg:y="15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6" draw:layer="layout" svg:width="0.8cm" svg:height="1.2cm" svg:x="14.598cm" svg:y="15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7" draw:layer="layout" svg:width="0.8cm" svg:height="1.2cm" svg:x="15.398cm" svg:y="15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30" draw:layer="layout" svg:width="4cm" svg:height="1.2cm" svg:x="19.798cm" svg:y="15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6" draw:layer="layout" svg:width="0.8cm" svg:height="1.2cm" svg:x="13.798cm" svg:y="15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9" draw:layer="layout" svg:width="2cm" svg:height="1.2cm" svg:x="1.203cm" svg:y="15.404cm">
          <text:p text:style-name="P28"><text:span text:style-name="T19">(0,1)</text:span></text:p>
          <draw:enhanced-geometry svg:viewBox="0 0 21600 21600" draw:type="rectangle" draw:enhanced-path="M 0 0 L 21600 0 21600 21600 0 21600 0 0 Z N"/>
        </draw:custom-shape>
        <draw:connector draw:style-name="gr63" draw:text-style-name="P31" draw:layer="layout" draw:type="curve" svg:x1="7.303cm" svg:y1="16.004cm" svg:x2="8.998cm" svg:y2="16.003cm" draw:start-shape="id11" draw:start-glue-point="1" draw:end-shape="id12" draw:end-glue-point="3" svg:d="M7303 16004c1272 0 425-1 1695-1" svg:viewBox="0 0 1696 2">
          <text:p/>
        </draw:connector>
        <draw:custom-shape draw:style-name="gr77" draw:text-style-name="P36" draw:layer="layout" svg:width="0.8cm" svg:height="1.2cm" svg:x="16.198cm" svg:y="15.4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6" draw:layer="layout" svg:width="0.8cm" svg:height="1.2cm" svg:x="16.998cm" svg:y="15.4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29" draw:layer="layout" svg:width="3cm" svg:height="1.2cm" svg:x="4.308cm" svg:y="14.204cm">
          <text:p text:style-name="P28"><text:span text:style-name="T19">стату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30" xml:id="id11" draw:id="id11" draw:layer="layout" svg:width="3cm" svg:height="1.2cm" svg:x="4.303cm" svg:y="15.4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9" draw:layer="layout" svg:width="2cm" svg:height="1.2cm" svg:x="17.803cm" svg:y="16.604cm">
          <text:p text:style-name="P28"><text:span text:style-name="T19">(0,2)</text:span></text:p>
          <draw:enhanced-geometry svg:viewBox="0 0 21600 21600" draw:type="rectangle" draw:enhanced-path="M 0 0 L 21600 0 21600 21600 0 21600 0 0 Z N"/>
        </draw:custom-shape>
        <draw:custom-shape draw:style-name="gr75" draw:text-style-name="P30" xml:id="id14" draw:id="id14" draw:layer="layout" svg:width="2cm" svg:height="1.2cm" svg:x="8.999cm" svg:y="16.60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0" draw:layer="layout" svg:width="2cm" svg:height="1.2cm" svg:x="10.999cm" svg:y="16.604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35" draw:layer="layout" svg:width="0.8cm" svg:height="1.2cm" svg:x="12.999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6" draw:layer="layout" svg:width="0.8cm" svg:height="1.2cm" svg:x="14.599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7" draw:layer="layout" svg:width="0.8cm" svg:height="1.2cm" svg:x="15.399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30" draw:layer="layout" svg:width="4cm" svg:height="1.2cm" svg:x="19.799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6" draw:layer="layout" svg:width="0.8cm" svg:height="1.2cm" svg:x="13.799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9" draw:layer="layout" svg:width="2cm" svg:height="1.2cm" svg:x="1.204cm" svg:y="16.605cm">
          <text:p text:style-name="P28"><text:span text:style-name="T19">(0,2)</text:span></text:p>
          <draw:enhanced-geometry svg:viewBox="0 0 21600 21600" draw:type="rectangle" draw:enhanced-path="M 0 0 L 21600 0 21600 21600 0 21600 0 0 Z N"/>
        </draw:custom-shape>
        <draw:connector draw:style-name="gr63" draw:text-style-name="P31" draw:layer="layout" draw:type="curve" svg:x1="7.304cm" svg:y1="17.205cm" svg:x2="8.999cm" svg:y2="17.204cm" draw:start-shape="id13" draw:start-glue-point="1" draw:end-shape="id14" draw:end-glue-point="3" svg:d="M7304 17205c1272 0 425-1 1695-1" svg:viewBox="0 0 1696 2">
          <text:p/>
        </draw:connector>
        <draw:custom-shape draw:style-name="gr77" draw:text-style-name="P36" draw:layer="layout" svg:width="0.8cm" svg:height="1.2cm" svg:x="16.199cm" svg:y="1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6" draw:layer="layout" svg:width="0.8cm" svg:height="1.2cm" svg:x="16.999cm" svg:y="1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30" xml:id="id13" draw:id="id13" draw:layer="layout" svg:width="3cm" svg:height="1.2cm" svg:x="4.304cm" svg:y="1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3" draw:text-style-name="P31" draw:layer="layout" draw:type="curve" svg:x1="19.827cm" svg:y1="16.008cm" svg:x2="19.828cm" svg:y2="17.209cm" svg:d="M19827 16008c753 0 752 1201 1 1201" svg:viewBox="0 0 566 1202">
          <text:p/>
        </draw:connector>
        <draw:custom-shape draw:style-name="gr74" draw:text-style-name="P29" xml:id="id16" draw:id="id16" draw:layer="layout" svg:width="2cm" svg:height="1.2cm" svg:x="9cm" svg:y="4.81cm">
          <text:p text:style-name="P28"><text:span text:style-name="T19">(0,1)</text:span></text:p>
          <draw:enhanced-geometry svg:viewBox="0 0 21600 21600" draw:type="rectangle" draw:enhanced-path="M 0 0 L 21600 0 21600 21600 0 21600 0 0 Z N"/>
        </draw:custom-shape>
        <draw:custom-shape draw:style-name="gr84" draw:text-style-name="P30" draw:layer="layout" svg:width="3.2cm" svg:height="1.2cm" svg:x="11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3" draw:text-style-name="P11" draw:layer="layout" draw:type="curve" svg:x1="9cm" svg:y1="6.61cm" svg:x2="4.304cm" svg:y2="17.205cm" draw:start-shape="id15" draw:start-glue-point="3" draw:end-shape="id13" draw:end-glue-point="3" svg:d="M9000 6610c-7795 0-5447 10595-4696 10595" svg:viewBox="0 0 5619 10596">
          <text:p/>
        </draw:connector>
        <draw:custom-shape draw:style-name="gr74" draw:text-style-name="P29" xml:id="id15" draw:id="id15" draw:layer="layout" svg:width="2cm" svg:height="1.2cm" svg:x="9cm" svg:y="6.01cm">
          <text:p text:style-name="P28"><text:span text:style-name="T19">(0,2)</text:span></text:p>
          <draw:enhanced-geometry svg:viewBox="0 0 21600 21600" draw:type="rectangle" draw:enhanced-path="M 0 0 L 21600 0 21600 21600 0 21600 0 0 Z N"/>
        </draw:custom-shape>
        <draw:custom-shape draw:style-name="gr84" draw:text-style-name="P30" draw:layer="layout" svg:width="3.2cm" svg:height="1.2cm" svg:x="11cm" svg:y="6.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3" draw:text-style-name="P11" draw:layer="layout" draw:type="curve" svg:x1="9cm" svg:y1="5.41cm" svg:x2="4.303cm" svg:y2="16.004cm" draw:start-shape="id16" draw:start-glue-point="3" draw:end-shape="id11" draw:end-glue-point="3" svg:d="M9000 5410c-7797 0-5448 10594-4697 10594" svg:viewBox="0 0 5620 10595">
          <text:p/>
        </draw:connector>
        <draw:custom-shape draw:style-name="gr79" draw:text-style-name="P20" draw:layer="layout" svg:width="4.038cm" svg:height="1.529cm" svg:x="5.735cm" svg:y="8.599cm">
          <text:p text:style-name="P19"><text:span text:style-name="T13">указатель на версию</text:span></text:p>
          <text:p text:style-name="P19"><text:span text:style-name="T13">строки в таблице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091.9534538252 -19581.176470588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9" draw:text-style-name="P20" draw:layer="layout" svg:width="4.038cm" svg:height="1.529cm" svg:x="15.718cm" svg:y="6.839cm">
          <text:p text:style-name="P19"><text:span text:style-name="T13">значения ключей</text:span></text:p>
          <text:p text:style-name="P19"><text:span text:style-name="T13">индексирования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085.96187175043 -1552.941176470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25" draw:layer="layout" svg:width="16.799cm" svg:height="15.076cm" svg:x="2.1cm" svg:y="14.107cm" presentation:class="notes" presentation:user-transformed="true">
            <draw:text-box>
              <text:p text:style-name="P24"><text:span text:style-name="T6">Информация в индексной странице сильно зависит от типа индекса.</text:span><text:span text:style-name="T6"><text:line-break/></text:span><text:span text:style-name="T6">И даже у одного типа индекса бывают разные виды страниц. Например, у B-дерева есть страница с метаданными и «обычные» страницы.</text:span></text:p>
              <text:p text:style-name="P24"><text:span text:style-name="T6">Тем не менее, обычно в странице имеется массив указателей и строки (так же, как и в табличной странице). Во избежание путаницы мы будем называть индексные строки </text:span><text:span text:style-name="T24">записями</text:span><text:span text:style-name="T6">. Кроме того, в конце индексной страницы отводится место под специальные данные.</text:span></text:p>
              <text:p text:style-name="P24"><text:span text:style-name="T22">Сами индексные записи тоже могут иметь очень разную структуру</text:span><text:span text:style-name="T22"><text:line-break/></text:span><text:span text:style-name="T22">в зависимости от типа индекса. Например, для B-дерева записи, относящиеся к листовым страницам, содержат значение ключа индексирования и ссылку (ctid) на соответствующую строку таблицы (подробно структура B-дерева и другие индексы разбираются в учебном курсе QPT </text:span><text:span text:style-name="T6">«Оптимизация запросов»).</text:span></text:p>
              <text:p text:style-name="P24"><text:span text:style-name="T6">В общем случае индекс разного типа может быть устроен по-разному,</text:span><text:span text:style-name="T6"><text:line-break/></text:span><text:span text:style-name="T6">но как правило он все равно будет содержать ссылки на версии строк.</text:span></text:p>
              <text:p text:style-name="P24"><text:span text:style-name="T6">Номера ctid имеют вид (</text:span><text:span text:style-name="T24">x</text:span><text:span text:style-name="T6">,</text:span><text:span text:style-name="T24">y</text:span><text:span text:style-name="T6">): здесь </text:span><text:span text:style-name="T24">x</text:span><text:span text:style-name="T6"> — номер страницы, </text:span><text:span text:style-name="T24">y</text:span><text:span text:style-name="T6"> — порядковый номер указателя в массиве. Для удобства мы будем показывать номера слева от указателей на табличные версии строк.</text:span></text:p>
              <text:p text:style-name="P24"><text:span text:style-name="T6">Важный момент состоит в том, что никакой индекс не содержит информацию о версионности (нет полей xmin и xmax). Прочитав индексную запись, невозможно определить видимость строки, на которую она ссылается, не заглянув в табличную страницу. Для оптимизации этой проверки служит карта видимости.</text:span></text:p>
              <text:p text:style-name="P24"><text:span text:style-name="T22">На рисунке показаны записи обычного индекса </text:span><text:span text:style-name="T6">— B-дерева. Для простоты указатели на эти записи опущены.</text:span></text:p>
            </draw:text-box>
          </draw:frame>
        </presentation:notes>
      </draw:page>
      <draw:page draw:name="page9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Вставка</text:span></text:p>
          </draw:text-box>
        </draw:frame>
        <draw:custom-shape draw:style-name="gr67" draw:text-style-name="P29" draw:layer="layout" svg:width="2cm" svg:height="1.2cm" svg:x="9.004cm" svg:y="14.201cm">
          <text:p text:style-name="P28"><text:span text:style-name="T19">xmin</text:span></text:p>
          <draw:enhanced-geometry svg:viewBox="0 0 21600 21600" draw:type="rectangle" draw:enhanced-path="M 0 0 L 21600 0 21600 21600 0 21600 0 0 Z N"/>
        </draw:custom-shape>
        <draw:custom-shape draw:style-name="gr67" draw:text-style-name="P29" draw:layer="layout" svg:width="2cm" svg:height="1.2cm" svg:x="11.004cm" svg:y="14.201cm">
          <text:p text:style-name="P28"><text:span text:style-name="T19">xmax</text:span></text:p>
          <draw:enhanced-geometry svg:viewBox="0 0 21600 21600" draw:type="rectangle" draw:enhanced-path="M 0 0 L 21600 0 21600 21600 0 21600 0 0 Z N"/>
        </draw:custom-shape>
        <draw:custom-shape draw:style-name="gr68" draw:text-style-name="P29" draw:layer="layout" svg:width="3.99cm" svg:height="1.2cm" svg:x="16.204cm" svg:y="14.201cm">
          <text:p text:style-name="P28"><text:span text:style-name="T20">данны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9" xml:id="id18" draw:id="id18" draw:layer="layout" svg:width="2cm" svg:height="1.2cm" svg:x="8.995cm" svg:y="15.401cm">
          <text:p text:style-name="P28"><text:span text:style-name="T19">100</text:span></text:p>
          <draw:enhanced-geometry svg:viewBox="0 0 21600 21600" draw:type="rectangle" draw:enhanced-path="M 0 0 L 21600 0 21600 21600 0 21600 0 0 Z N"/>
        </draw:custom-shape>
        <draw:custom-shape draw:style-name="gr74" draw:text-style-name="P29" draw:layer="layout" svg:width="2cm" svg:height="1.2cm" svg:x="10.995cm" svg:y="15.401cm">
          <text:p text:style-name="P28"><text:span text:style-name="T19">0</text:span></text:p>
          <draw:enhanced-geometry svg:viewBox="0 0 21600 21600" draw:type="rectangle" draw:enhanced-path="M 0 0 L 21600 0 21600 21600 0 21600 0 0 Z N"/>
        </draw:custom-shape>
        <draw:custom-shape draw:style-name="gr76" draw:text-style-name="P35" draw:layer="layout" svg:width="0.8cm" svg:height="1.2cm" svg:x="12.995cm" svg:y="15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6" draw:layer="layout" svg:width="0.8cm" svg:height="1.2cm" svg:x="14.595cm" svg:y="15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40" draw:layer="layout" svg:width="0.8cm" svg:height="1.2cm" svg:x="15.395cm" svg:y="15.401cm">
          <text:p text:style-name="P39"><text:span text:style-name="T25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9" draw:layer="layout" svg:width="4cm" svg:height="1.2cm" svg:x="16.195cm" svg:y="15.401cm">
          <text:p text:style-name="P28"><text:span text:style-name="T19">42,FO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6" draw:layer="layout" svg:width="0.8cm" svg:height="1.2cm" svg:x="13.795cm" svg:y="15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9" draw:layer="layout" svg:width="2cm" svg:height="1.2cm" svg:x="9cm" svg:y="3.6cm">
          <text:p text:style-name="P28"><text:span text:style-name="T19">ctid</text:span></text:p>
          <draw:enhanced-geometry svg:viewBox="0 0 21600 21600" draw:type="rectangle" draw:enhanced-path="M 0 0 L 21600 0 21600 21600 0 21600 0 0 Z N"/>
        </draw:custom-shape>
        <draw:custom-shape draw:style-name="gr82" draw:text-style-name="P29" draw:layer="layout" svg:width="3.2cm" svg:height="1.2cm" svg:x="11cm" svg:y="3.6cm">
          <text:p text:style-name="P28"><text:span text:style-name="T20">ключ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7" draw:layer="layout" svg:width="0.8cm" svg:height="1.2cm" svg:x="24.3cm" svg:y="8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6" draw:layer="layout" svg:width="0.8cm" svg:height="1.2cm" svg:x="25.1cm" svg:y="8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9" draw:layer="layout" svg:width="2cm" svg:height="1.2cm" svg:x="22.3cm" svg:y="8.956cm">
          <text:p text:style-name="P28"><text:span text:style-name="T19">100</text:span></text:p>
          <draw:enhanced-geometry svg:viewBox="0 0 21600 21600" draw:type="rectangle" draw:enhanced-path="M 0 0 L 21600 0 21600 21600 0 21600 0 0 Z N"/>
        </draw:custom-shape>
        <draw:custom-shape draw:style-name="gr87" draw:text-style-name="P34" draw:layer="layout" svg:width="3.3cm" svg:height="0.9cm" draw:transform="rotate (1.5707963267949) translate (24.3cm 8.9cm)">
          <text:p text:style-name="P33"><text:span text:style-name="T19">commit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34" draw:layer="layout" svg:width="3.316cm" svg:height="0.8cm" draw:transform="rotate (1.5707963267949) translate (25.1cm 8.92cm)">
          <text:p text:style-name="P33"><text:span text:style-name="T26">abor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9" draw:layer="layout" svg:width="2cm" svg:height="1.2cm" svg:x="1.2cm" svg:y="15.402cm">
          <text:p text:style-name="P28"><text:span text:style-name="T19">(0,1)</text:span></text:p>
          <draw:enhanced-geometry svg:viewBox="0 0 21600 21600" draw:type="rectangle" draw:enhanced-path="M 0 0 L 21600 0 21600 21600 0 21600 0 0 Z N"/>
        </draw:custom-shape>
        <draw:connector draw:style-name="gr63" draw:text-style-name="P31" draw:layer="layout" draw:type="curve" svg:x1="7.3cm" svg:y1="16.002cm" svg:x2="8.995cm" svg:y2="16.001cm" draw:start-shape="id17" draw:start-glue-point="1" draw:end-shape="id18" draw:end-glue-point="3" svg:d="M7300 16002c1272 0 425-1 1695-1" svg:viewBox="0 0 1696 2">
          <text:p/>
        </draw:connector>
        <draw:custom-shape draw:style-name="gr60" draw:text-style-name="P29" draw:layer="layout" svg:width="3cm" svg:height="1.2cm" svg:x="4.305cm" svg:y="14.202cm">
          <text:p text:style-name="P28"><text:span text:style-name="T19">стату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29" xml:id="id17" draw:id="id17" draw:layer="layout" svg:width="3cm" svg:height="1.2cm" svg:x="4.3cm" svg:y="15.402cm">
          <text:p text:style-name="P28"><text:span text:style-name="T19">nor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9" xml:id="id19" draw:id="id19" draw:layer="layout" svg:width="2cm" svg:height="1.2cm" svg:x="9cm" svg:y="4.8cm">
          <text:p text:style-name="P28"><text:span text:style-name="T19">(0,1)</text:span></text:p>
          <draw:enhanced-geometry svg:viewBox="0 0 21600 21600" draw:type="rectangle" draw:enhanced-path="M 0 0 L 21600 0 21600 21600 0 21600 0 0 Z N"/>
        </draw:custom-shape>
        <draw:custom-shape draw:style-name="gr90" draw:text-style-name="P29" draw:layer="layout" svg:width="3.2cm" svg:height="1.2cm" svg:x="11cm" svg:y="4.8cm">
          <text:p text:style-name="P28"><text:span text:style-name="T19">FO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3" draw:text-style-name="P11" draw:layer="layout" draw:type="curve" svg:x1="9cm" svg:y1="5.4cm" svg:x2="4.3cm" svg:y2="16.002cm" draw:start-shape="id19" draw:end-shape="id17" draw:end-glue-point="3" svg:d="M9000 5400c-7801 0-5451 10602-4700 10602" svg:viewBox="0 0 5623 10603">
          <text:p/>
        </draw:connector>
        <draw:custom-shape draw:style-name="gr69" draw:text-style-name="P34" draw:layer="layout" svg:width="5.3cm" svg:height="0.87cm" draw:transform="rotate (1.5707963267949) translate (12.903cm 15.3cm)">
          <text:p text:style-name="P33"><text:span text:style-name="T19">xmin commit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4" draw:layer="layout" svg:width="5.3cm" svg:height="0.81cm" draw:transform="rotate (1.5707963267949) translate (13.748cm 15.3cm)">
          <text:p text:style-name="P33"><text:span text:style-name="T19">xmin abor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4" draw:layer="layout" svg:width="5.3cm" svg:height="0.97cm" draw:transform="rotate (1.5707963267949) translate (14.483cm 15.3cm)">
          <text:p text:style-name="P33"><text:span text:style-name="T19">xmax commit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4" draw:layer="layout" svg:width="5.3cm" svg:height="1.02cm" draw:transform="rotate (1.5707963267949) translate (15.273cm 15.3cm)">
          <text:p text:style-name="P33"><text:span text:style-name="T19">xmax abor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17" draw:layer="layout" svg:width="0.51cm" svg:height="1.941cm" draw:transform="rotate (1.5707963267949) translate (24.137cm 5.269cm)">
          <text:p/>
          <draw:enhanced-geometry svg:viewBox="0 0 21600 21600" draw:mirror-vertical="true" draw:glue-points="21600 0 0 10800 21600 21600" draw:text-areas="13800 ?f9 21600 ?f10" draw:type="left-brace" draw:modifiers="3292.27600411946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2" draw:text-style-name="P38" draw:layer="layout" svg:width="2.094cm" svg:height="0.886cm" svg:x="24.1cm" svg:y="3.9cm">
          <draw:text-box>
            <text:p text:style-name="P11"><text:span text:style-name="T21">CLO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1" draw:text-style-name="P25" draw:layer="layout" svg:width="16.799cm" svg:height="13.411cm" svg:x="2.1cm" svg:y="14.107cm" presentation:class="notes" presentation:user-transformed="true">
            <draw:text-box>
              <text:p text:style-name="P24"><text:span text:style-name="T6">Рассмотрим, как выполняются операции со строками на низком уровне, и начнем со вставки.</text:span></text:p>
              <text:p text:style-name="P24"><text:span text:style-name="T6">В нашем примере предполагается таблица с двумя столбцами (числовой и текстовый); по текстовому полю создан индекс B-дерево.</text:span></text:p>
              <text:p text:style-name="P24"><text:span text:style-name="T6">При вставке строки в табличной странице появится указатель</text:span><text:span text:style-name="T6"><text:line-break/></text:span><text:span text:style-name="T6">с номером 1, ссылающийся на первую и единственную версию строки.</text:span></text:p>
              <text:p text:style-name="P24"><text:span text:style-name="T6">В версии строки поле xmin заполнено номером текущей транзакции (100 в нашем примере). Поскольку изменения еще не фиксировались</text:span><text:span text:style-name="T6"><text:line-break/></text:span><text:span text:style-name="T6">и транзакция активна, то в журнале статуса транзакций (CLOG) соответствующая запись заполнена нулями. CLOG можно представить себе как массив, в котором для каждой транзакции (начиная</text:span><text:span text:style-name="T6"><text:line-break/></text:span><text:span text:style-name="T6">с некоторой) отводится ровно два бита. Эти данные хранятся в каталоге PGDATA/pg_xact, а несколько наиболее актуальных страниц кешируются в разделяемой памяти сервера.</text:span></text:p>
              <text:p text:style-name="P24"><text:span text:style-name="T6">В индексной странице также создается указатель с номером 1, который ссылается на индексную запись, которая, в свою очередь, ссылается на первую версию строки в табличной странице. Чтобы не загромождать рисунок, указатель и индексная запись объединены.</text:span></text:p>
              <text:p text:style-name="P24"><text:span text:style-name="T6">Поле xmax заполнено фиктивным номером 0, поскольку данная версия строки не удалена и является актуальной. Транзакции не будут обращать внимание на этот номер, поскольку установлен бит xmax aborted.</text:span></text:p>
            </draw:text-box>
          </draw:frame>
        </presentation:notes>
      </draw:page>
      <draw:page draw:name="page10" draw:style-name="dp1" draw:master-page-name="master" presentation:presentation-page-layout-name="AL1T1">
        <office:forms form:automatic-focus="false" form:apply-design-mode="false"/>
        <draw:frame presentation:style-name="pr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9" draw:layer="layout" svg:width="25.6cm" svg:height="14.4cm" svg:x="1.2cm" svg:y="4.8cm" presentation:class="outline" presentation:placeholder="true" presentation:user-transformed="true">
          <draw:text-box/>
        </draw:frame>
        <draw:frame draw:style-name="gr59" draw:text-style-name="P27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1"><text:span text:style-name="T18"><text:s text:c="11"/></text:span><text:span text:style-name="T18">$ psql</text:span></text:p>
            <text:p text:style-name="P1"><text:span text:style-name="T18"><text:s text:c="11"/></text:span><text:span text:style-name="T18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" presentation:presentation-page-layout-name="AL1T1">
        <office:forms form:automatic-focus="false" form:apply-design-mode="false"/>
        <draw:custom-shape draw:style-name="gr69" draw:text-style-name="P34" draw:layer="layout" svg:width="5.3cm" svg:height="0.87cm" draw:transform="rotate (1.5707963267949) translate (12.903cm 15.301cm)">
          <text:p text:style-name="P33"><text:span text:style-name="T19">xmin commit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4" draw:layer="layout" svg:width="5.3cm" svg:height="0.81cm" draw:transform="rotate (1.5707963267949) translate (13.748cm 15.301cm)">
          <text:p text:style-name="P33"><text:span text:style-name="T19">xmin abor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4" draw:layer="layout" svg:width="5.3cm" svg:height="0.97cm" draw:transform="rotate (1.5707963267949) translate (14.483cm 15.301cm)">
          <text:p text:style-name="P33"><text:span text:style-name="T19">xmax commit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4" draw:layer="layout" svg:width="5.3cm" svg:height="1.02cm" draw:transform="rotate (1.5707963267949) translate (15.273cm 15.301cm)">
          <text:p text:style-name="P33"><text:span text:style-name="T19">xmax abor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Фиксация изменений</text:span></text:p>
          </draw:text-box>
        </draw:frame>
        <draw:custom-shape draw:style-name="gr67" draw:text-style-name="P29" draw:layer="layout" svg:width="2cm" svg:height="1.2cm" svg:x="9.005cm" svg:y="14.202cm">
          <text:p text:style-name="P28"><text:span text:style-name="T19">xmin</text:span></text:p>
          <draw:enhanced-geometry svg:viewBox="0 0 21600 21600" draw:type="rectangle" draw:enhanced-path="M 0 0 L 21600 0 21600 21600 0 21600 0 0 Z N"/>
        </draw:custom-shape>
        <draw:custom-shape draw:style-name="gr67" draw:text-style-name="P29" draw:layer="layout" svg:width="2cm" svg:height="1.2cm" svg:x="11.005cm" svg:y="14.202cm">
          <text:p text:style-name="P28"><text:span text:style-name="T19">xmax</text:span></text:p>
          <draw:enhanced-geometry svg:viewBox="0 0 21600 21600" draw:type="rectangle" draw:enhanced-path="M 0 0 L 21600 0 21600 21600 0 21600 0 0 Z N"/>
        </draw:custom-shape>
        <draw:custom-shape draw:style-name="gr68" draw:text-style-name="P29" draw:layer="layout" svg:width="3.99cm" svg:height="1.2cm" svg:x="16.205cm" svg:y="14.202cm">
          <text:p text:style-name="P28"><text:span text:style-name="T20">данны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9" xml:id="id21" draw:id="id21" draw:layer="layout" svg:width="2cm" svg:height="1.2cm" svg:x="8.996cm" svg:y="15.402cm">
          <text:p text:style-name="P28"><text:span text:style-name="T19">100</text:span></text:p>
          <draw:enhanced-geometry svg:viewBox="0 0 21600 21600" draw:type="rectangle" draw:enhanced-path="M 0 0 L 21600 0 21600 21600 0 21600 0 0 Z N"/>
        </draw:custom-shape>
        <draw:custom-shape draw:style-name="gr74" draw:text-style-name="P29" draw:layer="layout" svg:width="2cm" svg:height="1.2cm" svg:x="10.996cm" svg:y="15.402cm">
          <text:p text:style-name="P28"><text:span text:style-name="T19">0</text:span></text:p>
          <draw:enhanced-geometry svg:viewBox="0 0 21600 21600" draw:type="rectangle" draw:enhanced-path="M 0 0 L 21600 0 21600 21600 0 21600 0 0 Z N"/>
        </draw:custom-shape>
        <draw:custom-shape draw:style-name="gr77" draw:text-style-name="P36" draw:layer="layout" svg:width="0.8cm" svg:height="1.2cm" svg:x="14.596cm" svg:y="15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40" draw:layer="layout" svg:width="0.8cm" svg:height="1.2cm" svg:x="15.396cm" svg:y="15.402cm">
          <text:p text:style-name="P39"><text:span text:style-name="T25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9" draw:layer="layout" svg:width="4cm" svg:height="1.2cm" svg:x="16.196cm" svg:y="15.402cm">
          <text:p text:style-name="P28"><text:span text:style-name="T19">42,FO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6" draw:layer="layout" svg:width="0.8cm" svg:height="1.2cm" svg:x="13.796cm" svg:y="15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9" draw:layer="layout" svg:width="2cm" svg:height="1.2cm" svg:x="9.001cm" svg:y="3.601cm">
          <text:p text:style-name="P28"><text:span text:style-name="T19">ctid</text:span></text:p>
          <draw:enhanced-geometry svg:viewBox="0 0 21600 21600" draw:type="rectangle" draw:enhanced-path="M 0 0 L 21600 0 21600 21600 0 21600 0 0 Z N"/>
        </draw:custom-shape>
        <draw:custom-shape draw:style-name="gr82" draw:text-style-name="P29" draw:layer="layout" svg:width="3.2cm" svg:height="1.2cm" svg:x="11.001cm" svg:y="3.601cm">
          <text:p text:style-name="P28"><text:span text:style-name="T20">ключ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6" draw:layer="layout" svg:width="0.8cm" svg:height="1.2cm" svg:x="25.102cm" svg:y="8.9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9" draw:layer="layout" svg:width="2cm" svg:height="1.2cm" svg:x="22.301cm" svg:y="8.957cm">
          <text:p text:style-name="P28"><text:span text:style-name="T19">100</text:span></text:p>
          <draw:enhanced-geometry svg:viewBox="0 0 21600 21600" draw:type="rectangle" draw:enhanced-path="M 0 0 L 21600 0 21600 21600 0 21600 0 0 Z N"/>
        </draw:custom-shape>
        <draw:custom-shape draw:style-name="gr87" draw:text-style-name="P34" draw:layer="layout" svg:width="3.3cm" svg:height="0.9cm" draw:transform="rotate (1.5707963267949) translate (24.302cm 8.901cm)">
          <text:p text:style-name="P33"><text:span text:style-name="T19">commit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34" draw:layer="layout" svg:width="3.316cm" svg:height="0.8cm" draw:transform="rotate (1.5707963267949) translate (25.102cm 8.921cm)">
          <text:p text:style-name="P33"><text:span text:style-name="T26">abor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9" draw:layer="layout" svg:width="2cm" svg:height="1.2cm" svg:x="1.201cm" svg:y="15.403cm">
          <text:p text:style-name="P28"><text:span text:style-name="T19">(0,1)</text:span></text:p>
          <draw:enhanced-geometry svg:viewBox="0 0 21600 21600" draw:type="rectangle" draw:enhanced-path="M 0 0 L 21600 0 21600 21600 0 21600 0 0 Z N"/>
        </draw:custom-shape>
        <draw:connector draw:style-name="gr63" draw:text-style-name="P31" draw:layer="layout" draw:type="curve" svg:x1="7.301cm" svg:y1="16.003cm" svg:x2="8.996cm" svg:y2="16.002cm" draw:start-shape="id20" draw:start-glue-point="1" draw:end-shape="id21" draw:end-glue-point="3" svg:d="M7301 16003c1272 0 425-1 1695-1" svg:viewBox="0 0 1696 2">
          <text:p/>
        </draw:connector>
        <draw:custom-shape draw:style-name="gr60" draw:text-style-name="P29" draw:layer="layout" svg:width="3cm" svg:height="1.2cm" svg:x="4.306cm" svg:y="14.203cm">
          <text:p text:style-name="P28"><text:span text:style-name="T19">стату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29" xml:id="id20" draw:id="id20" draw:layer="layout" svg:width="3cm" svg:height="1.2cm" svg:x="4.301cm" svg:y="15.403cm">
          <text:p text:style-name="P28"><text:span text:style-name="T19">nor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9" xml:id="id22" draw:id="id22" draw:layer="layout" svg:width="2cm" svg:height="1.2cm" svg:x="9.001cm" svg:y="4.801cm">
          <text:p text:style-name="P28"><text:span text:style-name="T19">(0,1)</text:span></text:p>
          <draw:enhanced-geometry svg:viewBox="0 0 21600 21600" draw:type="rectangle" draw:enhanced-path="M 0 0 L 21600 0 21600 21600 0 21600 0 0 Z N"/>
        </draw:custom-shape>
        <draw:custom-shape draw:style-name="gr90" draw:text-style-name="P29" draw:layer="layout" svg:width="3.2cm" svg:height="1.2cm" svg:x="11.001cm" svg:y="4.801cm">
          <text:p text:style-name="P28"><text:span text:style-name="T19">FO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3" draw:text-style-name="P11" draw:layer="layout" draw:type="curve" svg:x1="9.001cm" svg:y1="5.401cm" svg:x2="4.301cm" svg:y2="16.003cm" draw:start-shape="id22" draw:end-shape="id20" draw:end-glue-point="3" svg:d="M9001 5401c-7801 0-5451 10602-4700 10602" svg:viewBox="0 0 5623 10603">
          <text:p/>
        </draw:connector>
        <draw:custom-shape draw:style-name="gr93" draw:text-style-name="P32" draw:layer="layout" svg:width="1.559cm" svg:height="1.8cm" svg:x="23.92cm" svg:y="8.68cm">
          <text:p/>
          <draw:enhanced-geometry svg:viewBox="0 0 21600 21600" draw:path-stretchpoint-x="10800" draw:path-stretchpoint-y="10800" draw:text-areas="?f3 ?f4 ?f5 ?f6" draw:type="round-rectangle" draw:modifiers="4833.314825097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41" draw:layer="layout" svg:width="0.8cm" svg:height="1.2cm" svg:x="24.3cm" svg:y="8.962cm">
          <text:p text:style-name="P39"><text:span text:style-name="T25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20" draw:layer="layout" svg:width="4.423cm" svg:height="1.778cm" svg:x="9.537cm" svg:y="17.756cm">
          <text:p text:style-name="P19"><text:span text:style-name="T13">при первом</text:span></text:p>
          <text:p text:style-name="P19"><text:span text:style-name="T13">обращении к строке</text:span></text:p>
          <text:p text:style-name="P19"><text:span text:style-name="T13">другой транзакцией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0613.7432188065 -5767.28499156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3" draw:text-style-name="P32" draw:layer="layout" svg:width="1.559cm" svg:height="1.8cm" svg:x="12.61cm" svg:y="15.141cm">
          <text:p/>
          <draw:enhanced-geometry svg:viewBox="0 0 21600 21600" draw:path-stretchpoint-x="10800" draw:path-stretchpoint-y="10800" draw:text-areas="?f3 ?f4 ?f5 ?f6" draw:type="round-rectangle" draw:modifiers="4833.314825097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42" draw:layer="layout" svg:width="0.8cm" svg:height="1.2cm" svg:x="12.996cm" svg:y="15.402cm">
          <text:p text:style-name="P28"><text:span text:style-name="T19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7" draw:layer="layout" svg:width="0.34cm" svg:height="1.53cm" draw:transform="rotate (-1.5707963267949) translate (14.544cm 16.901cm)">
          <text:p/>
          <draw:enhanced-geometry svg:viewBox="0 0 21600 21600" draw:mirror-vertical="false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2" draw:text-style-name="P25" draw:layer="layout" svg:width="16.799cm" svg:height="14.676cm" svg:x="2.1cm" svg:y="14.107cm" presentation:class="notes" presentation:user-transformed="true">
            <draw:text-box>
              <text:p text:style-name="P24"><text:span text:style-name="T6">При фиксации изменений в CLOG для данной транзакции выставляется признак committed. Это, по сути, единственная операция (не считая журнала упреждающей записи), которая необходима.</text:span></text:p>
              <text:p text:style-name="P24"><text:span text:style-name="T6">Когда какая-либо другая транзакция обратится к этой табличной странице, ей придется ответить на вопросы:</text:span></text:p>
              <text:p text:style-name="P24"><text:span text:style-name="T6">1) завершилась ли транзакция 100 (надо проверить список активных процессов и их транзакций; такая структура в общей памяти имеет название ProcArray),</text:span></text:p>
              <text:p text:style-name="P24"><text:span text:style-name="T6">2) а если завершилась, то фиксацией или отменой (свериться с CLOG).</text:span></text:p>
              <text:p text:style-name="P24"><text:span text:style-name="T6">Поскольку выполнять проверку по CLOG каждый раз накладно, выясненный однажды статус транзакции записывается в биты-подсказки xmin committed и xmin aborted. Если один из этих битов установлен, то состояние транзакции xmin считается известным и следующей транзакции уже не придется обращаться к CLOG.</text:span></text:p>
              <text:p text:style-name="P24"><text:span text:style-name="T6">Почему эти биты не устанавливаются той транзакцией, которая выполняла вставку? В момент, когда транзакция фиксируется или отменяется, уже непонятно, какие именно строки в каких именно страницах транзакция успела поменять. Кроме того, часть этих страниц может быть вытеснена из буферного кеша на диск; читать их заново, чтобы изменить биты, означало бы существенно замедлить фиксацию.</text:span></text:p>
              <text:p text:style-name="P24"><text:span text:style-name="T6">Обратная сторона состоит в том, что любая транзакция (даже выполняющая простое чтение — SELECT) может загрязнить данные</text:span><text:span text:style-name="T6"><text:line-break/></text:span><text:span text:style-name="T6">в буферном кеше и породить новые журнальные записи.</text:span></text:p>
            </draw:text-box>
          </draw:frame>
        </presentation:notes>
      </draw:page>
      <draw:page draw:name="page12" draw:style-name="dp1" draw:master-page-name="master" presentation:presentation-page-layout-name="AL1T1">
        <office:forms form:automatic-focus="false" form:apply-design-mode="false"/>
        <draw:frame presentation:style-name="pr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9" draw:layer="layout" svg:width="25.6cm" svg:height="14.4cm" svg:x="1.2cm" svg:y="4.8cm" presentation:class="outline" presentation:placeholder="true" presentation:user-transformed="true">
          <draw:text-box/>
        </draw:frame>
        <draw:frame draw:style-name="gr59" draw:text-style-name="P27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1"><text:span text:style-name="T18"><text:s text:c="11"/></text:span><text:span text:style-name="T18">$ psql</text:span></text:p>
            <text:p text:style-name="P1"><text:span text:style-name="T18"><text:s text:c="11"/></text:span><text:span text:style-name="T18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" presentation:presentation-page-layout-name="AL1T1">
        <office:forms form:automatic-focus="false" form:apply-design-mode="false"/>
        <draw:custom-shape draw:style-name="gr69" draw:text-style-name="P34" draw:layer="layout" svg:width="5.3cm" svg:height="0.87cm" draw:transform="rotate (1.5707963267949) translate (12.903cm 15.301cm)">
          <text:p text:style-name="P33"><text:span text:style-name="T19">xmin commit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4" draw:layer="layout" svg:width="5.3cm" svg:height="0.81cm" draw:transform="rotate (1.5707963267949) translate (13.748cm 15.301cm)">
          <text:p text:style-name="P33"><text:span text:style-name="T19">xmin abor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4" draw:layer="layout" svg:width="5.3cm" svg:height="0.97cm" draw:transform="rotate (1.5707963267949) translate (14.483cm 15.301cm)">
          <text:p text:style-name="P33"><text:span text:style-name="T19">xmax commit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4" draw:layer="layout" svg:width="5.3cm" svg:height="1.02cm" draw:transform="rotate (1.5707963267949) translate (15.273cm 15.301cm)">
          <text:p text:style-name="P33"><text:span text:style-name="T19">xmax abor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42" draw:layer="layout" svg:width="0.8cm" svg:height="1.2cm" svg:x="12.997cm" svg:y="15.404cm">
          <text:p text:style-name="P28"><text:span text:style-name="T19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Удаление</text:span></text:p>
          </draw:text-box>
        </draw:frame>
        <draw:custom-shape draw:style-name="gr67" draw:text-style-name="P29" draw:layer="layout" svg:width="2cm" svg:height="1.2cm" svg:x="9.006cm" svg:y="14.204cm">
          <text:p text:style-name="P28"><text:span text:style-name="T19">xmin</text:span></text:p>
          <draw:enhanced-geometry svg:viewBox="0 0 21600 21600" draw:type="rectangle" draw:enhanced-path="M 0 0 L 21600 0 21600 21600 0 21600 0 0 Z N"/>
        </draw:custom-shape>
        <draw:custom-shape draw:style-name="gr67" draw:text-style-name="P29" draw:layer="layout" svg:width="2cm" svg:height="1.2cm" svg:x="11.006cm" svg:y="14.204cm">
          <text:p text:style-name="P28"><text:span text:style-name="T19">xmax</text:span></text:p>
          <draw:enhanced-geometry svg:viewBox="0 0 21600 21600" draw:type="rectangle" draw:enhanced-path="M 0 0 L 21600 0 21600 21600 0 21600 0 0 Z N"/>
        </draw:custom-shape>
        <draw:custom-shape draw:style-name="gr68" draw:text-style-name="P29" draw:layer="layout" svg:width="3.99cm" svg:height="1.2cm" svg:x="16.206cm" svg:y="14.204cm">
          <text:p text:style-name="P28"><text:span text:style-name="T20">данны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9" xml:id="id24" draw:id="id24" draw:layer="layout" svg:width="2cm" svg:height="1.2cm" svg:x="8.997cm" svg:y="15.404cm">
          <text:p text:style-name="P28"><text:span text:style-name="T19">100</text:span></text:p>
          <draw:enhanced-geometry svg:viewBox="0 0 21600 21600" draw:type="rectangle" draw:enhanced-path="M 0 0 L 21600 0 21600 21600 0 21600 0 0 Z N"/>
        </draw:custom-shape>
        <draw:custom-shape draw:style-name="gr77" draw:text-style-name="P36" draw:layer="layout" svg:width="0.8cm" svg:height="1.2cm" svg:x="14.597cm" svg:y="15.4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9" draw:layer="layout" svg:width="4cm" svg:height="1.2cm" svg:x="16.197cm" svg:y="15.404cm">
          <text:p text:style-name="P28"><text:span text:style-name="T19">42,FO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6" draw:layer="layout" svg:width="0.8cm" svg:height="1.2cm" svg:x="13.797cm" svg:y="15.4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9" draw:layer="layout" svg:width="2cm" svg:height="1.2cm" svg:x="9.002cm" svg:y="3.603cm">
          <text:p text:style-name="P28"><text:span text:style-name="T19">ctid</text:span></text:p>
          <draw:enhanced-geometry svg:viewBox="0 0 21600 21600" draw:type="rectangle" draw:enhanced-path="M 0 0 L 21600 0 21600 21600 0 21600 0 0 Z N"/>
        </draw:custom-shape>
        <draw:custom-shape draw:style-name="gr82" draw:text-style-name="P29" draw:layer="layout" svg:width="3.2cm" svg:height="1.2cm" svg:x="11.002cm" svg:y="3.603cm">
          <text:p text:style-name="P28"><text:span text:style-name="T20">ключ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6" draw:layer="layout" svg:width="0.8cm" svg:height="1.2cm" svg:x="25.103cm" svg:y="8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9" draw:layer="layout" svg:width="2cm" svg:height="1.2cm" svg:x="22.302cm" svg:y="8.959cm">
          <text:p text:style-name="P28"><text:span text:style-name="T19">100</text:span></text:p>
          <draw:enhanced-geometry svg:viewBox="0 0 21600 21600" draw:type="rectangle" draw:enhanced-path="M 0 0 L 21600 0 21600 21600 0 21600 0 0 Z N"/>
        </draw:custom-shape>
        <draw:custom-shape draw:style-name="gr87" draw:text-style-name="P34" draw:layer="layout" svg:width="3.3cm" svg:height="0.9cm" draw:transform="rotate (1.5707963267949) translate (24.303cm 8.903cm)">
          <text:p text:style-name="P33"><text:span text:style-name="T19">commit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34" draw:layer="layout" svg:width="3.316cm" svg:height="0.8cm" draw:transform="rotate (1.5707963267949) translate (25.103cm 8.923cm)">
          <text:p text:style-name="P33"><text:span text:style-name="T26">abor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9" draw:layer="layout" svg:width="2cm" svg:height="1.2cm" svg:x="1.202cm" svg:y="15.405cm">
          <text:p text:style-name="P28"><text:span text:style-name="T19">(0,1)</text:span></text:p>
          <draw:enhanced-geometry svg:viewBox="0 0 21600 21600" draw:type="rectangle" draw:enhanced-path="M 0 0 L 21600 0 21600 21600 0 21600 0 0 Z N"/>
        </draw:custom-shape>
        <draw:connector draw:style-name="gr63" draw:text-style-name="P31" draw:layer="layout" draw:type="curve" svg:x1="7.302cm" svg:y1="16.005cm" svg:x2="8.997cm" svg:y2="16.004cm" draw:start-shape="id23" draw:start-glue-point="1" draw:end-shape="id24" draw:end-glue-point="3" svg:d="M7302 16005c1272 0 425-1 1695-1" svg:viewBox="0 0 1696 2">
          <text:p/>
        </draw:connector>
        <draw:custom-shape draw:style-name="gr60" draw:text-style-name="P29" draw:layer="layout" svg:width="3cm" svg:height="1.2cm" svg:x="4.307cm" svg:y="14.205cm">
          <text:p text:style-name="P28"><text:span text:style-name="T19">стату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29" xml:id="id23" draw:id="id23" draw:layer="layout" svg:width="3cm" svg:height="1.2cm" svg:x="4.302cm" svg:y="15.405cm">
          <text:p text:style-name="P28"><text:span text:style-name="T19">nor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9" xml:id="id25" draw:id="id25" draw:layer="layout" svg:width="2cm" svg:height="1.2cm" svg:x="9.002cm" svg:y="4.803cm">
          <text:p text:style-name="P28"><text:span text:style-name="T19">(0,1)</text:span></text:p>
          <draw:enhanced-geometry svg:viewBox="0 0 21600 21600" draw:type="rectangle" draw:enhanced-path="M 0 0 L 21600 0 21600 21600 0 21600 0 0 Z N"/>
        </draw:custom-shape>
        <draw:custom-shape draw:style-name="gr90" draw:text-style-name="P29" draw:layer="layout" svg:width="3.2cm" svg:height="1.2cm" svg:x="11.002cm" svg:y="4.803cm">
          <text:p text:style-name="P28"><text:span text:style-name="T19">FO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3" draw:text-style-name="P11" draw:layer="layout" draw:type="curve" svg:x1="9.002cm" svg:y1="5.403cm" svg:x2="4.302cm" svg:y2="16.005cm" draw:start-shape="id25" draw:end-shape="id23" draw:end-glue-point="3" svg:d="M9002 5403c-7801 0-5451 10602-4700 10602" svg:viewBox="0 0 5623 10603">
          <text:p/>
        </draw:connector>
        <draw:custom-shape draw:style-name="gr94" draw:text-style-name="P41" draw:layer="layout" svg:width="0.8cm" svg:height="1.2cm" svg:x="24.301cm" svg:y="8.964cm">
          <text:p text:style-name="P39"><text:span text:style-name="T25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32" draw:layer="layout" svg:width="2.585cm" svg:height="1.8cm" svg:x="10.711cm" svg:y="15.143cm">
          <text:p/>
          <draw:enhanced-geometry svg:viewBox="0 0 21600 21600" draw:path-stretchpoint-x="10800" draw:path-stretchpoint-y="10800" draw:text-areas="?f3 ?f4 ?f5 ?f6" draw:type="round-rectangle" draw:modifiers="4833.314825097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36" draw:layer="layout" svg:width="0.8cm" svg:height="1.2cm" svg:x="25.104cm" svg:y="10.1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9" draw:layer="layout" svg:width="2cm" svg:height="1.2cm" svg:x="22.303cm" svg:y="10.16cm">
          <text:p text:style-name="P28"><text:span text:style-name="T19">101</text:span></text:p>
          <draw:enhanced-geometry svg:viewBox="0 0 21600 21600" draw:type="rectangle" draw:enhanced-path="M 0 0 L 21600 0 21600 21600 0 21600 0 0 Z N"/>
        </draw:custom-shape>
        <draw:custom-shape draw:style-name="gr76" draw:text-style-name="P37" draw:layer="layout" svg:width="0.8cm" svg:height="1.2cm" svg:x="24.302cm" svg:y="10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9" draw:layer="layout" svg:width="2cm" svg:height="1.2cm" svg:x="10.997cm" svg:y="15.404cm">
          <text:p text:style-name="P28"><text:span text:style-name="T19">101</text:span></text:p>
          <draw:enhanced-geometry svg:viewBox="0 0 21600 21600" draw:type="rectangle" draw:enhanced-path="M 0 0 L 21600 0 21600 21600 0 21600 0 0 Z N"/>
        </draw:custom-shape>
        <draw:custom-shape draw:style-name="gr95" draw:text-style-name="P20" draw:layer="layout" svg:width="4.423cm" svg:height="1.778cm" svg:x="11.437cm" svg:y="17.619cm">
          <text:p text:style-name="P19"><text:span text:style-name="T13">выступает</text:span></text:p>
          <text:p text:style-name="P19"><text:span text:style-name="T13">как блокировка</text:span></text:p>
          <text:p text:style-name="P19"><text:span text:style-name="T13">строки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983.18264014467 -12250.927487352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3" draw:text-style-name="P32" draw:layer="layout" svg:width="1.559cm" svg:height="1.8cm" svg:x="15.011cm" svg:y="15.143cm">
          <text:p/>
          <draw:enhanced-geometry svg:viewBox="0 0 21600 21600" draw:path-stretchpoint-x="10800" draw:path-stretchpoint-y="10800" draw:text-areas="?f3 ?f4 ?f5 ?f6" draw:type="round-rectangle" draw:modifiers="4833.314825097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37" draw:layer="layout" svg:width="0.8cm" svg:height="1.2cm" svg:x="15.397cm" svg:y="15.404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5" draw:text-style-name="P25" draw:layer="layout" svg:width="16.799cm" svg:height="13.364cm" svg:x="2.1cm" svg:y="14.107cm" presentation:class="notes" presentation:user-transformed="true">
            <draw:text-box>
              <text:p text:style-name="P24"><text:span text:style-name="T6">При удалении строки в поле xmax текущей версии записывается номер текущей удаляющей транзакции, а бит xmax aborted сбрасывается. Больше ничего не происходит.</text:span></text:p>
              <text:p text:style-name="P24"><text:span text:style-name="T6">Заметим, что установленное значение xmax, соответствующее активной транзакции (что определяется другими транзакциями по ProcArray), выступает в качестве признака блокировки. Если другая транзакция намерена обновить или удалить эту строку, она будет вынуждена дождаться завершения транзакции xmax.</text:span></text:p>
              <text:p text:style-name="P24"><text:span text:style-name="T6">Подробнее блокировки рассматриваются в одноименном модуле. Пока отметим только, что число блокировок строк ничем не ограничено. Они не занимают место в оперативной памяти и производительность системы не страдает от их количества (разумеется, за исключением того, что первый процесс, обратившийся к странице, должен будет проставить биты-подсказки).</text:span></text:p>
            </draw:text-box>
          </draw:frame>
        </presentation:notes>
      </draw:page>
      <draw:page draw:name="page14" draw:style-name="dp1" draw:master-page-name="master" presentation:presentation-page-layout-name="AL1T1">
        <office:forms form:automatic-focus="false" form:apply-design-mode="false"/>
        <draw:frame presentation:style-name="pr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9" draw:layer="layout" svg:width="25.6cm" svg:height="14.4cm" svg:x="1.2cm" svg:y="4.8cm" presentation:class="outline" presentation:placeholder="true" presentation:user-transformed="true">
          <draw:text-box/>
        </draw:frame>
        <draw:frame draw:style-name="gr59" draw:text-style-name="P27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1"><text:span text:style-name="T18"><text:s text:c="11"/></text:span><text:span text:style-name="T18">$ psql</text:span></text:p>
            <text:p text:style-name="P1"><text:span text:style-name="T18"><text:s text:c="11"/></text:span><text:span text:style-name="T18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" presentation:presentation-page-layout-name="AL1T1">
        <office:forms form:automatic-focus="false" form:apply-design-mode="false"/>
        <draw:custom-shape draw:style-name="gr69" draw:text-style-name="P34" draw:layer="layout" svg:width="5.3cm" svg:height="0.87cm" draw:transform="rotate (1.5707963267949) translate (12.903cm 15.301cm)">
          <text:p text:style-name="P33"><text:span text:style-name="T19">xmin commit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4" draw:layer="layout" svg:width="5.3cm" svg:height="0.81cm" draw:transform="rotate (1.5707963267949) translate (13.748cm 15.301cm)">
          <text:p text:style-name="P33"><text:span text:style-name="T19">xmin abor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4" draw:layer="layout" svg:width="5.3cm" svg:height="0.97cm" draw:transform="rotate (1.5707963267949) translate (14.483cm 15.301cm)">
          <text:p text:style-name="P33"><text:span text:style-name="T19">xmax commit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4" draw:layer="layout" svg:width="5.3cm" svg:height="1.02cm" draw:transform="rotate (1.5707963267949) translate (15.273cm 15.301cm)">
          <text:p text:style-name="P33"><text:span text:style-name="T19">xmax abor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Отмена изменений</text:span></text:p>
          </draw:text-box>
        </draw:frame>
        <draw:custom-shape draw:style-name="gr94" draw:text-style-name="P42" draw:layer="layout" svg:width="0.8cm" svg:height="1.2cm" svg:x="12.998cm" svg:y="15.405cm">
          <text:p text:style-name="P28"><text:span text:style-name="T19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9" draw:layer="layout" svg:width="2cm" svg:height="1.2cm" svg:x="9.007cm" svg:y="14.205cm">
          <text:p text:style-name="P28"><text:span text:style-name="T19">xmin</text:span></text:p>
          <draw:enhanced-geometry svg:viewBox="0 0 21600 21600" draw:type="rectangle" draw:enhanced-path="M 0 0 L 21600 0 21600 21600 0 21600 0 0 Z N"/>
        </draw:custom-shape>
        <draw:custom-shape draw:style-name="gr68" draw:text-style-name="P29" draw:layer="layout" svg:width="3.99cm" svg:height="1.2cm" svg:x="16.207cm" svg:y="14.205cm">
          <text:p text:style-name="P28"><text:span text:style-name="T20">данны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9" xml:id="id27" draw:id="id27" draw:layer="layout" svg:width="2cm" svg:height="1.2cm" svg:x="8.998cm" svg:y="15.405cm">
          <text:p text:style-name="P28"><text:span text:style-name="T19">100</text:span></text:p>
          <draw:enhanced-geometry svg:viewBox="0 0 21600 21600" draw:type="rectangle" draw:enhanced-path="M 0 0 L 21600 0 21600 21600 0 21600 0 0 Z N"/>
        </draw:custom-shape>
        <draw:custom-shape draw:style-name="gr77" draw:text-style-name="P36" draw:layer="layout" svg:width="0.8cm" svg:height="1.2cm" svg:x="14.598cm" svg:y="15.4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9" draw:layer="layout" svg:width="4cm" svg:height="1.2cm" svg:x="16.198cm" svg:y="15.405cm">
          <text:p text:style-name="P28"><text:span text:style-name="T19">42,FO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6" draw:layer="layout" svg:width="0.8cm" svg:height="1.2cm" svg:x="13.798cm" svg:y="15.4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9" draw:layer="layout" svg:width="2cm" svg:height="1.2cm" svg:x="9.003cm" svg:y="3.604cm">
          <text:p text:style-name="P28"><text:span text:style-name="T19">ctid</text:span></text:p>
          <draw:enhanced-geometry svg:viewBox="0 0 21600 21600" draw:type="rectangle" draw:enhanced-path="M 0 0 L 21600 0 21600 21600 0 21600 0 0 Z N"/>
        </draw:custom-shape>
        <draw:custom-shape draw:style-name="gr82" draw:text-style-name="P29" draw:layer="layout" svg:width="3.2cm" svg:height="1.2cm" svg:x="11.003cm" svg:y="3.604cm">
          <text:p text:style-name="P28"><text:span text:style-name="T20">ключ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6" draw:layer="layout" svg:width="0.8cm" svg:height="1.2cm" svg:x="25.104cm" svg:y="8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9" draw:layer="layout" svg:width="2cm" svg:height="1.2cm" svg:x="22.303cm" svg:y="8.96cm">
          <text:p text:style-name="P28"><text:span text:style-name="T19">100</text:span></text:p>
          <draw:enhanced-geometry svg:viewBox="0 0 21600 21600" draw:type="rectangle" draw:enhanced-path="M 0 0 L 21600 0 21600 21600 0 21600 0 0 Z N"/>
        </draw:custom-shape>
        <draw:custom-shape draw:style-name="gr87" draw:text-style-name="P34" draw:layer="layout" svg:width="3.3cm" svg:height="0.9cm" draw:transform="rotate (1.5707963267949) translate (24.304cm 8.904cm)">
          <text:p text:style-name="P33"><text:span text:style-name="T19">commit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34" draw:layer="layout" svg:width="3.316cm" svg:height="0.8cm" draw:transform="rotate (1.5707963267949) translate (25.104cm 8.924cm)">
          <text:p text:style-name="P33"><text:span text:style-name="T26">abor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9" draw:layer="layout" svg:width="2cm" svg:height="1.2cm" svg:x="1.203cm" svg:y="15.406cm">
          <text:p text:style-name="P28"><text:span text:style-name="T19">(0,1)</text:span></text:p>
          <draw:enhanced-geometry svg:viewBox="0 0 21600 21600" draw:type="rectangle" draw:enhanced-path="M 0 0 L 21600 0 21600 21600 0 21600 0 0 Z N"/>
        </draw:custom-shape>
        <draw:connector draw:style-name="gr63" draw:text-style-name="P31" draw:layer="layout" draw:type="curve" svg:x1="7.303cm" svg:y1="16.006cm" svg:x2="8.998cm" svg:y2="16.005cm" draw:start-shape="id26" draw:start-glue-point="1" draw:end-shape="id27" draw:end-glue-point="3" svg:d="M7303 16006c1272 0 425-1 1695-1" svg:viewBox="0 0 1696 2">
          <text:p/>
        </draw:connector>
        <draw:custom-shape draw:style-name="gr60" draw:text-style-name="P29" draw:layer="layout" svg:width="3cm" svg:height="1.2cm" svg:x="4.308cm" svg:y="14.206cm">
          <text:p text:style-name="P28"><text:span text:style-name="T19">стату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29" xml:id="id26" draw:id="id26" draw:layer="layout" svg:width="3cm" svg:height="1.2cm" svg:x="4.303cm" svg:y="15.406cm">
          <text:p text:style-name="P28"><text:span text:style-name="T19">nor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9" xml:id="id28" draw:id="id28" draw:layer="layout" svg:width="2cm" svg:height="1.2cm" svg:x="9.003cm" svg:y="4.804cm">
          <text:p text:style-name="P28"><text:span text:style-name="T19">(0,1)</text:span></text:p>
          <draw:enhanced-geometry svg:viewBox="0 0 21600 21600" draw:type="rectangle" draw:enhanced-path="M 0 0 L 21600 0 21600 21600 0 21600 0 0 Z N"/>
        </draw:custom-shape>
        <draw:custom-shape draw:style-name="gr90" draw:text-style-name="P29" draw:layer="layout" svg:width="3.2cm" svg:height="1.2cm" svg:x="11.003cm" svg:y="4.804cm">
          <text:p text:style-name="P28"><text:span text:style-name="T19">FO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3" draw:text-style-name="P11" draw:layer="layout" draw:type="curve" svg:x1="9.003cm" svg:y1="5.404cm" svg:x2="4.303cm" svg:y2="16.006cm" draw:start-shape="id28" draw:end-shape="id26" draw:end-glue-point="3" svg:d="M9003 5404c-7801 0-5451 10602-4700 10602" svg:viewBox="0 0 5623 10603">
          <text:p/>
        </draw:connector>
        <draw:custom-shape draw:style-name="gr94" draw:text-style-name="P41" draw:layer="layout" svg:width="0.8cm" svg:height="1.2cm" svg:x="24.302cm" svg:y="8.965cm">
          <text:p text:style-name="P39"><text:span text:style-name="T25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9" draw:layer="layout" svg:width="2cm" svg:height="1.2cm" svg:x="22.304cm" svg:y="10.161cm">
          <text:p text:style-name="P28"><text:span text:style-name="T19">101</text:span></text:p>
          <draw:enhanced-geometry svg:viewBox="0 0 21600 21600" draw:type="rectangle" draw:enhanced-path="M 0 0 L 21600 0 21600 21600 0 21600 0 0 Z N"/>
        </draw:custom-shape>
        <draw:custom-shape draw:style-name="gr76" draw:text-style-name="P37" draw:layer="layout" svg:width="0.8cm" svg:height="1.2cm" svg:x="24.303cm" svg:y="10.1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9" draw:layer="layout" svg:width="2cm" svg:height="1.2cm" svg:x="10.998cm" svg:y="15.405cm">
          <text:p text:style-name="P28"><text:span text:style-name="T19">101</text:span></text:p>
          <draw:enhanced-geometry svg:viewBox="0 0 21600 21600" draw:type="rectangle" draw:enhanced-path="M 0 0 L 21600 0 21600 21600 0 21600 0 0 Z N"/>
        </draw:custom-shape>
        <draw:custom-shape draw:style-name="gr93" draw:text-style-name="P32" draw:layer="layout" svg:width="1.559cm" svg:height="1.8cm" svg:x="24.721cm" svg:y="9.881cm">
          <text:p/>
          <draw:enhanced-geometry svg:viewBox="0 0 21600 21600" draw:path-stretchpoint-x="10800" draw:path-stretchpoint-y="10800" draw:text-areas="?f3 ?f4 ?f5 ?f6" draw:type="round-rectangle" draw:modifiers="4833.314825097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32" draw:layer="layout" svg:width="1.559cm" svg:height="1.8cm" svg:x="15.011cm" svg:y="15.142cm">
          <text:p/>
          <draw:enhanced-geometry svg:viewBox="0 0 21600 21600" draw:path-stretchpoint-x="10800" draw:path-stretchpoint-y="10800" draw:text-areas="?f3 ?f4 ?f5 ?f6" draw:type="round-rectangle" draw:modifiers="4833.314825097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40" draw:layer="layout" svg:width="0.8cm" svg:height="1.2cm" svg:x="15.398cm" svg:y="15.405cm">
          <text:p text:style-name="P39"><text:span text:style-name="T25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43" draw:layer="layout" svg:width="0.8cm" svg:height="1.2cm" svg:x="25.105cm" svg:y="10.162cm">
          <text:p text:style-name="P39"><text:span text:style-name="T25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20" draw:layer="layout" svg:width="2.851cm" svg:height="1.778cm" svg:x="12.71cm" svg:y="17.757cm">
          <text:p text:style-name="P19"><text:span text:style-name="T13">при первом</text:span><text:span text:style-name="T13"><text:line-break/></text:span><text:span text:style-name="T13">обращении</text:span><text:span text:style-name="T13"><text:line-break/></text:span><text:span text:style-name="T13">к строке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0070.126227209 -5779.4266441821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6" draw:text-style-name="P17" draw:layer="layout" svg:width="0.34cm" svg:height="1.53cm" draw:transform="rotate (-1.5707963267949) translate (16.145cm 16.902cm)">
          <text:p/>
          <draw:enhanced-geometry svg:viewBox="0 0 21600 21600" draw:mirror-vertical="false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0" draw:text-style-name="P20" draw:layer="layout" svg:width="3.55cm" svg:height="1.778cm" svg:x="8.605cm" svg:y="12.346cm">
          <text:p text:style-name="P19"><text:span text:style-name="T13">остается</text:span></text:p>
          <text:p text:style-name="P19"><text:span text:style-name="T13">номер отмененной</text:span></text:p>
          <text:p text:style-name="P19"><text:span text:style-name="T13">транзакции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8814.0805406928 36995.615514333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1" draw:text-style-name="P44" draw:layer="layout" svg:width="2cm" svg:height="1.2cm" svg:x="11.007cm" svg:y="14.205cm">
          <text:p text:style-name="P28"><text:span text:style-name="T19">xmax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5" draw:text-style-name="P45" draw:layer="layout" svg:width="16.799cm" svg:height="13.364cm" svg:x="2.1cm" svg:y="14.107cm" presentation:class="notes" presentation:user-transformed="true">
            <draw:text-box>
              <text:p text:style-name="P24"><text:span text:style-name="T6">Отмена изменений работает аналогично фиксации, только в CLOG для транзакции выставляется бит aborted. Отмена выполняется так же быстро, как и фиксация — не требуется выполнять откат выполненных действий.</text:span></text:p>
              <text:p text:style-name="P24"><text:span text:style-name="T6">Номер прерванной транзакции остается в поле xmax — его можно было бы стереть, но в этом нет смысла. При обращении к странице будет проверен статус и в версию строки будет установлен бит подсказки xmax aborted. Это будет означать, что на поле xmax смотреть не нужно.</text:span></text:p>
              <text:p text:style-name="P24"><text:span text:style-name="T6"/></text:p>
            </draw:text-box>
          </draw:frame>
        </presentation:notes>
      </draw:page>
      <draw:page draw:name="page16" draw:style-name="dp1" draw:master-page-name="master" presentation:presentation-page-layout-name="AL1T1">
        <office:forms form:automatic-focus="false" form:apply-design-mode="false"/>
        <draw:frame presentation:style-name="pr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9" draw:layer="layout" svg:width="25.6cm" svg:height="14.4cm" svg:x="1.2cm" svg:y="4.8cm" presentation:class="outline" presentation:placeholder="true" presentation:user-transformed="true">
          <draw:text-box/>
        </draw:frame>
        <draw:frame draw:style-name="gr59" draw:text-style-name="P27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1"><text:span text:style-name="T18"><text:s text:c="11"/></text:span><text:span text:style-name="T18">$ psql</text:span></text:p>
            <text:p text:style-name="P1"><text:span text:style-name="T18"><text:s text:c="11"/></text:span><text:span text:style-name="T18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Обновление</text:span></text:p>
          </draw:text-box>
        </draw:frame>
        <draw:custom-shape draw:style-name="gr69" draw:text-style-name="P34" draw:layer="layout" svg:width="5.3cm" svg:height="0.87cm" draw:transform="rotate (1.5707963267949) translate (12.904cm 15.302cm)">
          <text:p text:style-name="P33"><text:span text:style-name="T19">xmin commit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4" draw:layer="layout" svg:width="5.3cm" svg:height="0.81cm" draw:transform="rotate (1.5707963267949) translate (13.749cm 15.302cm)">
          <text:p text:style-name="P33"><text:span text:style-name="T19">xmin abor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4" draw:layer="layout" svg:width="5.3cm" svg:height="0.97cm" draw:transform="rotate (1.5707963267949) translate (14.484cm 15.302cm)">
          <text:p text:style-name="P33"><text:span text:style-name="T19">xmax commit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4" draw:layer="layout" svg:width="5.3cm" svg:height="1.02cm" draw:transform="rotate (1.5707963267949) translate (15.274cm 15.302cm)">
          <text:p text:style-name="P33"><text:span text:style-name="T19">xmax abor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42" draw:layer="layout" svg:width="0.8cm" svg:height="1.2cm" svg:x="12.999cm" svg:y="15.406cm">
          <text:p text:style-name="P28"><text:span text:style-name="T19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9" draw:layer="layout" svg:width="2cm" svg:height="1.2cm" svg:x="9.008cm" svg:y="14.206cm">
          <text:p text:style-name="P28"><text:span text:style-name="T19">xmin</text:span></text:p>
          <draw:enhanced-geometry svg:viewBox="0 0 21600 21600" draw:type="rectangle" draw:enhanced-path="M 0 0 L 21600 0 21600 21600 0 21600 0 0 Z N"/>
        </draw:custom-shape>
        <draw:custom-shape draw:style-name="gr68" draw:text-style-name="P29" draw:layer="layout" svg:width="3.99cm" svg:height="1.2cm" svg:x="16.208cm" svg:y="14.206cm">
          <text:p text:style-name="P28"><text:span text:style-name="T20">данны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9" xml:id="id30" draw:id="id30" draw:layer="layout" svg:width="2cm" svg:height="1.2cm" svg:x="8.999cm" svg:y="15.406cm">
          <text:p text:style-name="P28"><text:span text:style-name="T19">100</text:span></text:p>
          <draw:enhanced-geometry svg:viewBox="0 0 21600 21600" draw:type="rectangle" draw:enhanced-path="M 0 0 L 21600 0 21600 21600 0 21600 0 0 Z N"/>
        </draw:custom-shape>
        <draw:custom-shape draw:style-name="gr77" draw:text-style-name="P36" draw:layer="layout" svg:width="0.8cm" svg:height="1.2cm" svg:x="14.599cm" svg:y="15.4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9" draw:layer="layout" svg:width="4cm" svg:height="1.2cm" svg:x="16.199cm" svg:y="15.406cm">
          <text:p text:style-name="P28"><text:span text:style-name="T19">42,FO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6" draw:layer="layout" svg:width="0.8cm" svg:height="1.2cm" svg:x="13.799cm" svg:y="15.4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9" draw:layer="layout" svg:width="2cm" svg:height="1.2cm" svg:x="9.004cm" svg:y="3.605cm">
          <text:p text:style-name="P28"><text:span text:style-name="T19">ctid</text:span></text:p>
          <draw:enhanced-geometry svg:viewBox="0 0 21600 21600" draw:type="rectangle" draw:enhanced-path="M 0 0 L 21600 0 21600 21600 0 21600 0 0 Z N"/>
        </draw:custom-shape>
        <draw:custom-shape draw:style-name="gr82" draw:text-style-name="P29" draw:layer="layout" svg:width="3.2cm" svg:height="1.2cm" svg:x="11.004cm" svg:y="3.605cm">
          <text:p text:style-name="P28"><text:span text:style-name="T20">ключ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6" draw:layer="layout" svg:width="0.8cm" svg:height="1.2cm" svg:x="25.105cm" svg:y="8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9" draw:layer="layout" svg:width="2cm" svg:height="1.2cm" svg:x="22.304cm" svg:y="8.961cm">
          <text:p text:style-name="P28"><text:span text:style-name="T19">100</text:span></text:p>
          <draw:enhanced-geometry svg:viewBox="0 0 21600 21600" draw:type="rectangle" draw:enhanced-path="M 0 0 L 21600 0 21600 21600 0 21600 0 0 Z N"/>
        </draw:custom-shape>
        <draw:custom-shape draw:style-name="gr87" draw:text-style-name="P34" draw:layer="layout" svg:width="3.3cm" svg:height="0.9cm" draw:transform="rotate (1.5707963267949) translate (24.305cm 8.905cm)">
          <text:p text:style-name="P33"><text:span text:style-name="T19">commit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34" draw:layer="layout" svg:width="3.316cm" svg:height="0.8cm" draw:transform="rotate (1.5707963267949) translate (25.105cm 8.925cm)">
          <text:p text:style-name="P33"><text:span text:style-name="T26">abor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9" draw:layer="layout" svg:width="2cm" svg:height="1.2cm" svg:x="1.204cm" svg:y="15.407cm">
          <text:p text:style-name="P28"><text:span text:style-name="T19">(0,1)</text:span></text:p>
          <draw:enhanced-geometry svg:viewBox="0 0 21600 21600" draw:type="rectangle" draw:enhanced-path="M 0 0 L 21600 0 21600 21600 0 21600 0 0 Z N"/>
        </draw:custom-shape>
        <draw:connector draw:style-name="gr63" draw:text-style-name="P31" draw:layer="layout" draw:type="curve" svg:x1="7.304cm" svg:y1="16.007cm" svg:x2="8.999cm" svg:y2="16.006cm" draw:start-shape="id29" draw:start-glue-point="1" draw:end-shape="id30" draw:end-glue-point="3" svg:d="M7304 16007c1272 0 425-1 1695-1" svg:viewBox="0 0 1696 2">
          <text:p/>
        </draw:connector>
        <draw:custom-shape draw:style-name="gr60" draw:text-style-name="P29" draw:layer="layout" svg:width="3cm" svg:height="1.2cm" svg:x="4.309cm" svg:y="14.207cm">
          <text:p text:style-name="P28"><text:span text:style-name="T19">стату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29" xml:id="id29" draw:id="id29" draw:layer="layout" svg:width="3cm" svg:height="1.2cm" svg:x="4.304cm" svg:y="15.407cm">
          <text:p text:style-name="P28"><text:span text:style-name="T19">nor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9" xml:id="id34" draw:id="id34" draw:layer="layout" svg:width="2cm" svg:height="1.2cm" svg:x="9.004cm" svg:y="4.805cm">
          <text:p text:style-name="P28"><text:span text:style-name="T19">(0,2)</text:span></text:p>
          <draw:enhanced-geometry svg:viewBox="0 0 21600 21600" draw:type="rectangle" draw:enhanced-path="M 0 0 L 21600 0 21600 21600 0 21600 0 0 Z N"/>
        </draw:custom-shape>
        <draw:custom-shape draw:style-name="gr90" draw:text-style-name="P29" draw:layer="layout" svg:width="3.2cm" svg:height="1.2cm" svg:x="11.004cm" svg:y="4.805cm">
          <text:p text:style-name="P28"><text:span text:style-name="T19">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3" draw:text-style-name="P11" draw:layer="layout" draw:type="curve" svg:x1="9.004cm" svg:y1="6.605cm" svg:x2="4.304cm" svg:y2="16.007cm" draw:start-shape="id31" draw:start-glue-point="3" draw:end-shape="id29" draw:end-glue-point="3" svg:d="M9004 6605c-7801 0-5451 9402-4700 9402" svg:viewBox="0 0 5623 9403">
          <text:p/>
        </draw:connector>
        <draw:custom-shape draw:style-name="gr94" draw:text-style-name="P41" draw:layer="layout" svg:width="0.8cm" svg:height="1.2cm" svg:x="24.303cm" svg:y="8.966cm">
          <text:p text:style-name="P39"><text:span text:style-name="T25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9" draw:layer="layout" svg:width="2cm" svg:height="1.2cm" svg:x="22.305cm" svg:y="10.162cm">
          <text:p text:style-name="P28"><text:span text:style-name="T19">101</text:span></text:p>
          <draw:enhanced-geometry svg:viewBox="0 0 21600 21600" draw:type="rectangle" draw:enhanced-path="M 0 0 L 21600 0 21600 21600 0 21600 0 0 Z N"/>
        </draw:custom-shape>
        <draw:custom-shape draw:style-name="gr76" draw:text-style-name="P37" draw:layer="layout" svg:width="0.8cm" svg:height="1.2cm" svg:x="24.304cm" svg:y="10.1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43" draw:layer="layout" svg:width="0.8cm" svg:height="1.2cm" svg:x="25.106cm" svg:y="10.163cm">
          <text:p text:style-name="P39"><text:span text:style-name="T25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3" draw:text-style-name="P31" draw:layer="layout" draw:type="curve" svg:x1="7.305cm" svg:y1="17.208cm" svg:x2="9cm" svg:y2="17.207cm" draw:start-shape="id32" draw:start-glue-point="1" draw:end-shape="id33" draw:end-glue-point="3" svg:d="M7305 17208c1272 0 425-1 1695-1" svg:viewBox="0 0 1696 2">
          <text:p/>
        </draw:connector>
        <draw:custom-shape draw:style-name="gr89" draw:text-style-name="P29" xml:id="id32" draw:id="id32" draw:layer="layout" svg:width="3cm" svg:height="1.2cm" svg:x="4.305cm" svg:y="16.608cm">
          <text:p text:style-name="P28"><text:span text:style-name="T19">nor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9" draw:layer="layout" svg:width="2cm" svg:height="1.2cm" svg:x="1.204cm" svg:y="16.607cm">
          <text:p text:style-name="P28"><text:span text:style-name="T19">(0,2)</text:span></text:p>
          <draw:enhanced-geometry svg:viewBox="0 0 21600 21600" draw:type="rectangle" draw:enhanced-path="M 0 0 L 21600 0 21600 21600 0 21600 0 0 Z N"/>
        </draw:custom-shape>
        <draw:custom-shape draw:style-name="gr74" draw:text-style-name="P29" xml:id="id31" draw:id="id31" draw:layer="layout" svg:width="2cm" svg:height="1.2cm" svg:x="9.004cm" svg:y="6.005cm">
          <text:p text:style-name="P28"><text:span text:style-name="T19">(0,1)</text:span></text:p>
          <draw:enhanced-geometry svg:viewBox="0 0 21600 21600" draw:type="rectangle" draw:enhanced-path="M 0 0 L 21600 0 21600 21600 0 21600 0 0 Z N"/>
        </draw:custom-shape>
        <draw:custom-shape draw:style-name="gr90" draw:text-style-name="P29" draw:layer="layout" svg:width="3.2cm" svg:height="1.2cm" svg:x="11.004cm" svg:y="6.005cm">
          <text:p text:style-name="P28"><text:span text:style-name="T19">FO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3" draw:text-style-name="P11" draw:layer="layout" draw:type="curve" draw:line-skew="-0.059cm" svg:x1="9.004cm" svg:y1="5.405cm" svg:x2="4.305cm" svg:y2="17.208cm" draw:start-shape="id34" draw:start-glue-point="3" draw:end-shape="id32" draw:end-glue-point="3" svg:d="M9004 5405c-7888 0-5539 11803-4699 11803" svg:viewBox="0 0 5687 11804">
          <text:p/>
        </draw:connector>
        <draw:custom-shape draw:style-name="gr67" draw:text-style-name="P29" draw:layer="layout" svg:width="2cm" svg:height="1.2cm" svg:x="22.306cm" svg:y="11.363cm">
          <text:p text:style-name="P28"><text:span text:style-name="T19">102</text:span></text:p>
          <draw:enhanced-geometry svg:viewBox="0 0 21600 21600" draw:type="rectangle" draw:enhanced-path="M 0 0 L 21600 0 21600 21600 0 21600 0 0 Z N"/>
        </draw:custom-shape>
        <draw:custom-shape draw:style-name="gr76" draw:text-style-name="P37" draw:layer="layout" svg:width="0.8cm" svg:height="1.2cm" svg:x="24.305cm" svg:y="11.3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6" draw:layer="layout" svg:width="0.8cm" svg:height="1.2cm" svg:x="25.107cm" svg:y="11.3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5" draw:layer="layout" svg:width="0.8cm" svg:height="1.2cm" svg:x="12.999cm" svg:y="16.6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9" xml:id="id33" draw:id="id33" draw:layer="layout" svg:width="2cm" svg:height="1.2cm" svg:x="9cm" svg:y="16.607cm">
          <text:p text:style-name="P28"><text:span text:style-name="T19">102</text:span></text:p>
          <draw:enhanced-geometry svg:viewBox="0 0 21600 21600" draw:type="rectangle" draw:enhanced-path="M 0 0 L 21600 0 21600 21600 0 21600 0 0 Z N"/>
        </draw:custom-shape>
        <draw:custom-shape draw:style-name="gr77" draw:text-style-name="P36" draw:layer="layout" svg:width="0.8cm" svg:height="1.2cm" svg:x="14.599cm" svg:y="16.6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9" draw:layer="layout" svg:width="4cm" svg:height="1.2cm" svg:x="16.199cm" svg:y="16.607cm">
          <text:p text:style-name="P28"><text:span text:style-name="T19">42,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6" draw:layer="layout" svg:width="0.8cm" svg:height="1.2cm" svg:x="13.799cm" svg:y="16.6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9" draw:layer="layout" svg:width="2cm" svg:height="1.2cm" svg:x="11cm" svg:y="16.607cm">
          <text:p text:style-name="P28"><text:span text:style-name="T19">0</text:span></text:p>
          <draw:enhanced-geometry svg:viewBox="0 0 21600 21600" draw:type="rectangle" draw:enhanced-path="M 0 0 L 21600 0 21600 21600 0 21600 0 0 Z N"/>
        </draw:custom-shape>
        <draw:custom-shape draw:style-name="gr102" draw:text-style-name="P46" draw:layer="layout" svg:width="0.8cm" svg:height="1.2cm" svg:x="15.399cm" svg:y="16.607cm">
          <text:p text:style-name="P39"><text:span text:style-name="T25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32" draw:layer="layout" svg:width="1.393cm" svg:height="1.8cm" svg:x="15.1cm" svg:y="15.145cm">
          <text:p/>
          <draw:enhanced-geometry svg:viewBox="0 0 21600 21600" draw:path-stretchpoint-x="10800" draw:path-stretchpoint-y="10800" draw:text-areas="?f3 ?f4 ?f5 ?f6" draw:type="round-rectangle" draw:modifiers="4401.5546918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32" draw:layer="layout" svg:width="2.585cm" svg:height="1.8cm" svg:x="10.711cm" svg:y="15.144cm">
          <text:p/>
          <draw:enhanced-geometry svg:viewBox="0 0 21600 21600" draw:path-stretchpoint-x="10800" draw:path-stretchpoint-y="10800" draw:text-areas="?f3 ?f4 ?f5 ?f6" draw:type="round-rectangle" draw:modifiers="4833.314825097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29" draw:layer="layout" svg:width="2cm" svg:height="1.2cm" svg:x="10.999cm" svg:y="15.406cm">
          <text:p text:style-name="P28"><text:span text:style-name="T19">102</text:span></text:p>
          <draw:enhanced-geometry svg:viewBox="0 0 21600 21600" draw:type="rectangle" draw:enhanced-path="M 0 0 L 21600 0 21600 21600 0 21600 0 0 Z N"/>
        </draw:custom-shape>
        <draw:custom-shape draw:style-name="gr100" draw:text-style-name="P20" draw:layer="layout" svg:width="3.55cm" svg:height="1.778cm" svg:x="8.606cm" svg:y="12.35cm">
          <text:p text:style-name="P19"><text:span text:style-name="T13">перезаписан</text:span></text:p>
          <text:p text:style-name="P19"><text:span text:style-name="T13">номер отмененной</text:span></text:p>
          <text:p text:style-name="P19"><text:span text:style-name="T13">транзакции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8814.0805406928 36995.615514333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6" draw:text-style-name="P37" draw:layer="layout" svg:width="0.8cm" svg:height="1.2cm" svg:x="15.399cm" svg:y="15.4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4" draw:layer="layout" svg:width="2cm" svg:height="1.2cm" svg:x="11.008cm" svg:y="14.206cm">
          <text:p text:style-name="P28"><text:span text:style-name="T19">xmax</text:span></text:p>
          <draw:enhanced-geometry svg:viewBox="0 0 21600 21600" draw:type="rectangle" draw:enhanced-path="M 0 0 L 21600 0 21600 21600 0 21600 0 0 Z N"/>
        </draw:custom-shape>
        <draw:custom-shape draw:style-name="gr104" draw:text-style-name="P20" draw:layer="layout" svg:width="3.636cm" svg:height="1.778cm" svg:x="4.681cm" svg:y="8.925cm">
          <text:p text:style-name="P19"><text:span text:style-name="T13">ссылки</text:span></text:p>
          <text:p text:style-name="P19"><text:span text:style-name="T13">на обе версии</text:span></text:p>
          <text:p text:style-name="P19"><text:span text:style-name="T13">строки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940.39043167446 17702.529510961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5" draw:text-style-name="P25" draw:layer="layout" svg:width="16.799cm" svg:height="13.364cm" svg:x="2.1cm" svg:y="14.107cm" presentation:class="notes" presentation:user-transformed="true">
            <draw:text-box>
              <text:p text:style-name="P24"><text:span text:style-name="T6">Обновление работает так, как будто сначала выполнялось удаление старой версии строки, а затем вставка новой.</text:span></text:p>
              <text:p text:style-name="P24"><text:span text:style-name="T6">Старая версия помечается номером текущей транзакции в поле xmax. Обратите внимание, что новое значение 102 записалось поверх старого 101, так как транзакция 101 была отменена. Кроме того, биты xmax committed и xmax aborted старой версии строки сброшены, так как статус текущей транзакции еще не известен.</text:span></text:p>
              <text:p text:style-name="P24"><text:span text:style-name="T6">В индексной странице появляется второй указатель и вторая запись, ссылающаяся на вторую версию в табличной странице.</text:span></text:p>
              <text:p text:style-name="P24"><text:span text:style-name="T6">Так же, как и при удалении, значение xmax в первой версии строки служит признаком того, что строка заблокирована.</text:span></text:p>
              <text:p text:style-name="P24"><text:span text:style-name="T6"/></text:p>
            </draw:text-box>
          </draw:frame>
        </presentation:notes>
      </draw:page>
      <draw:page draw:name="page18" draw:style-name="dp1" draw:master-page-name="master" presentation:presentation-page-layout-name="AL1T1">
        <office:forms form:automatic-focus="false" form:apply-design-mode="false"/>
        <draw:frame presentation:style-name="pr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9" draw:layer="layout" svg:width="25.6cm" svg:height="14.4cm" svg:x="1.2cm" svg:y="4.8cm" presentation:class="outline" presentation:placeholder="true" presentation:user-transformed="true">
          <draw:text-box/>
        </draw:frame>
        <draw:frame draw:style-name="gr59" draw:text-style-name="P27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1"><text:span text:style-name="T18"><text:s text:c="11"/></text:span><text:span text:style-name="T18">$ psql</text:span></text:p>
            <text:p text:style-name="P1"><text:span text:style-name="T18"><text:s text:c="11"/></text:span><text:span text:style-name="T18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Точка сохранения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47"><text:span text:style-name="T27">Возможность откатить часть транзакции</text:span></text:p>
              </text:list-item>
              <text:list-item>
                <text:p text:style-name="P48"><text:span text:style-name="T28">BEGIN;</text:span></text:p>
              </text:list-item>
              <text:list-item>
                <text:p text:style-name="P48"><text:span text:style-name="T28">INSERT INTO t(n) VALUES (42);</text:span></text:p>
              </text:list-item>
              <text:list-item>
                <text:p text:style-name="P48"><text:span text:style-name="T28">SAVEPOINT SP;</text:span></text:p>
              </text:list-item>
              <text:list-item>
                <text:p text:style-name="P48"><text:span text:style-name="T29">DELETE FROM t;</text:span></text:p>
              </text:list-item>
              <text:list-item>
                <text:p text:style-name="P48"><text:span text:style-name="T29">ROLLBACK TO SP;</text:span></text:p>
              </text:list-item>
              <text:list-item>
                <text:p text:style-name="P48"><text:span text:style-name="T28">UPDATE t SET n = n + 1;</text:span></text:p>
              </text:list-item>
              <text:list-item>
                <text:p text:style-name="P48"><text:span text:style-name="T28">COMMIT;</text:span></text:p>
              </text:list-item>
              <text:list-item>
                <text:p text:style-name="P8"><text:span text:style-name="T11"/></text:p>
              </text:list-item>
            </text:list>
          </draw:text-box>
        </draw:frame>
        <draw:custom-shape draw:style-name="gr105" draw:text-style-name="P17" draw:layer="layout" svg:width="0.51cm" svg:height="8.106cm" draw:transform="rotate (-3.14159265358979) translate (16.72cm 15.42cm)">
          <text:p/>
          <draw:enhanced-geometry svg:viewBox="0 0 21600 21600" draw:mirror-vertical="true" draw:glue-points="21600 0 0 10800 21600 21600" draw:text-areas="13800 ?f9 21600 ?f10" draw:type="left-brace" draw:modifiers="700.727766128037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6" draw:text-style-name="P17" draw:layer="layout" svg:width="0.51cm" svg:height="2.204cm" draw:transform="rotate (-3.14159265358979) translate (12.92cm 12.998cm)">
          <text:p/>
          <draw:enhanced-geometry svg:viewBox="0 0 21600 21600" draw:mirror-vertical="true" draw:glue-points="21600 0 0 10800 21600 21600" draw:text-areas="13800 ?f9 21600 ?f10" draw:type="left-brace" draw:modifiers="2017.95918367347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6" draw:text-style-name="P17" draw:layer="layout" svg:width="0.51cm" svg:height="2.204cm" draw:transform="rotate (-3.14159265358979) translate (12.92cm 15.399cm)">
          <text:p/>
          <draw:enhanced-geometry svg:viewBox="0 0 21600 21600" draw:mirror-vertical="true" draw:glue-points="21600 0 0 10800 21600 21600" draw:text-areas="13800 ?f9 21600 ?f10" draw:type="left-brace" draw:modifiers="2017.95918367347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7" draw:text-style-name="P38" draw:layer="layout" svg:width="2.966cm" svg:height="0.886cm" svg:x="12.919cm" svg:y="11.45cm">
          <draw:text-box>
            <text:p text:style-name="P11"><text:span text:style-name="T21">txid = 101</text:span></text:p>
          </draw:text-box>
        </draw:frame>
        <draw:frame draw:style-name="gr107" draw:text-style-name="P38" draw:layer="layout" svg:width="2.966cm" svg:height="0.886cm" svg:x="12.919cm" svg:y="13.85cm">
          <draw:text-box>
            <text:p text:style-name="P11"><text:span text:style-name="T21">txid = 102</text:span></text:p>
          </draw:text-box>
        </draw:frame>
        <draw:frame draw:style-name="gr107" draw:text-style-name="P38" draw:layer="layout" svg:width="2.966cm" svg:height="0.886cm" svg:x="16.719cm" svg:y="10.92cm">
          <draw:text-box>
            <text:p text:style-name="P11"><text:span text:style-name="T21">txid = 100</text:span></text:p>
          </draw:text-box>
        </draw:frame>
        <draw:custom-shape draw:style-name="gr77" draw:text-style-name="P36" draw:layer="layout" svg:width="0.8cm" svg:height="1.2cm" svg:x="25.101cm" svg:y="8.9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9" draw:layer="layout" svg:width="2cm" svg:height="1.2cm" svg:x="22.3cm" svg:y="8.962cm">
          <text:p text:style-name="P28"><text:span text:style-name="T19">100</text:span></text:p>
          <draw:enhanced-geometry svg:viewBox="0 0 21600 21600" draw:type="rectangle" draw:enhanced-path="M 0 0 L 21600 0 21600 21600 0 21600 0 0 Z N"/>
        </draw:custom-shape>
        <draw:custom-shape draw:style-name="gr87" draw:text-style-name="P34" draw:layer="layout" svg:width="3.3cm" svg:height="0.9cm" draw:transform="rotate (1.5707963267949) translate (24.301cm 8.906cm)">
          <text:p text:style-name="P33"><text:span text:style-name="T19">commit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34" draw:layer="layout" svg:width="3.316cm" svg:height="0.8cm" draw:transform="rotate (1.5707963267949) translate (25.101cm 8.926cm)">
          <text:p text:style-name="P33"><text:span text:style-name="T26">abor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41" draw:layer="layout" svg:width="0.8cm" svg:height="1.2cm" svg:x="24.299cm" svg:y="8.967cm">
          <text:p text:style-name="P39"><text:span text:style-name="T25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9" draw:layer="layout" svg:width="2cm" svg:height="1.2cm" svg:x="22.301cm" svg:y="10.163cm">
          <text:p text:style-name="P28"><text:span text:style-name="T19">101</text:span></text:p>
          <draw:enhanced-geometry svg:viewBox="0 0 21600 21600" draw:type="rectangle" draw:enhanced-path="M 0 0 L 21600 0 21600 21600 0 21600 0 0 Z N"/>
        </draw:custom-shape>
        <draw:custom-shape draw:style-name="gr76" draw:text-style-name="P37" draw:layer="layout" svg:width="0.8cm" svg:height="1.2cm" svg:x="24.3cm" svg:y="10.1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43" draw:layer="layout" svg:width="0.8cm" svg:height="1.2cm" svg:x="25.102cm" svg:y="10.164cm">
          <text:p text:style-name="P39"><text:span text:style-name="T25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9" draw:layer="layout" svg:width="2cm" svg:height="1.2cm" svg:x="22.302cm" svg:y="11.364cm">
          <text:p text:style-name="P28"><text:span text:style-name="T19">102</text:span></text:p>
          <draw:enhanced-geometry svg:viewBox="0 0 21600 21600" draw:type="rectangle" draw:enhanced-path="M 0 0 L 21600 0 21600 21600 0 21600 0 0 Z N"/>
        </draw:custom-shape>
        <draw:custom-shape draw:style-name="gr94" draw:text-style-name="P41" draw:layer="layout" svg:width="0.8cm" svg:height="1.2cm" svg:x="24.301cm" svg:y="11.369cm">
          <text:p text:style-name="P39"><text:span text:style-name="T25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6" draw:layer="layout" svg:width="0.8cm" svg:height="1.2cm" svg:x="25.103cm" svg:y="11.3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20" draw:layer="layout" svg:width="3.044cm" svg:height="1.46cm" svg:x="11.188cm" svg:y="16.288cm">
          <text:p text:style-name="P19"><text:span text:style-name="T13">вложенные</text:span></text:p>
          <text:p text:style-name="P19"><text:span text:style-name="T13">транзакции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201.7733990148 -22354.004106776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8" draw:text-style-name="P20" draw:layer="layout" svg:width="3.044cm" svg:height="1.46cm" svg:x="17.085cm" svg:y="13.242cm">
          <text:p text:style-name="P19"><text:span text:style-name="T13">основная</text:span></text:p>
          <text:p text:style-name="P19"><text:span text:style-name="T13">транзакция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121.18226600985 -20653.798767967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5" draw:text-style-name="P25" draw:layer="layout" svg:width="16.799cm" svg:height="13.364cm" svg:x="2.1cm" svg:y="14.107cm" presentation:class="notes" presentation:user-transformed="true">
            <draw:text-box>
              <text:p text:style-name="P24"><text:span text:style-name="T6">Тонкий момент представляет функционал точек сохранения, позволяющий отменить часть операций текущей транзакции. Это не укладывается в приведенную выше схему, поскольку физически никакие данные не откатываются, а лишь изменяется статус всей транзакции целиком.</text:span></text:p>
              <text:p text:style-name="P24"><text:span text:style-name="T6">Поэтому транзакция с точкой сохранения состоит из отдельных вложенных (не путать с автономными!) транзакций (subtransactions), статусом которых можно управлять отдельно.</text:span></text:p>
            </draw:text-box>
          </draw:frame>
        </presentation:notes>
      </draw:page>
      <draw:page draw:name="page20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Вложенные транзакции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Собственный номер и статус в CLOG</text:span></text:p>
                <text:list>
                  <text:list-item>
                    <text:p text:style-name="P49"><text:span text:style-name="T17">конечный статус зависит от статуса основной транзакции</text:span></text:p>
                  </text:list-item>
                </text:list>
              </text:list-item>
              <text:list-item>
                <text:p text:style-name="P8"><text:span text:style-name="T11">Информация о вложенности сохраняется на диске</text:span></text:p>
                <text:list>
                  <text:list-item>
                    <text:p text:style-name="P26"><text:span text:style-name="T17">каталог PGDATA/pg_subtrans</text:span></text:p>
                  </text:list-item>
                  <text:list-item>
                    <text:p text:style-name="P49"><text:span text:style-name="T17">данные кешируются в буферах общей памяти (аналогично CLOG)</text:span></text:p>
                  </text:list-item>
                </text:list>
              </text:list-item>
              <text:list-item>
                <text:p text:style-name="P8"><text:span text:style-name="T11">Примеры использования</text:span></text:p>
                <text:list>
                  <text:list-item>
                    <text:p text:style-name="P26"><text:span text:style-name="T17">точка сохранения SAVEPOINT</text:span></text:p>
                  </text:list-item>
                  <text:list-item>
                    <text:p text:style-name="P26"><text:span text:style-name="T17">обработка исключений в PL/pgSQL (EXCEPTION)</text:span></text:p>
                  </text:list-item>
                  <text:list-item>
                    <text:p><text:span text:style-name="T17">режим psql ON_ERROR_ROLLBACK = on/interactiv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13" draw:text-style-name="P10" draw:layer="layout" svg:width="16.799cm" svg:height="14.121cm" svg:x="2.1cm" svg:y="14.107cm" presentation:class="notes" presentation:user-transformed="true">
            <draw:text-box>
              <text:p text:style-name="P24"><text:span text:style-name="T6">Вложенные транзакции имеют свой номер (б</text:span><text:span text:style-name="T5">óл</text:span><text:span text:style-name="T6">ьший, чем номер основной транзакции). Статус вложенных транзакций записывается обычным образом в CLOG, однако финальный статус зависит от статуса основной транзакции: если она отменена, то отменяются также и все вложенные транзакции.</text:span></text:p>
              <text:p text:style-name="P24"><text:span text:style-name="T6">Информация о вложенности транзакций хранится в каталоге PGDATA/pg_subtrans. Обращение к файлам происходит через буферы</text:span><text:span text:style-name="T6"><text:line-break/></text:span><text:span text:style-name="T6">в общей памяти сервера, организованные так же, как и буферы CLOG.</text:span></text:p>
              <text:p text:style-name="P24"><text:span text:style-name="T6">Вложенные транзакции нельзя использовать явно, то есть нельзя начать новую транзакцию, не завершив текущую. Этот механизм задействуется неявно при использовании точек сохранения, при обработке исключений PL/pgSQL и т. п.</text:span></text:p>
              <text:p text:style-name="P24"><text:span text:style-name="T6">Особенный интерес представляет режим ON_ERROR_ROLLBACK</text:span><text:span text:style-name="T6"><text:line-break/></text:span><text:span text:style-name="T6">в psql, при включении которого транзакция, выполнившая ошибочную операцию, не прерывается, а продолжает работать. Почему этот режим не включен по умолчанию? Дело в том, что ошибка может произойти где-то в середине выполнения оператора, и таким образом нарушится атомарность выполнения оператора. Единственный способ отменить <text:s/>изменения, уже сделанные этим оператором, не трогая остальные изменения — использовать вложенные транзакции. Поэтому режим ON_ERROR_ROLLBACK фактически ставит перед каждой командой неявную точку сохранения. А это чревато существенными накладными расходами.</text:span></text:p>
            </draw:text-box>
          </draw:frame>
        </presentation:notes>
      </draw:page>
      <draw:page draw:name="page21" draw:style-name="dp1" draw:master-page-name="master" presentation:presentation-page-layout-name="AL1T1">
        <office:forms form:automatic-focus="false" form:apply-design-mode="false"/>
        <draw:frame presentation:style-name="pr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9" draw:layer="layout" svg:width="25.6cm" svg:height="14.4cm" svg:x="1.2cm" svg:y="4.8cm" presentation:class="outline" presentation:placeholder="true" presentation:user-transformed="true">
          <draw:text-box/>
        </draw:frame>
        <draw:frame draw:style-name="gr59" draw:text-style-name="P27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1"><text:span text:style-name="T18"><text:s text:c="11"/></text:span><text:span text:style-name="T18">$ psql</text:span></text:p>
            <text:p text:style-name="P1"><text:span text:style-name="T18"><text:s text:c="11"/></text:span><text:span text:style-name="T18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Итоги</text:span></text:p>
          </draw:text-box>
        </draw:frame>
        <draw:frame presentation:style-name="pr4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В табличных страницах может храниться несколько версий одной и той же строки, ограниченных номерами транзакций xmin и xmax</text:span></text:p>
              </text:list-item>
              <text:list-item>
                <text:p text:style-name="P8"><text:span text:style-name="T11">В индексных записях нет информации о версионности</text:span></text:p>
              </text:list-item>
              <text:list-item>
                <text:p text:style-name="P8"><text:span text:style-name="T11">Фиксация и откат выполняются одинаково быстро</text:span></text:p>
              </text:list-item>
              <text:list-item>
                <text:p text:style-name="P8"><text:span text:style-name="T11">Для точек сохранения используются вложенные транзакции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5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ster" presentation:presentation-page-layout-name="AL1T1">
        <office:forms form:automatic-focus="false" form:apply-design-mode="false"/>
        <draw:frame presentation:style-name="pr8" draw:layer="layout" svg:width="19.8cm" svg:height="1.741cm" svg:x="1.2cm" svg:y="0.737cm" presentation:class="title" presentation:user-transformed="true">
          <draw:text-box>
            <text:p><text:span text:style-name="T10">Практика</text:span></text:p>
          </draw:text-box>
        </draw:frame>
        <draw:frame presentation:style-name="pr14" draw:text-style-name="P51" draw:layer="layout" svg:width="25.6cm" svg:height="14.4cm" svg:x="1.2cm" svg:y="4.8cm" presentation:class="outline" presentation:user-transformed="true">
          <draw:text-box>
            <text:list text:style-name="L4">
              <text:list-item>
                <text:p text:style-name="P48"><text:span text:style-name="T30">Создайте таблицу и вставьте в нее одну строку. Затем дважды обновите эту строку и удалите ее. Сколько версий строк находится сейчас в таблице?</text:span><text:span text:style-name="T30"><text:line-break/></text:span><text:span text:style-name="T30">Проверьте, используя расширение pageinspect.</text:span></text:p>
              </text:list-item>
              <text:list-item>
                <text:p text:style-name="P48"><text:span text:style-name="T30">Определите, в какой странице находится строка таблицы pg_class, относящаяся к самой таблице pg_class. Сколько актуальных версий строк находится в той же странице?</text:span></text:p>
              </text:list-item>
              <text:list-item>
                <text:p text:style-name="P48"><text:span text:style-name="T30">Включите в psql параметр ON_ERROR_ROLLBACK</text:span><text:span text:style-name="T30"><text:line-break/></text:span><text:span text:style-name="T30">и убедитесь, что этот режим использует вложенные транзакции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10" draw:text-style-name="P5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swiss"/>
    <style:font-face style:name="Liberation Sans3" svg:font-family="'Liberation Sans', Arial" style:font-family-generic="swiss" style:font-pitch="variable"/>
    <style:font-face style:name="Liberation Sans4" svg:font-family="'Liberation Sans'" style:font-family-generic="swiss" style:font-pitch="variable"/>
    <style:font-face style:name="Liberation Sans5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e6e6ff" draw:end-color="#f0e6ff" draw:start-intensity="100%" draw:end-intensity="100%" draw:angle="30deg" draw:border="0%">
      <loext:gradient-stop svg:offset="0" loext:color-type="rgb" loext:color-value="#e6e6ff"/>
      <loext:gradient-stop svg:offset="1" loext:color-type="rgb" loext:color-value="#f0e6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" draw:display-name="Transparency 2" draw:style="linear" draw:start="100%" draw:end="50%" draw:angle="0deg" draw:border="25%">
      <loext:opacity-stop svg:offset="0" svg:stop-opacity="1"/>
      <loext:opacity-stop svg:offset="1" svg:stop-opacity="0.501960784313726"/>
    </draw:opacity>
    <draw:opacity draw:name="Transparency_20_5" draw:display-name="Transparency 5" draw:style="rectangular" draw:cx="50%" draw:cy="50%" draw:start="20%" draw:end="100%" draw:angle="0deg" draw:border="0%">
      <loext:opacity-stop svg:offset="0" svg:stop-opacity="0.2"/>
      <loext:opacity-stop svg:offset="1" svg:stop-opacity="1"/>
    </draw:opacity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Long_20_dashed" draw:display-name="Long dashed" draw:style="rect" draw:dots1="1" draw:dots1-length="400%" draw:distance="4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3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_5f_-background" style:display-name="master1__-background" style:family="presentation">
      <style:graphic-properties draw:stroke="none" draw:fill-image-width="21.33cm" draw:fill-image-height="16cm" style:repeat="no-repeat" draw:fill-image-ref-point-y="10%" draw:fill-image-ref-point="bottom"/>
      <style:text-properties style:letter-kerning="true"/>
    </style:style>
    <style:style style:name="master1_5f__5f_-backgroundobjects" style:display-name="master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_5f_-notes" style:display-name="master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_5f_-outline1" style:display-name="master1__-outline1" style:family="presentation">
      <style:graphic-properties draw:stroke="none" draw:fill="none" draw:auto-grow-height="false" draw:fit-to-size="false" style:shrink-to-fit="true">
        <text:list-style style:name="master1_5f__5f_-outline1" style:display-name="master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outline2" style:display-name="master1__-outline2" style:family="presentation" style:parent-style-name="master1_5f__5f_-outline1">
      <style:paragraph-properties fo:margin-top="0cm" fo:margin-bottom="0.4cm"/>
      <style:text-properties fo:font-size="28pt" style:font-size-asian="28pt" style:font-size-complex="28pt"/>
    </style:style>
    <style:style style:name="master1_5f__5f_-outline3" style:display-name="master1__-outline3" style:family="presentation" style:parent-style-name="master1_5f__5f_-outline2">
      <style:paragraph-properties fo:margin-top="0cm" fo:margin-bottom="0.3cm"/>
      <style:text-properties fo:font-size="24pt" style:font-size-asian="24pt" style:font-size-complex="24pt"/>
    </style:style>
    <style:style style:name="master1_5f__5f_-outline4" style:display-name="master1__-outline4" style:family="presentation" style:parent-style-name="master1_5f__5f_-outline3">
      <style:paragraph-properties fo:margin-top="0cm" fo:margin-bottom="0.2cm"/>
      <style:text-properties fo:font-size="20pt" style:font-size-asian="20pt" style:font-size-complex="20pt"/>
    </style:style>
    <style:style style:name="master1_5f__5f_-outline5" style:display-name="master1__-outline5" style:family="presentation" style:parent-style-name="master1_5f__5f_-outline4">
      <style:paragraph-properties fo:margin-top="0cm" fo:margin-bottom="0.1cm"/>
      <style:text-properties fo:font-size="20pt" style:font-size-asian="20pt" style:font-size-complex="20pt"/>
    </style:style>
    <style:style style:name="master1_5f__5f_-outline6" style:display-name="master1__-outline6" style:family="presentation" style:parent-style-name="master1_5f__5f_-outline5">
      <style:paragraph-properties fo:margin-top="0cm" fo:margin-bottom="0.1cm"/>
      <style:text-properties fo:font-size="20pt" style:font-size-asian="20pt" style:font-size-complex="20pt"/>
    </style:style>
    <style:style style:name="master1_5f__5f_-outline7" style:display-name="master1__-outline7" style:family="presentation" style:parent-style-name="master1_5f__5f_-outline6">
      <style:paragraph-properties fo:margin-top="0cm" fo:margin-bottom="0.1cm"/>
      <style:text-properties fo:font-size="20pt" style:font-size-asian="20pt" style:font-size-complex="20pt"/>
    </style:style>
    <style:style style:name="master1_5f__5f_-outline8" style:display-name="master1__-outline8" style:family="presentation" style:parent-style-name="master1_5f__5f_-outline7">
      <style:paragraph-properties fo:margin-top="0cm" fo:margin-bottom="0.1cm"/>
      <style:text-properties fo:font-size="20pt" style:font-size-asian="20pt" style:font-size-complex="20pt"/>
    </style:style>
    <style:style style:name="master1_5f__5f_-outline9" style:display-name="master1__-outline9" style:family="presentation" style:parent-style-name="master1_5f__5f_-outline8">
      <style:paragraph-properties fo:margin-top="0cm" fo:margin-bottom="0.1cm"/>
      <style:text-properties fo:font-size="20pt" style:font-size-asian="20pt" style:font-size-complex="20pt"/>
    </style:style>
    <style:style style:name="master1_5f__5f_-subtitle" style:display-name="master1__-subtitle" style:family="presentation">
      <style:graphic-properties draw:stroke="none" draw:fill="none" draw:textarea-vertical-align="middle">
        <text:list-style style:name="master1_5f__5f_-subtitle" style:display-name="master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title" style:display-name="master1__-title" style:family="presentation">
      <style:graphic-properties draw:stroke="none" draw:fill="none" draw:textarea-horizontal-align="left" draw:textarea-vertical-align="top">
        <text:list-style style:name="master1_5f__5f_-title" style:display-name="master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 loext:decorative="false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fo:min-height="2.8cm" fo:min-width="28cm" loext:decorative="false"/>
    </style:style>
    <style:style style:name="Mpr2" style:family="presentation" style:parent-style-name="master-outline1">
      <style:graphic-properties fo:min-height="12.18cm" loext:decorative="false"/>
      <style:paragraph-properties style:writing-mode="lr-tb"/>
    </style:style>
    <style:style style:name="Mpr3" style:family="presentation" style:parent-style-name="mast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ast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aster1_5f_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 loext:decorative="false"/>
    </style:style>
    <style:style style:name="Mpr6" style:family="presentation" style:parent-style-name="master1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master1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</style:style>
    <style:style style:name="MP9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2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45B4B108.png" xlink:type="simple" xlink:show="embed" xlink:actuate="onLoad" draw:mime-type="image/png"/>
      </draw:frame>
      <draw:frame draw:style-name="Mgr4" draw:text-style-name="MP8" draw:layer="backgroundobjects" svg:width="2.2cm" svg:height="1.19cm" svg:x="24.6cm" svg:y="19.2cm">
        <draw:text-box>
          <text:p text:style-name="MP7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_5f_" style:display-name="master1_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6" draw:layer="backgroundobjects" svg:width="28cm" svg:height="21.64cm" svg:x="0cm" svg:y="0cm">
        <draw:image xlink:href="Pictures/10000000000008A80000067E94903FC7.jpg" xlink:type="simple" xlink:show="embed" xlink:actuate="onLoad" draw:mime-type="image/jpeg">
          <text:p/>
        </draw:image>
      </draw:frame>
      <draw:frame presentation:style-name="master1_5f__5f_-outline1" draw:layer="backgroundobjects" svg:width="25.199cm" svg:height="2.107cm" svg:x="1.4cm" svg:y="15.086cm" presentation:class="outline" presentation:placeholder="true">
        <draw:text-box/>
      </draw:frame>
      <draw:custom-shape presentation:style-name="Mpr5" draw:text-style-name="MP9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_5f_-title" draw:layer="backgroundobjects" svg:width="25.24cm" svg:height="1.98cm" svg:x="1.43cm" svg:y="0.76cm" presentation:class="title" presentation:placeholder="true">
        <draw:text-box/>
      </draw:frame>
      <draw:frame draw:style-name="Mgr5" draw:text-style-name="MP6" draw:layer="backgroundobjects" svg:width="6.698cm" svg:height="3.018cm" svg:x="1.43cm" svg:y="5.522cm">
        <draw:image xlink:href="Pictures/10001EB70000819B00003A65E3238843.svg" xlink:type="simple" xlink:show="embed" xlink:actuate="onLoad" draw:mime-type="image/svg+xml">
          <text:p/>
        </draw:image>
        <draw:image xlink:href="Pictures/100000010000041D000001DBC942A7B3.png" xlink:type="simple" xlink:show="embed" xlink:actuate="onLoad" draw:mime-type="image/png"/>
      </draw:frame>
      <presentation:notes style:page-layout-name="PM0">
        <draw:page-thumbnail presentation:style-name="master1_5f__5f_-title" draw:layer="backgroundobjects" svg:width="0.001cm" svg:height="0.001cm" svg:x="0cm" svg:y="2.257cm" presentation:class="page"/>
        <draw:frame presentation:style-name="master1_5f_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3T14:43:57.008538571</meta:creation-date>
    <meta:editing-duration>P2DT10H30M49S</meta:editing-duration>
    <meta:editing-cycles>187</meta:editing-cycles>
    <meta:generator>LibreOffice/24.2.6.2$Linux_X86_64 LibreOffice_project/420$Build-2</meta:generator>
    <dc:date>2024-12-09T21:39:28.658996973</dc:date>
    <meta:document-statistic meta:object-count="977"/>
    <meta:template xlink:type="simple" xlink:actuate="onRequest" xlink:title="master" xlink:href="../../../../../.config/libreoffice/4/user/template/master.otp" meta:date="2015-06-03T14:43:56.815095550"/>
  </office:meta>
</office:document-meta>
</file>